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Standard" style:family="paragraph">
      <style:paragraph-properties fo:background-color="#2B2B2B"/>
    </style:style>
    <style:style style:name="T3" style:parent-style-name="DefaultParagraphFont" style:family="text">
      <style:text-properties style:font-name="JetBrains Mono" fo:color="#CC7832" fo:font-size="10pt" style:font-size-asian="10pt"/>
    </style:style>
    <style:style style:name="T4" style:parent-style-name="DefaultParagraphFont" style:family="text">
      <style:text-properties style:font-name="JetBrains Mono" fo:color="#A9B7C6" fo:font-size="10pt" style:font-size-asian="10pt"/>
    </style:style>
    <style:style style:name="T5" style:parent-style-name="DefaultParagraphFont" style:family="text">
      <style:text-properties style:font-name="JetBrains Mono" fo:color="#CC7832" fo:font-size="10pt" style:font-size-asian="10pt"/>
    </style:style>
    <style:style style:name="T6" style:parent-style-name="DefaultParagraphFont" style:family="text">
      <style:text-properties style:font-name="JetBrains Mono" fo:color="#A9B7C6" fo:font-size="10pt" style:font-size-asian="10pt"/>
    </style:style>
    <style:style style:name="T7" style:parent-style-name="DefaultParagraphFont" style:family="text">
      <style:text-properties style:font-name="JetBrains Mono" fo:color="#CC7832" fo:font-size="10pt" style:font-size-asian="10pt"/>
    </style:style>
    <style:style style:name="T8" style:parent-style-name="DefaultParagraphFont" style:family="text">
      <style:text-properties style:font-name="JetBrains Mono" fo:color="#A9B7C6" fo:font-size="10pt" style:font-size-asian="10pt"/>
    </style:style>
    <style:style style:name="T9" style:parent-style-name="DefaultParagraphFont" style:family="text">
      <style:text-properties style:font-name="JetBrains Mono" fo:color="#A9B7C6" fo:font-size="10pt" style:font-size-asian="10pt"/>
    </style:style>
    <style:style style:name="T10" style:parent-style-name="DefaultParagraphFont" style:family="text">
      <style:text-properties style:font-name="JetBrains Mono" fo:color="#9876AA" fo:font-size="10pt" style:font-size-asian="10pt"/>
    </style:style>
    <style:style style:name="T11" style:parent-style-name="DefaultParagraphFont" style:family="text">
      <style:text-properties style:font-name="JetBrains Mono" fo:color="#CC7832" fo:font-size="10pt" style:font-size-asian="10pt"/>
    </style:style>
    <style:style style:name="T12" style:parent-style-name="DefaultParagraphFont" style:family="text">
      <style:text-properties style:font-name="JetBrains Mono" fo:color="#9876AA" fo:font-size="10pt" style:font-size-asian="10pt"/>
    </style:style>
    <style:style style:name="T13" style:parent-style-name="DefaultParagraphFont" style:family="text">
      <style:text-properties style:font-name="JetBrains Mono" fo:color="#CC7832" fo:font-size="10pt" style:font-size-asian="10pt"/>
    </style:style>
    <style:style style:name="T14" style:parent-style-name="DefaultParagraphFont" style:family="text">
      <style:text-properties style:font-name="JetBrains Mono" fo:color="#9876AA" fo:font-size="10pt" style:font-size-asian="10pt"/>
    </style:style>
    <style:style style:name="T15" style:parent-style-name="DefaultParagraphFont" style:family="text">
      <style:text-properties style:font-name="JetBrains Mono" fo:color="#CC7832" fo:font-size="10pt" style:font-size-asian="10pt"/>
    </style:style>
    <style:style style:name="T16" style:parent-style-name="DefaultParagraphFont" style:family="text">
      <style:text-properties style:font-name="JetBrains Mono" fo:color="#9876AA" fo:font-size="10pt" style:font-size-asian="10pt"/>
    </style:style>
    <style:style style:name="T17" style:parent-style-name="DefaultParagraphFont" style:family="text">
      <style:text-properties style:font-name="JetBrains Mono" fo:color="#CC7832" fo:font-size="10pt" style:font-size-asian="10pt"/>
    </style:style>
    <style:style style:name="T18" style:parent-style-name="DefaultParagraphFont" style:family="text">
      <style:text-properties style:font-name="JetBrains Mono" fo:color="#9876AA" fo:font-size="10pt" style:font-size-asian="10pt"/>
    </style:style>
    <style:style style:name="T19" style:parent-style-name="DefaultParagraphFont" style:family="text">
      <style:text-properties style:font-name="JetBrains Mono" fo:color="#CC7832" fo:font-size="10pt" style:font-size-asian="10pt"/>
    </style:style>
    <style:style style:name="T20" style:parent-style-name="DefaultParagraphFont" style:family="text">
      <style:text-properties style:font-name="JetBrains Mono" fo:color="#9876AA" fo:font-size="10pt" style:font-size-asian="10pt"/>
    </style:style>
    <style:style style:name="T21" style:parent-style-name="DefaultParagraphFont" style:family="text">
      <style:text-properties style:font-name="JetBrains Mono" fo:color="#CC7832" fo:font-size="10pt" style:font-size-asian="10pt"/>
    </style:style>
    <style:style style:name="T22" style:parent-style-name="DefaultParagraphFont" style:family="text">
      <style:text-properties style:font-name="JetBrains Mono" fo:color="#9876AA" fo:font-size="10pt" style:font-size-asian="10pt"/>
    </style:style>
    <style:style style:name="T23" style:parent-style-name="DefaultParagraphFont" style:family="text">
      <style:text-properties style:font-name="JetBrains Mono" fo:color="#CC7832" fo:font-size="10pt" style:font-size-asian="10pt"/>
    </style:style>
    <style:style style:name="T24" style:parent-style-name="DefaultParagraphFont" style:family="text">
      <style:text-properties style:font-name="JetBrains Mono" fo:color="#9876AA" fo:font-size="10pt" style:font-size-asian="10pt"/>
    </style:style>
    <style:style style:name="T25" style:parent-style-name="DefaultParagraphFont" style:family="text">
      <style:text-properties style:font-name="JetBrains Mono" fo:color="#CC7832" fo:font-size="10pt" style:font-size-asian="10pt"/>
    </style:style>
    <style:style style:name="T26" style:parent-style-name="DefaultParagraphFont" style:family="text">
      <style:text-properties style:font-name="JetBrains Mono" fo:color="#9876AA" fo:font-size="10pt" style:font-size-asian="10pt"/>
    </style:style>
    <style:style style:name="T27" style:parent-style-name="DefaultParagraphFont" style:family="text">
      <style:text-properties style:font-name="JetBrains Mono" fo:color="#CC7832" fo:font-size="10pt" style:font-size-asian="10pt"/>
    </style:style>
    <style:style style:name="T28" style:parent-style-name="DefaultParagraphFont" style:family="text">
      <style:text-properties style:font-name="JetBrains Mono" fo:color="#CC7832" fo:font-size="10pt" style:font-size-asian="10pt"/>
    </style:style>
    <style:style style:name="T29" style:parent-style-name="DefaultParagraphFont" style:family="text">
      <style:text-properties style:font-name="JetBrains Mono" fo:color="#A9B7C6" fo:font-size="10pt" style:font-size-asian="10pt"/>
    </style:style>
    <style:style style:name="T30" style:parent-style-name="DefaultParagraphFont" style:family="text">
      <style:text-properties style:font-name="JetBrains Mono" fo:color="#9876AA" fo:font-size="10pt" style:font-size-asian="10pt"/>
    </style:style>
    <style:style style:name="T31" style:parent-style-name="DefaultParagraphFont" style:family="text">
      <style:text-properties style:font-name="JetBrains Mono" fo:color="#CC7832" fo:font-size="10pt" style:font-size-asian="10pt"/>
    </style:style>
    <style:style style:name="T32" style:parent-style-name="DefaultParagraphFont" style:family="text">
      <style:text-properties style:font-name="JetBrains Mono" fo:color="#9876AA" fo:font-size="10pt" style:font-size-asian="10pt"/>
    </style:style>
    <style:style style:name="T33" style:parent-style-name="DefaultParagraphFont" style:family="text">
      <style:text-properties style:font-name="JetBrains Mono" fo:color="#CC7832" fo:font-size="10pt" style:font-size-asian="10pt"/>
    </style:style>
    <style:style style:name="T34" style:parent-style-name="DefaultParagraphFont" style:family="text">
      <style:text-properties style:font-name="JetBrains Mono" fo:color="#9876AA" fo:font-size="10pt" style:font-size-asian="10pt"/>
    </style:style>
    <style:style style:name="T35" style:parent-style-name="DefaultParagraphFont" style:family="text">
      <style:text-properties style:font-name="JetBrains Mono" fo:color="#CC7832" fo:font-size="10pt" style:font-size-asian="10pt"/>
    </style:style>
    <style:style style:name="T36" style:parent-style-name="DefaultParagraphFont" style:family="text">
      <style:text-properties style:font-name="JetBrains Mono" fo:color="#9876AA" fo:font-size="10pt" style:font-size-asian="10pt"/>
    </style:style>
    <style:style style:name="T37" style:parent-style-name="DefaultParagraphFont" style:family="text">
      <style:text-properties style:font-name="JetBrains Mono" fo:color="#CC7832" fo:font-size="10pt" style:font-size-asian="10pt"/>
    </style:style>
    <style:style style:name="T38" style:parent-style-name="DefaultParagraphFont" style:family="text">
      <style:text-properties style:font-name="JetBrains Mono" fo:color="#9876AA" fo:font-size="10pt" style:font-size-asian="10pt"/>
    </style:style>
    <style:style style:name="T39" style:parent-style-name="DefaultParagraphFont" style:family="text">
      <style:text-properties style:font-name="JetBrains Mono" fo:color="#CC7832" fo:font-size="10pt" style:font-size-asian="10pt"/>
    </style:style>
    <style:style style:name="T40" style:parent-style-name="DefaultParagraphFont" style:family="text">
      <style:text-properties style:font-name="JetBrains Mono" fo:color="#9876AA" fo:font-size="10pt" style:font-size-asian="10pt"/>
    </style:style>
    <style:style style:name="T41" style:parent-style-name="DefaultParagraphFont" style:family="text">
      <style:text-properties style:font-name="JetBrains Mono" fo:color="#CC7832" fo:font-size="10pt" style:font-size-asian="10pt"/>
    </style:style>
    <style:style style:name="T42" style:parent-style-name="DefaultParagraphFont" style:family="text">
      <style:text-properties style:font-name="JetBrains Mono" fo:color="#CC7832" fo:font-size="10pt" style:font-size-asian="10pt"/>
    </style:style>
    <style:style style:name="T43" style:parent-style-name="DefaultParagraphFont" style:family="text">
      <style:text-properties style:font-name="JetBrains Mono" fo:color="#A9B7C6" fo:font-size="10pt" style:font-size-asian="10pt"/>
    </style:style>
    <style:style style:name="T44" style:parent-style-name="DefaultParagraphFont" style:family="text">
      <style:text-properties style:font-name="JetBrains Mono" fo:color="#9876AA" fo:font-size="10pt" style:font-size-asian="10pt"/>
    </style:style>
    <style:style style:name="T45" style:parent-style-name="DefaultParagraphFont" style:family="text">
      <style:text-properties style:font-name="JetBrains Mono" fo:color="#CC7832" fo:font-size="10pt" style:font-size-asian="10pt"/>
    </style:style>
    <style:style style:name="T46" style:parent-style-name="DefaultParagraphFont" style:family="text">
      <style:text-properties style:font-name="JetBrains Mono" fo:color="#CC7832" fo:font-size="10pt" style:font-size-asian="10pt"/>
    </style:style>
    <style:style style:name="T47" style:parent-style-name="DefaultParagraphFont" style:family="text">
      <style:text-properties style:font-name="JetBrains Mono" fo:color="#A9B7C6" fo:font-size="10pt" style:font-size-asian="10pt"/>
    </style:style>
    <style:style style:name="T48" style:parent-style-name="DefaultParagraphFont" style:family="text">
      <style:text-properties style:font-name="JetBrains Mono" fo:color="#9876AA" fo:font-size="10pt" style:font-size-asian="10pt"/>
    </style:style>
    <style:style style:name="T49" style:parent-style-name="DefaultParagraphFont" style:family="text">
      <style:text-properties style:font-name="JetBrains Mono" fo:color="#A9B7C6" fo:font-size="10pt" style:font-size-asian="10pt"/>
    </style:style>
    <style:style style:name="T50" style:parent-style-name="DefaultParagraphFont" style:family="text">
      <style:text-properties style:font-name="JetBrains Mono" fo:color="#6A8759" fo:font-size="10pt" style:font-size-asian="10pt"/>
    </style:style>
    <style:style style:name="T51" style:parent-style-name="DefaultParagraphFont" style:family="text">
      <style:text-properties style:font-name="JetBrains Mono" fo:color="#CC7832" fo:font-size="10pt" style:font-size-asian="10pt"/>
    </style:style>
    <style:style style:name="T52" style:parent-style-name="DefaultParagraphFont" style:family="text">
      <style:text-properties style:font-name="JetBrains Mono" fo:color="#CC7832" fo:font-size="10pt" style:font-size-asian="10pt"/>
    </style:style>
    <style:style style:name="T53" style:parent-style-name="DefaultParagraphFont" style:family="text">
      <style:text-properties style:font-name="JetBrains Mono" fo:color="#BBB529" fo:font-size="10pt" style:font-size-asian="10pt"/>
    </style:style>
    <style:style style:name="T54" style:parent-style-name="DefaultParagraphFont" style:family="text">
      <style:text-properties style:font-name="JetBrains Mono" fo:color="#BBB529" fo:font-size="10pt" style:font-size-asian="10pt"/>
    </style:style>
    <style:style style:name="T55" style:parent-style-name="DefaultParagraphFont" style:family="text">
      <style:text-properties style:font-name="JetBrains Mono" fo:color="#CC7832" fo:font-size="10pt" style:font-size-asian="10pt"/>
    </style:style>
    <style:style style:name="T56" style:parent-style-name="DefaultParagraphFont" style:family="text">
      <style:text-properties style:font-name="JetBrains Mono" fo:color="#FFC66D" fo:font-size="10pt" style:font-size-asian="10pt"/>
    </style:style>
    <style:style style:name="T57" style:parent-style-name="DefaultParagraphFont" style:family="text">
      <style:text-properties style:font-name="JetBrains Mono" fo:color="#A9B7C6" fo:font-size="10pt" style:font-size-asian="10pt"/>
    </style:style>
    <style:style style:name="T58" style:parent-style-name="DefaultParagraphFont" style:family="text">
      <style:text-properties style:font-name="JetBrains Mono" fo:color="#A9B7C6" fo:font-size="10pt" style:font-size-asian="10pt"/>
    </style:style>
    <style:style style:name="T59" style:parent-style-name="DefaultParagraphFont" style:family="text">
      <style:text-properties style:font-name="JetBrains Mono" fo:color="#CC7832" fo:font-size="10pt" style:font-size-asian="10pt"/>
    </style:style>
    <style:style style:name="T60" style:parent-style-name="DefaultParagraphFont" style:family="text">
      <style:text-properties style:font-name="JetBrains Mono" fo:color="#A9B7C6" fo:font-size="10pt" style:font-size-asian="10pt"/>
    </style:style>
    <style:style style:name="T61" style:parent-style-name="DefaultParagraphFont" style:family="text">
      <style:text-properties style:font-name="JetBrains Mono" fo:color="#CC7832" fo:font-size="10pt" style:font-size-asian="10pt"/>
    </style:style>
    <style:style style:name="T62" style:parent-style-name="DefaultParagraphFont" style:family="text">
      <style:text-properties style:font-name="JetBrains Mono" fo:color="#CC7832" fo:font-size="10pt" style:font-size-asian="10pt"/>
    </style:style>
    <style:style style:name="T63" style:parent-style-name="DefaultParagraphFont" style:family="text">
      <style:text-properties style:font-name="JetBrains Mono" fo:color="#A9B7C6" fo:font-size="10pt" style:font-size-asian="10pt"/>
    </style:style>
    <style:style style:name="T6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65" style:parent-style-name="DefaultParagraphFont" style:family="text">
      <style:text-properties style:font-name="JetBrains Mono" fo:color="#A9B7C6" fo:font-size="10pt" style:font-size-asian="10pt"/>
    </style:style>
    <style:style style:name="T66" style:parent-style-name="DefaultParagraphFont" style:family="text">
      <style:text-properties style:font-name="JetBrains Mono" fo:color="#CC7832" fo:font-size="10pt" style:font-size-asian="10pt"/>
    </style:style>
    <style:style style:name="T67" style:parent-style-name="DefaultParagraphFont" style:family="text">
      <style:text-properties style:font-name="JetBrains Mono" fo:color="#CC7832" fo:font-size="10pt" style:font-size-asian="10pt"/>
    </style:style>
    <style:style style:name="T68" style:parent-style-name="DefaultParagraphFont" style:family="text">
      <style:text-properties style:font-name="JetBrains Mono" fo:color="#9876AA" fo:font-size="10pt" style:font-size-asian="10pt"/>
    </style:style>
    <style:style style:name="T69" style:parent-style-name="DefaultParagraphFont" style:family="text">
      <style:text-properties style:font-name="JetBrains Mono" fo:color="#A9B7C6" fo:font-size="10pt" style:font-size-asian="10pt"/>
    </style:style>
    <style:style style:name="T70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71" style:parent-style-name="DefaultParagraphFont" style:family="text">
      <style:text-properties style:font-name="JetBrains Mono" fo:color="#A9B7C6" fo:font-size="10pt" style:font-size-asian="10pt"/>
    </style:style>
    <style:style style:name="T72" style:parent-style-name="DefaultParagraphFont" style:family="text">
      <style:text-properties style:font-name="JetBrains Mono" fo:color="#CC7832" fo:font-size="10pt" style:font-size-asian="10pt"/>
    </style:style>
    <style:style style:name="T73" style:parent-style-name="DefaultParagraphFont" style:family="text">
      <style:text-properties style:font-name="JetBrains Mono" fo:color="#808080" fo:font-size="10pt" style:font-size-asian="10pt"/>
    </style:style>
    <style:style style:name="T74" style:parent-style-name="DefaultParagraphFont" style:family="text">
      <style:text-properties style:font-name="JetBrains Mono" fo:color="#808080" fo:font-size="10pt" style:font-size-asian="10pt"/>
    </style:style>
    <style:style style:name="T75" style:parent-style-name="DefaultParagraphFont" style:family="text">
      <style:text-properties style:font-name="JetBrains Mono" fo:color="#9876AA" fo:font-size="10pt" style:font-size-asian="10pt"/>
    </style:style>
    <style:style style:name="T76" style:parent-style-name="DefaultParagraphFont" style:family="text">
      <style:text-properties style:font-name="JetBrains Mono" fo:color="#A9B7C6" fo:font-size="10pt" style:font-size-asian="10pt"/>
    </style:style>
    <style:style style:name="T7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78" style:parent-style-name="DefaultParagraphFont" style:family="text">
      <style:text-properties style:font-name="JetBrains Mono" fo:color="#A9B7C6" fo:font-size="10pt" style:font-size-asian="10pt"/>
    </style:style>
    <style:style style:name="T79" style:parent-style-name="DefaultParagraphFont" style:family="text">
      <style:text-properties style:font-name="JetBrains Mono" fo:color="#CC7832" fo:font-size="10pt" style:font-size-asian="10pt"/>
    </style:style>
    <style:style style:name="T80" style:parent-style-name="DefaultParagraphFont" style:family="text">
      <style:text-properties style:font-name="JetBrains Mono" fo:color="#CC7832" fo:font-size="10pt" style:font-size-asian="10pt"/>
    </style:style>
    <style:style style:name="T81" style:parent-style-name="DefaultParagraphFont" style:family="text">
      <style:text-properties style:font-name="JetBrains Mono" fo:color="#9876AA" fo:font-size="10pt" style:font-size-asian="10pt"/>
    </style:style>
    <style:style style:name="T82" style:parent-style-name="DefaultParagraphFont" style:family="text">
      <style:text-properties style:font-name="JetBrains Mono" fo:color="#A9B7C6" fo:font-size="10pt" style:font-size-asian="10pt"/>
    </style:style>
    <style:style style:name="T83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84" style:parent-style-name="DefaultParagraphFont" style:family="text">
      <style:text-properties style:font-name="JetBrains Mono" fo:color="#A9B7C6" fo:font-size="10pt" style:font-size-asian="10pt"/>
    </style:style>
    <style:style style:name="T85" style:parent-style-name="DefaultParagraphFont" style:family="text">
      <style:text-properties style:font-name="JetBrains Mono" fo:color="#CC7832" fo:font-size="10pt" style:font-size-asian="10pt"/>
    </style:style>
    <style:style style:name="T86" style:parent-style-name="DefaultParagraphFont" style:family="text">
      <style:text-properties style:font-name="JetBrains Mono" fo:color="#CC7832" fo:font-size="10pt" style:font-size-asian="10pt"/>
    </style:style>
    <style:style style:name="T87" style:parent-style-name="DefaultParagraphFont" style:family="text">
      <style:text-properties style:font-name="JetBrains Mono" fo:color="#9876AA" fo:font-size="10pt" style:font-size-asian="10pt"/>
    </style:style>
    <style:style style:name="T88" style:parent-style-name="DefaultParagraphFont" style:family="text">
      <style:text-properties style:font-name="JetBrains Mono" fo:color="#A9B7C6" fo:font-size="10pt" style:font-size-asian="10pt"/>
    </style:style>
    <style:style style:name="T89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90" style:parent-style-name="DefaultParagraphFont" style:family="text">
      <style:text-properties style:font-name="JetBrains Mono" fo:color="#A9B7C6" fo:font-size="10pt" style:font-size-asian="10pt"/>
    </style:style>
    <style:style style:name="T91" style:parent-style-name="DefaultParagraphFont" style:family="text">
      <style:text-properties style:font-name="JetBrains Mono" fo:color="#CC7832" fo:font-size="10pt" style:font-size-asian="10pt"/>
    </style:style>
    <style:style style:name="T92" style:parent-style-name="DefaultParagraphFont" style:family="text">
      <style:text-properties style:font-name="JetBrains Mono" fo:color="#CC7832" fo:font-size="10pt" style:font-size-asian="10pt"/>
    </style:style>
    <style:style style:name="T93" style:parent-style-name="DefaultParagraphFont" style:family="text">
      <style:text-properties style:font-name="JetBrains Mono" fo:color="#9876AA" fo:font-size="10pt" style:font-size-asian="10pt"/>
    </style:style>
    <style:style style:name="T94" style:parent-style-name="DefaultParagraphFont" style:family="text">
      <style:text-properties style:font-name="JetBrains Mono" fo:color="#A9B7C6" fo:font-size="10pt" style:font-size-asian="10pt"/>
    </style:style>
    <style:style style:name="T95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96" style:parent-style-name="DefaultParagraphFont" style:family="text">
      <style:text-properties style:font-name="JetBrains Mono" fo:color="#A9B7C6" fo:font-size="10pt" style:font-size-asian="10pt"/>
    </style:style>
    <style:style style:name="T97" style:parent-style-name="DefaultParagraphFont" style:family="text">
      <style:text-properties style:font-name="JetBrains Mono" fo:color="#CC7832" fo:font-size="10pt" style:font-size-asian="10pt"/>
    </style:style>
    <style:style style:name="T98" style:parent-style-name="DefaultParagraphFont" style:family="text">
      <style:text-properties style:font-name="JetBrains Mono" fo:color="#CC7832" fo:font-size="10pt" style:font-size-asian="10pt"/>
    </style:style>
    <style:style style:name="T99" style:parent-style-name="DefaultParagraphFont" style:family="text">
      <style:text-properties style:font-name="JetBrains Mono" fo:color="#9876AA" fo:font-size="10pt" style:font-size-asian="10pt"/>
    </style:style>
    <style:style style:name="T100" style:parent-style-name="DefaultParagraphFont" style:family="text">
      <style:text-properties style:font-name="JetBrains Mono" fo:color="#A9B7C6" fo:font-size="10pt" style:font-size-asian="10pt"/>
    </style:style>
    <style:style style:name="T101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02" style:parent-style-name="DefaultParagraphFont" style:family="text">
      <style:text-properties style:font-name="JetBrains Mono" fo:color="#A9B7C6" fo:font-size="10pt" style:font-size-asian="10pt"/>
    </style:style>
    <style:style style:name="T103" style:parent-style-name="DefaultParagraphFont" style:family="text">
      <style:text-properties style:font-name="JetBrains Mono" fo:color="#CC7832" fo:font-size="10pt" style:font-size-asian="10pt"/>
    </style:style>
    <style:style style:name="T104" style:parent-style-name="DefaultParagraphFont" style:family="text">
      <style:text-properties style:font-name="JetBrains Mono" fo:color="#CC7832" fo:font-size="10pt" style:font-size-asian="10pt"/>
    </style:style>
    <style:style style:name="T105" style:parent-style-name="DefaultParagraphFont" style:family="text">
      <style:text-properties style:font-name="JetBrains Mono" fo:color="#9876AA" fo:font-size="10pt" style:font-size-asian="10pt"/>
    </style:style>
    <style:style style:name="T106" style:parent-style-name="DefaultParagraphFont" style:family="text">
      <style:text-properties style:font-name="JetBrains Mono" fo:color="#A9B7C6" fo:font-size="10pt" style:font-size-asian="10pt"/>
    </style:style>
    <style:style style:name="T10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08" style:parent-style-name="DefaultParagraphFont" style:family="text">
      <style:text-properties style:font-name="JetBrains Mono" fo:color="#A9B7C6" fo:font-size="10pt" style:font-size-asian="10pt"/>
    </style:style>
    <style:style style:name="T109" style:parent-style-name="DefaultParagraphFont" style:family="text">
      <style:text-properties style:font-name="JetBrains Mono" fo:color="#CC7832" fo:font-size="10pt" style:font-size-asian="10pt"/>
    </style:style>
    <style:style style:name="T110" style:parent-style-name="DefaultParagraphFont" style:family="text">
      <style:text-properties style:font-name="JetBrains Mono" fo:color="#CC7832" fo:font-size="10pt" style:font-size-asian="10pt"/>
    </style:style>
    <style:style style:name="T111" style:parent-style-name="DefaultParagraphFont" style:family="text">
      <style:text-properties style:font-name="JetBrains Mono" fo:color="#9876AA" fo:font-size="10pt" style:font-size-asian="10pt"/>
    </style:style>
    <style:style style:name="T112" style:parent-style-name="DefaultParagraphFont" style:family="text">
      <style:text-properties style:font-name="JetBrains Mono" fo:color="#A9B7C6" fo:font-size="10pt" style:font-size-asian="10pt"/>
    </style:style>
    <style:style style:name="T113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14" style:parent-style-name="DefaultParagraphFont" style:family="text">
      <style:text-properties style:font-name="JetBrains Mono" fo:color="#A9B7C6" fo:font-size="10pt" style:font-size-asian="10pt"/>
    </style:style>
    <style:style style:name="T115" style:parent-style-name="DefaultParagraphFont" style:family="text">
      <style:text-properties style:font-name="JetBrains Mono" fo:color="#CC7832" fo:font-size="10pt" style:font-size-asian="10pt"/>
    </style:style>
    <style:style style:name="T116" style:parent-style-name="DefaultParagraphFont" style:family="text">
      <style:text-properties style:font-name="JetBrains Mono" fo:color="#CC7832" fo:font-size="10pt" style:font-size-asian="10pt"/>
    </style:style>
    <style:style style:name="T117" style:parent-style-name="DefaultParagraphFont" style:family="text">
      <style:text-properties style:font-name="JetBrains Mono" fo:color="#9876AA" fo:font-size="10pt" style:font-size-asian="10pt"/>
    </style:style>
    <style:style style:name="T118" style:parent-style-name="DefaultParagraphFont" style:family="text">
      <style:text-properties style:font-name="JetBrains Mono" fo:color="#A9B7C6" fo:font-size="10pt" style:font-size-asian="10pt"/>
    </style:style>
    <style:style style:name="T119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20" style:parent-style-name="DefaultParagraphFont" style:family="text">
      <style:text-properties style:font-name="JetBrains Mono" fo:color="#A9B7C6" fo:font-size="10pt" style:font-size-asian="10pt"/>
    </style:style>
    <style:style style:name="T121" style:parent-style-name="DefaultParagraphFont" style:family="text">
      <style:text-properties style:font-name="JetBrains Mono" fo:color="#CC7832" fo:font-size="10pt" style:font-size-asian="10pt"/>
    </style:style>
    <style:style style:name="T122" style:parent-style-name="DefaultParagraphFont" style:family="text">
      <style:text-properties style:font-name="JetBrains Mono" fo:color="#CC7832" fo:font-size="10pt" style:font-size-asian="10pt"/>
    </style:style>
    <style:style style:name="T123" style:parent-style-name="DefaultParagraphFont" style:family="text">
      <style:text-properties style:font-name="JetBrains Mono" fo:color="#9876AA" fo:font-size="10pt" style:font-size-asian="10pt"/>
    </style:style>
    <style:style style:name="T124" style:parent-style-name="DefaultParagraphFont" style:family="text">
      <style:text-properties style:font-name="JetBrains Mono" fo:color="#A9B7C6" fo:font-size="10pt" style:font-size-asian="10pt"/>
    </style:style>
    <style:style style:name="T125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26" style:parent-style-name="DefaultParagraphFont" style:family="text">
      <style:text-properties style:font-name="JetBrains Mono" fo:color="#A9B7C6" fo:font-size="10pt" style:font-size-asian="10pt"/>
    </style:style>
    <style:style style:name="T127" style:parent-style-name="DefaultParagraphFont" style:family="text">
      <style:text-properties style:font-name="JetBrains Mono" fo:color="#CC7832" fo:font-size="10pt" style:font-size-asian="10pt"/>
    </style:style>
    <style:style style:name="T128" style:parent-style-name="DefaultParagraphFont" style:family="text">
      <style:text-properties style:font-name="JetBrains Mono" fo:color="#CC7832" fo:font-size="10pt" style:font-size-asian="10pt"/>
    </style:style>
    <style:style style:name="T129" style:parent-style-name="DefaultParagraphFont" style:family="text">
      <style:text-properties style:font-name="JetBrains Mono" fo:color="#9876AA" fo:font-size="10pt" style:font-size-asian="10pt"/>
    </style:style>
    <style:style style:name="T130" style:parent-style-name="DefaultParagraphFont" style:family="text">
      <style:text-properties style:font-name="JetBrains Mono" fo:color="#A9B7C6" fo:font-size="10pt" style:font-size-asian="10pt"/>
    </style:style>
    <style:style style:name="T131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32" style:parent-style-name="DefaultParagraphFont" style:family="text">
      <style:text-properties style:font-name="JetBrains Mono" fo:color="#A9B7C6" fo:font-size="10pt" style:font-size-asian="10pt"/>
    </style:style>
    <style:style style:name="T133" style:parent-style-name="DefaultParagraphFont" style:family="text">
      <style:text-properties style:font-name="JetBrains Mono" fo:color="#CC7832" fo:font-size="10pt" style:font-size-asian="10pt"/>
    </style:style>
    <style:style style:name="T134" style:parent-style-name="DefaultParagraphFont" style:family="text">
      <style:text-properties style:font-name="JetBrains Mono" fo:color="#CC7832" fo:font-size="10pt" style:font-size-asian="10pt"/>
    </style:style>
    <style:style style:name="T135" style:parent-style-name="DefaultParagraphFont" style:family="text">
      <style:text-properties style:font-name="JetBrains Mono" fo:color="#9876AA" fo:font-size="10pt" style:font-size-asian="10pt"/>
    </style:style>
    <style:style style:name="T136" style:parent-style-name="DefaultParagraphFont" style:family="text">
      <style:text-properties style:font-name="JetBrains Mono" fo:color="#A9B7C6" fo:font-size="10pt" style:font-size-asian="10pt"/>
    </style:style>
    <style:style style:name="T13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38" style:parent-style-name="DefaultParagraphFont" style:family="text">
      <style:text-properties style:font-name="JetBrains Mono" fo:color="#A9B7C6" fo:font-size="10pt" style:font-size-asian="10pt"/>
    </style:style>
    <style:style style:name="T139" style:parent-style-name="DefaultParagraphFont" style:family="text">
      <style:text-properties style:font-name="JetBrains Mono" fo:color="#CC7832" fo:font-size="10pt" style:font-size-asian="10pt"/>
    </style:style>
    <style:style style:name="T140" style:parent-style-name="DefaultParagraphFont" style:family="text">
      <style:text-properties style:font-name="JetBrains Mono" fo:color="#CC7832" fo:font-size="10pt" style:font-size-asian="10pt"/>
    </style:style>
    <style:style style:name="T141" style:parent-style-name="DefaultParagraphFont" style:family="text">
      <style:text-properties style:font-name="JetBrains Mono" fo:color="#9876AA" fo:font-size="10pt" style:font-size-asian="10pt"/>
    </style:style>
    <style:style style:name="T142" style:parent-style-name="DefaultParagraphFont" style:family="text">
      <style:text-properties style:font-name="JetBrains Mono" fo:color="#A9B7C6" fo:font-size="10pt" style:font-size-asian="10pt"/>
    </style:style>
    <style:style style:name="T143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44" style:parent-style-name="DefaultParagraphFont" style:family="text">
      <style:text-properties style:font-name="JetBrains Mono" fo:color="#A9B7C6" fo:font-size="10pt" style:font-size-asian="10pt"/>
    </style:style>
    <style:style style:name="T145" style:parent-style-name="DefaultParagraphFont" style:family="text">
      <style:text-properties style:font-name="JetBrains Mono" fo:color="#CC7832" fo:font-size="10pt" style:font-size-asian="10pt"/>
    </style:style>
    <style:style style:name="T146" style:parent-style-name="DefaultParagraphFont" style:family="text">
      <style:text-properties style:font-name="JetBrains Mono" fo:color="#CC7832" fo:font-size="10pt" style:font-size-asian="10pt"/>
    </style:style>
    <style:style style:name="T147" style:parent-style-name="DefaultParagraphFont" style:family="text">
      <style:text-properties style:font-name="JetBrains Mono" fo:color="#9876AA" fo:font-size="10pt" style:font-size-asian="10pt"/>
    </style:style>
    <style:style style:name="T148" style:parent-style-name="DefaultParagraphFont" style:family="text">
      <style:text-properties style:font-name="JetBrains Mono" fo:color="#A9B7C6" fo:font-size="10pt" style:font-size-asian="10pt"/>
    </style:style>
    <style:style style:name="T149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50" style:parent-style-name="DefaultParagraphFont" style:family="text">
      <style:text-properties style:font-name="JetBrains Mono" fo:color="#A9B7C6" fo:font-size="10pt" style:font-size-asian="10pt"/>
    </style:style>
    <style:style style:name="T151" style:parent-style-name="DefaultParagraphFont" style:family="text">
      <style:text-properties style:font-name="JetBrains Mono" fo:color="#CC7832" fo:font-size="10pt" style:font-size-asian="10pt"/>
    </style:style>
    <style:style style:name="T152" style:parent-style-name="DefaultParagraphFont" style:family="text">
      <style:text-properties style:font-name="JetBrains Mono" fo:color="#CC7832" fo:font-size="10pt" style:font-size-asian="10pt"/>
    </style:style>
    <style:style style:name="T153" style:parent-style-name="DefaultParagraphFont" style:family="text">
      <style:text-properties style:font-name="JetBrains Mono" fo:color="#9876AA" fo:font-size="10pt" style:font-size-asian="10pt"/>
    </style:style>
    <style:style style:name="T154" style:parent-style-name="DefaultParagraphFont" style:family="text">
      <style:text-properties style:font-name="JetBrains Mono" fo:color="#A9B7C6" fo:font-size="10pt" style:font-size-asian="10pt"/>
    </style:style>
    <style:style style:name="T155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56" style:parent-style-name="DefaultParagraphFont" style:family="text">
      <style:text-properties style:font-name="JetBrains Mono" fo:color="#A9B7C6" fo:font-size="10pt" style:font-size-asian="10pt"/>
    </style:style>
    <style:style style:name="T157" style:parent-style-name="DefaultParagraphFont" style:family="text">
      <style:text-properties style:font-name="JetBrains Mono" fo:color="#CC7832" fo:font-size="10pt" style:font-size-asian="10pt"/>
    </style:style>
    <style:style style:name="T158" style:parent-style-name="DefaultParagraphFont" style:family="text">
      <style:text-properties style:font-name="JetBrains Mono" fo:color="#CC7832" fo:font-size="10pt" style:font-size-asian="10pt"/>
    </style:style>
    <style:style style:name="T159" style:parent-style-name="DefaultParagraphFont" style:family="text">
      <style:text-properties style:font-name="JetBrains Mono" fo:color="#9876AA" fo:font-size="10pt" style:font-size-asian="10pt"/>
    </style:style>
    <style:style style:name="T160" style:parent-style-name="DefaultParagraphFont" style:family="text">
      <style:text-properties style:font-name="JetBrains Mono" fo:color="#A9B7C6" fo:font-size="10pt" style:font-size-asian="10pt"/>
    </style:style>
    <style:style style:name="T161" style:parent-style-name="DefaultParagraphFont" style:family="text">
      <style:text-properties style:font-name="JetBrains Mono" fo:color="#A9B7C6" fo:font-size="10pt" style:font-size-asian="10pt"/>
    </style:style>
    <style:style style:name="T16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63" style:parent-style-name="DefaultParagraphFont" style:family="text">
      <style:text-properties style:font-name="JetBrains Mono" fo:color="#A9B7C6" fo:font-size="10pt" style:font-size-asian="10pt"/>
    </style:style>
    <style:style style:name="T164" style:parent-style-name="DefaultParagraphFont" style:family="text">
      <style:text-properties style:font-name="JetBrains Mono" fo:color="#CC7832" fo:font-size="10pt" style:font-size-asian="10pt"/>
    </style:style>
    <style:style style:name="T165" style:parent-style-name="DefaultParagraphFont" style:family="text">
      <style:text-properties style:font-name="JetBrains Mono" fo:color="#CC7832" fo:font-size="10pt" style:font-size-asian="10pt"/>
    </style:style>
    <style:style style:name="T166" style:parent-style-name="DefaultParagraphFont" style:family="text">
      <style:text-properties style:font-name="JetBrains Mono" fo:color="#9876AA" fo:font-size="10pt" style:font-size-asian="10pt"/>
    </style:style>
    <style:style style:name="T167" style:parent-style-name="DefaultParagraphFont" style:family="text">
      <style:text-properties style:font-name="JetBrains Mono" fo:color="#A9B7C6" fo:font-size="10pt" style:font-size-asian="10pt"/>
    </style:style>
    <style:style style:name="T168" style:parent-style-name="DefaultParagraphFont" style:family="text">
      <style:text-properties style:font-name="JetBrains Mono" fo:color="#CC7832" fo:font-size="10pt" style:font-size-asian="10pt"/>
    </style:style>
    <style:style style:name="T169" style:parent-style-name="DefaultParagraphFont" style:family="text">
      <style:text-properties style:font-name="JetBrains Mono" fo:color="#A9B7C6" fo:font-size="10pt" style:font-size-asian="10pt"/>
    </style:style>
    <style:style style:name="T170" style:parent-style-name="DefaultParagraphFont" style:family="text">
      <style:text-properties style:font-name="JetBrains Mono" fo:color="#CC7832" fo:font-size="10pt" style:font-size-asian="10pt"/>
    </style:style>
    <style:style style:name="T171" style:parent-style-name="DefaultParagraphFont" style:family="text">
      <style:text-properties style:font-name="JetBrains Mono" fo:color="#CC7832" fo:font-size="10pt" style:font-size-asian="10pt"/>
    </style:style>
    <style:style style:name="T172" style:parent-style-name="DefaultParagraphFont" style:family="text">
      <style:text-properties style:font-name="JetBrains Mono" fo:color="#9876AA" fo:font-size="10pt" style:font-size-asian="10pt"/>
    </style:style>
    <style:style style:name="T173" style:parent-style-name="DefaultParagraphFont" style:family="text">
      <style:text-properties style:font-name="JetBrains Mono" fo:color="#A9B7C6" fo:font-size="10pt" style:font-size-asian="10pt"/>
    </style:style>
    <style:style style:name="T174" style:parent-style-name="DefaultParagraphFont" style:family="text">
      <style:text-properties style:font-name="JetBrains Mono" fo:color="#CC7832" fo:font-size="10pt" style:font-size-asian="10pt"/>
    </style:style>
    <style:style style:name="T175" style:parent-style-name="DefaultParagraphFont" style:family="text">
      <style:text-properties style:font-name="JetBrains Mono" fo:color="#A9B7C6" fo:font-size="10pt" style:font-size-asian="10pt"/>
    </style:style>
    <style:style style:name="T176" style:parent-style-name="DefaultParagraphFont" style:family="text">
      <style:text-properties style:font-name="JetBrains Mono" fo:color="#CC7832" fo:font-size="10pt" style:font-size-asian="10pt"/>
    </style:style>
    <style:style style:name="T177" style:parent-style-name="DefaultParagraphFont" style:family="text">
      <style:text-properties style:font-name="JetBrains Mono" fo:color="#CC7832" fo:font-size="10pt" style:font-size-asian="10pt"/>
    </style:style>
    <style:style style:name="T178" style:parent-style-name="DefaultParagraphFont" style:family="text">
      <style:text-properties style:font-name="JetBrains Mono" fo:color="#9876AA" fo:font-size="10pt" style:font-size-asian="10pt"/>
    </style:style>
    <style:style style:name="T179" style:parent-style-name="DefaultParagraphFont" style:family="text">
      <style:text-properties style:font-name="JetBrains Mono" fo:color="#A9B7C6" fo:font-size="10pt" style:font-size-asian="10pt"/>
    </style:style>
    <style:style style:name="T180" style:parent-style-name="DefaultParagraphFont" style:family="text">
      <style:text-properties style:font-name="JetBrains Mono" fo:color="#CC7832" fo:font-size="10pt" style:font-size-asian="10pt"/>
    </style:style>
    <style:style style:name="T181" style:parent-style-name="DefaultParagraphFont" style:family="text">
      <style:text-properties style:font-name="JetBrains Mono" fo:color="#A9B7C6" fo:font-size="10pt" style:font-size-asian="10pt"/>
    </style:style>
    <style:style style:name="T182" style:parent-style-name="DefaultParagraphFont" style:family="text">
      <style:text-properties style:font-name="JetBrains Mono" fo:color="#CC7832" fo:font-size="10pt" style:font-size-asian="10pt"/>
    </style:style>
    <style:style style:name="T183" style:parent-style-name="DefaultParagraphFont" style:family="text">
      <style:text-properties style:font-name="JetBrains Mono" fo:color="#CC7832" fo:font-size="10pt" style:font-size-asian="10pt"/>
    </style:style>
    <style:style style:name="T184" style:parent-style-name="DefaultParagraphFont" style:family="text">
      <style:text-properties style:font-name="JetBrains Mono" fo:color="#9876AA" fo:font-size="10pt" style:font-size-asian="10pt"/>
    </style:style>
    <style:style style:name="T185" style:parent-style-name="DefaultParagraphFont" style:family="text">
      <style:text-properties style:font-name="JetBrains Mono" fo:color="#A9B7C6" fo:font-size="10pt" style:font-size-asian="10pt"/>
    </style:style>
    <style:style style:name="T186" style:parent-style-name="DefaultParagraphFont" style:family="text">
      <style:text-properties style:font-name="JetBrains Mono" fo:color="#CC7832" fo:font-size="10pt" style:font-size-asian="10pt"/>
    </style:style>
    <style:style style:name="T187" style:parent-style-name="DefaultParagraphFont" style:family="text">
      <style:text-properties style:font-name="JetBrains Mono" fo:color="#A9B7C6" fo:font-size="10pt" style:font-size-asian="10pt"/>
    </style:style>
    <style:style style:name="T188" style:parent-style-name="DefaultParagraphFont" style:family="text">
      <style:text-properties style:font-name="JetBrains Mono" fo:color="#CC7832" fo:font-size="10pt" style:font-size-asian="10pt"/>
    </style:style>
    <style:style style:name="T189" style:parent-style-name="DefaultParagraphFont" style:family="text">
      <style:text-properties style:font-name="JetBrains Mono" fo:color="#CC7832" fo:font-size="10pt" style:font-size-asian="10pt"/>
    </style:style>
    <style:style style:name="T190" style:parent-style-name="DefaultParagraphFont" style:family="text">
      <style:text-properties style:font-name="JetBrains Mono" fo:color="#9876AA" fo:font-size="10pt" style:font-size-asian="10pt"/>
    </style:style>
    <style:style style:name="T191" style:parent-style-name="DefaultParagraphFont" style:family="text">
      <style:text-properties style:font-name="JetBrains Mono" fo:color="#A9B7C6" fo:font-size="10pt" style:font-size-asian="10pt"/>
    </style:style>
    <style:style style:name="T192" style:parent-style-name="DefaultParagraphFont" style:family="text">
      <style:text-properties style:font-name="JetBrains Mono" fo:color="#CC7832" fo:font-size="10pt" style:font-size-asian="10pt"/>
    </style:style>
    <style:style style:name="T193" style:parent-style-name="DefaultParagraphFont" style:family="text">
      <style:text-properties style:font-name="JetBrains Mono" fo:color="#A9B7C6" fo:font-size="10pt" style:font-size-asian="10pt"/>
    </style:style>
    <style:style style:name="T194" style:parent-style-name="DefaultParagraphFont" style:family="text">
      <style:text-properties style:font-name="JetBrains Mono" fo:color="#CC7832" fo:font-size="10pt" style:font-size-asian="10pt"/>
    </style:style>
    <style:style style:name="T195" style:parent-style-name="DefaultParagraphFont" style:family="text">
      <style:text-properties style:font-name="JetBrains Mono" fo:color="#CC7832" fo:font-size="10pt" style:font-size-asian="10pt"/>
    </style:style>
    <style:style style:name="T196" style:parent-style-name="DefaultParagraphFont" style:family="text">
      <style:text-properties style:font-name="JetBrains Mono" fo:color="#9876AA" fo:font-size="10pt" style:font-size-asian="10pt"/>
    </style:style>
    <style:style style:name="T197" style:parent-style-name="DefaultParagraphFont" style:family="text">
      <style:text-properties style:font-name="JetBrains Mono" fo:color="#A9B7C6" fo:font-size="10pt" style:font-size-asian="10pt"/>
    </style:style>
    <style:style style:name="T198" style:parent-style-name="DefaultParagraphFont" style:family="text">
      <style:text-properties style:font-name="JetBrains Mono" fo:color="#CC7832" fo:font-size="10pt" style:font-size-asian="10pt"/>
    </style:style>
    <style:style style:name="T199" style:parent-style-name="DefaultParagraphFont" style:family="text">
      <style:text-properties style:font-name="JetBrains Mono" fo:color="#A9B7C6" fo:font-size="10pt" style:font-size-asian="10pt"/>
    </style:style>
    <style:style style:name="T200" style:parent-style-name="DefaultParagraphFont" style:family="text">
      <style:text-properties style:font-name="JetBrains Mono" fo:color="#CC7832" fo:font-size="10pt" style:font-size-asian="10pt"/>
    </style:style>
    <style:style style:name="T201" style:parent-style-name="DefaultParagraphFont" style:family="text">
      <style:text-properties style:font-name="JetBrains Mono" fo:color="#CC7832" fo:font-size="10pt" style:font-size-asian="10pt"/>
    </style:style>
    <style:style style:name="T202" style:parent-style-name="DefaultParagraphFont" style:family="text">
      <style:text-properties style:font-name="JetBrains Mono" fo:color="#9876AA" fo:font-size="10pt" style:font-size-asian="10pt"/>
    </style:style>
    <style:style style:name="T203" style:parent-style-name="DefaultParagraphFont" style:family="text">
      <style:text-properties style:font-name="JetBrains Mono" fo:color="#A9B7C6" fo:font-size="10pt" style:font-size-asian="10pt"/>
    </style:style>
    <style:style style:name="T204" style:parent-style-name="DefaultParagraphFont" style:family="text">
      <style:text-properties style:font-name="JetBrains Mono" fo:color="#CC7832" fo:font-size="10pt" style:font-size-asian="10pt"/>
    </style:style>
    <style:style style:name="T205" style:parent-style-name="DefaultParagraphFont" style:family="text">
      <style:text-properties style:font-name="JetBrains Mono" fo:color="#A9B7C6" fo:font-size="10pt" style:font-size-asian="10pt"/>
    </style:style>
    <style:style style:name="T206" style:parent-style-name="DefaultParagraphFont" style:family="text">
      <style:text-properties style:font-name="JetBrains Mono" fo:color="#CC7832" fo:font-size="10pt" style:font-size-asian="10pt"/>
    </style:style>
    <style:style style:name="T207" style:parent-style-name="DefaultParagraphFont" style:family="text">
      <style:text-properties style:font-name="JetBrains Mono" fo:color="#CC7832" fo:font-size="10pt" style:font-size-asian="10pt"/>
    </style:style>
    <style:style style:name="T208" style:parent-style-name="DefaultParagraphFont" style:family="text">
      <style:text-properties style:font-name="JetBrains Mono" fo:color="#9876AA" fo:font-size="10pt" style:font-size-asian="10pt"/>
    </style:style>
    <style:style style:name="T209" style:parent-style-name="DefaultParagraphFont" style:family="text">
      <style:text-properties style:font-name="JetBrains Mono" fo:color="#A9B7C6" fo:font-size="10pt" style:font-size-asian="10pt"/>
    </style:style>
    <style:style style:name="T210" style:parent-style-name="DefaultParagraphFont" style:family="text">
      <style:text-properties style:font-name="JetBrains Mono" fo:color="#CC7832" fo:font-size="10pt" style:font-size-asian="10pt"/>
    </style:style>
    <style:style style:name="T211" style:parent-style-name="DefaultParagraphFont" style:family="text">
      <style:text-properties style:font-name="JetBrains Mono" fo:color="#A9B7C6" fo:font-size="10pt" style:font-size-asian="10pt"/>
    </style:style>
    <style:style style:name="T212" style:parent-style-name="DefaultParagraphFont" style:family="text">
      <style:text-properties style:font-name="JetBrains Mono" fo:color="#CC7832" fo:font-size="10pt" style:font-size-asian="10pt"/>
    </style:style>
    <style:style style:name="T213" style:parent-style-name="DefaultParagraphFont" style:family="text">
      <style:text-properties style:font-name="JetBrains Mono" fo:color="#CC7832" fo:font-size="10pt" style:font-size-asian="10pt"/>
    </style:style>
    <style:style style:name="T214" style:parent-style-name="DefaultParagraphFont" style:family="text">
      <style:text-properties style:font-name="JetBrains Mono" fo:color="#9876AA" fo:font-size="10pt" style:font-size-asian="10pt"/>
    </style:style>
    <style:style style:name="T215" style:parent-style-name="DefaultParagraphFont" style:family="text">
      <style:text-properties style:font-name="JetBrains Mono" fo:color="#A9B7C6" fo:font-size="10pt" style:font-size-asian="10pt"/>
    </style:style>
    <style:style style:name="T216" style:parent-style-name="DefaultParagraphFont" style:family="text">
      <style:text-properties style:font-name="JetBrains Mono" fo:color="#CC7832" fo:font-size="10pt" style:font-size-asian="10pt"/>
    </style:style>
    <style:style style:name="T217" style:parent-style-name="DefaultParagraphFont" style:family="text">
      <style:text-properties style:font-name="JetBrains Mono" fo:color="#A9B7C6" fo:font-size="10pt" style:font-size-asian="10pt"/>
    </style:style>
    <style:style style:name="T218" style:parent-style-name="DefaultParagraphFont" style:family="text">
      <style:text-properties style:font-name="JetBrains Mono" fo:color="#CC7832" fo:font-size="10pt" style:font-size-asian="10pt"/>
    </style:style>
    <style:style style:name="T219" style:parent-style-name="DefaultParagraphFont" style:family="text">
      <style:text-properties style:font-name="JetBrains Mono" fo:color="#808080" fo:font-size="10pt" style:font-size-asian="10pt"/>
    </style:style>
    <style:style style:name="T220" style:parent-style-name="DefaultParagraphFont" style:family="text">
      <style:text-properties style:font-name="JetBrains Mono" fo:color="#808080" fo:font-size="10pt" style:font-size-asian="10pt"/>
    </style:style>
    <style:style style:name="T221" style:parent-style-name="DefaultParagraphFont" style:family="text">
      <style:text-properties style:font-name="JetBrains Mono" fo:color="#9876AA" fo:font-size="10pt" style:font-size-asian="10pt"/>
    </style:style>
    <style:style style:name="T222" style:parent-style-name="DefaultParagraphFont" style:family="text">
      <style:text-properties style:font-name="JetBrains Mono" fo:color="#A9B7C6" fo:font-size="10pt" style:font-size-asian="10pt"/>
    </style:style>
    <style:style style:name="T223" style:parent-style-name="DefaultParagraphFont" style:family="text">
      <style:text-properties style:font-name="JetBrains Mono" fo:color="#CC7832" fo:font-size="10pt" style:font-size-asian="10pt"/>
    </style:style>
    <style:style style:name="T224" style:parent-style-name="DefaultParagraphFont" style:family="text">
      <style:text-properties style:font-name="JetBrains Mono" fo:color="#A9B7C6" fo:font-size="10pt" style:font-size-asian="10pt"/>
    </style:style>
    <style:style style:name="T225" style:parent-style-name="DefaultParagraphFont" style:family="text">
      <style:text-properties style:font-name="JetBrains Mono" fo:color="#CC7832" fo:font-size="10pt" style:font-size-asian="10pt"/>
    </style:style>
    <style:style style:name="T226" style:parent-style-name="DefaultParagraphFont" style:family="text">
      <style:text-properties style:font-name="JetBrains Mono" fo:color="#CC7832" fo:font-size="10pt" style:font-size-asian="10pt"/>
    </style:style>
    <style:style style:name="T227" style:parent-style-name="DefaultParagraphFont" style:family="text">
      <style:text-properties style:font-name="JetBrains Mono" fo:color="#9876AA" fo:font-size="10pt" style:font-size-asian="10pt"/>
    </style:style>
    <style:style style:name="T228" style:parent-style-name="DefaultParagraphFont" style:family="text">
      <style:text-properties style:font-name="JetBrains Mono" fo:color="#A9B7C6" fo:font-size="10pt" style:font-size-asian="10pt"/>
    </style:style>
    <style:style style:name="T229" style:parent-style-name="DefaultParagraphFont" style:family="text">
      <style:text-properties style:font-name="JetBrains Mono" fo:color="#CC7832" fo:font-size="10pt" style:font-size-asian="10pt"/>
    </style:style>
    <style:style style:name="T230" style:parent-style-name="DefaultParagraphFont" style:family="text">
      <style:text-properties style:font-name="JetBrains Mono" fo:color="#A9B7C6" fo:font-size="10pt" style:font-size-asian="10pt"/>
    </style:style>
    <style:style style:name="T231" style:parent-style-name="DefaultParagraphFont" style:family="text">
      <style:text-properties style:font-name="JetBrains Mono" fo:color="#CC7832" fo:font-size="10pt" style:font-size-asian="10pt"/>
    </style:style>
    <style:style style:name="T232" style:parent-style-name="DefaultParagraphFont" style:family="text">
      <style:text-properties style:font-name="JetBrains Mono" fo:color="#CC7832" fo:font-size="10pt" style:font-size-asian="10pt"/>
    </style:style>
    <style:style style:name="T233" style:parent-style-name="DefaultParagraphFont" style:family="text">
      <style:text-properties style:font-name="JetBrains Mono" fo:color="#9876AA" fo:font-size="10pt" style:font-size-asian="10pt"/>
    </style:style>
    <style:style style:name="T234" style:parent-style-name="DefaultParagraphFont" style:family="text">
      <style:text-properties style:font-name="JetBrains Mono" fo:color="#9876AA" fo:font-size="10pt" style:font-size-asian="10pt"/>
    </style:style>
    <style:style style:name="T235" style:parent-style-name="DefaultParagraphFont" style:family="text">
      <style:text-properties style:font-name="JetBrains Mono" fo:color="#A9B7C6" fo:font-size="10pt" style:font-size-asian="10pt"/>
    </style:style>
    <style:style style:name="T236" style:parent-style-name="DefaultParagraphFont" style:family="text">
      <style:text-properties style:font-name="JetBrains Mono" fo:color="#CC7832" fo:font-size="10pt" style:font-size-asian="10pt"/>
    </style:style>
    <style:style style:name="T237" style:parent-style-name="DefaultParagraphFont" style:family="text">
      <style:text-properties style:font-name="JetBrains Mono" fo:color="#A9B7C6" fo:font-size="10pt" style:font-size-asian="10pt"/>
    </style:style>
    <style:style style:name="T238" style:parent-style-name="DefaultParagraphFont" style:family="text">
      <style:text-properties style:font-name="JetBrains Mono" fo:color="#CC7832" fo:font-size="10pt" style:font-size-asian="10pt"/>
    </style:style>
    <style:style style:name="T239" style:parent-style-name="DefaultParagraphFont" style:family="text">
      <style:text-properties style:font-name="JetBrains Mono" fo:color="#CC7832" fo:font-size="10pt" style:font-size-asian="10pt"/>
    </style:style>
    <style:style style:name="T240" style:parent-style-name="DefaultParagraphFont" style:family="text">
      <style:text-properties style:font-name="JetBrains Mono" fo:color="#9876AA" fo:font-size="10pt" style:font-size-asian="10pt"/>
    </style:style>
    <style:style style:name="T241" style:parent-style-name="DefaultParagraphFont" style:family="text">
      <style:text-properties style:font-name="JetBrains Mono" fo:color="#A9B7C6" fo:font-size="10pt" style:font-size-asian="10pt"/>
    </style:style>
    <style:style style:name="T242" style:parent-style-name="DefaultParagraphFont" style:family="text">
      <style:text-properties style:font-name="JetBrains Mono" fo:color="#CC7832" fo:font-size="10pt" style:font-size-asian="10pt"/>
    </style:style>
    <style:style style:name="T243" style:parent-style-name="DefaultParagraphFont" style:family="text">
      <style:text-properties style:font-name="JetBrains Mono" fo:color="#A9B7C6" fo:font-size="10pt" style:font-size-asian="10pt"/>
    </style:style>
    <style:style style:name="T244" style:parent-style-name="DefaultParagraphFont" style:family="text">
      <style:text-properties style:font-name="JetBrains Mono" fo:color="#CC7832" fo:font-size="10pt" style:font-size-asian="10pt"/>
    </style:style>
    <style:style style:name="T245" style:parent-style-name="DefaultParagraphFont" style:family="text">
      <style:text-properties style:font-name="JetBrains Mono" fo:color="#CC7832" fo:font-size="10pt" style:font-size-asian="10pt"/>
    </style:style>
    <style:style style:name="T246" style:parent-style-name="DefaultParagraphFont" style:family="text">
      <style:text-properties style:font-name="JetBrains Mono" fo:color="#9876AA" fo:font-size="10pt" style:font-size-asian="10pt"/>
    </style:style>
    <style:style style:name="T247" style:parent-style-name="DefaultParagraphFont" style:family="text">
      <style:text-properties style:font-name="JetBrains Mono" fo:color="#A9B7C6" fo:font-size="10pt" style:font-size-asian="10pt"/>
    </style:style>
    <style:style style:name="T248" style:parent-style-name="DefaultParagraphFont" style:family="text">
      <style:text-properties style:font-name="JetBrains Mono" fo:color="#CC7832" fo:font-size="10pt" style:font-size-asian="10pt"/>
    </style:style>
    <style:style style:name="T249" style:parent-style-name="DefaultParagraphFont" style:family="text">
      <style:text-properties style:font-name="JetBrains Mono" fo:color="#A9B7C6" fo:font-size="10pt" style:font-size-asian="10pt"/>
    </style:style>
    <style:style style:name="T250" style:parent-style-name="DefaultParagraphFont" style:family="text">
      <style:text-properties style:font-name="JetBrains Mono" fo:color="#CC7832" fo:font-size="10pt" style:font-size-asian="10pt"/>
    </style:style>
    <style:style style:name="T251" style:parent-style-name="DefaultParagraphFont" style:family="text">
      <style:text-properties style:font-name="JetBrains Mono" fo:color="#CC7832" fo:font-size="10pt" style:font-size-asian="10pt"/>
    </style:style>
    <style:style style:name="T252" style:parent-style-name="DefaultParagraphFont" style:family="text">
      <style:text-properties style:font-name="JetBrains Mono" fo:color="#9876AA" fo:font-size="10pt" style:font-size-asian="10pt"/>
    </style:style>
    <style:style style:name="T253" style:parent-style-name="DefaultParagraphFont" style:family="text">
      <style:text-properties style:font-name="JetBrains Mono" fo:color="#A9B7C6" fo:font-size="10pt" style:font-size-asian="10pt"/>
    </style:style>
    <style:style style:name="T254" style:parent-style-name="DefaultParagraphFont" style:family="text">
      <style:text-properties style:font-name="JetBrains Mono" fo:color="#CC7832" fo:font-size="10pt" style:font-size-asian="10pt"/>
    </style:style>
    <style:style style:name="T255" style:parent-style-name="DefaultParagraphFont" style:family="text">
      <style:text-properties style:font-name="JetBrains Mono" fo:color="#A9B7C6" fo:font-size="10pt" style:font-size-asian="10pt"/>
    </style:style>
    <style:style style:name="T256" style:parent-style-name="DefaultParagraphFont" style:family="text">
      <style:text-properties style:font-name="JetBrains Mono" fo:color="#CC7832" fo:font-size="10pt" style:font-size-asian="10pt"/>
    </style:style>
    <style:style style:name="T257" style:parent-style-name="DefaultParagraphFont" style:family="text">
      <style:text-properties style:font-name="JetBrains Mono" fo:color="#CC7832" fo:font-size="10pt" style:font-size-asian="10pt"/>
    </style:style>
    <style:style style:name="T258" style:parent-style-name="DefaultParagraphFont" style:family="text">
      <style:text-properties style:font-name="JetBrains Mono" fo:color="#A9B7C6" fo:font-size="10pt" style:font-size-asian="10pt"/>
    </style:style>
    <style:style style:name="T259" style:parent-style-name="DefaultParagraphFont" style:family="text">
      <style:text-properties style:font-name="JetBrains Mono" fo:color="#A9B7C6" fo:font-size="10pt" style:font-size-asian="10pt"/>
    </style:style>
    <style:style style:name="T260" style:parent-style-name="DefaultParagraphFont" style:family="text">
      <style:text-properties style:font-name="JetBrains Mono" fo:color="#BBB529" fo:font-size="10pt" style:font-size-asian="10pt"/>
    </style:style>
    <style:style style:name="T261" style:parent-style-name="DefaultParagraphFont" style:family="text">
      <style:text-properties style:font-name="JetBrains Mono" fo:color="#BBB529" fo:font-size="10pt" style:font-size-asian="10pt"/>
    </style:style>
    <style:style style:name="T262" style:parent-style-name="DefaultParagraphFont" style:family="text">
      <style:text-properties style:font-name="JetBrains Mono" fo:color="#CC7832" fo:font-size="10pt" style:font-size-asian="10pt"/>
    </style:style>
    <style:style style:name="T263" style:parent-style-name="DefaultParagraphFont" style:family="text">
      <style:text-properties style:font-name="JetBrains Mono" fo:color="#FFC66D" fo:font-size="10pt" style:font-size-asian="10pt"/>
    </style:style>
    <style:style style:name="T264" style:parent-style-name="DefaultParagraphFont" style:family="text">
      <style:text-properties style:font-name="JetBrains Mono" fo:color="#A9B7C6" fo:font-size="10pt" style:font-size-asian="10pt"/>
    </style:style>
    <style:style style:name="T265" style:parent-style-name="DefaultParagraphFont" style:family="text">
      <style:text-properties style:font-name="JetBrains Mono" fo:color="#A9B7C6" fo:font-size="10pt" style:font-size-asian="10pt"/>
    </style:style>
    <style:style style:name="T266" style:parent-style-name="DefaultParagraphFont" style:family="text">
      <style:text-properties style:font-name="JetBrains Mono" fo:color="#CC7832" fo:font-size="10pt" style:font-size-asian="10pt"/>
    </style:style>
    <style:style style:name="T267" style:parent-style-name="DefaultParagraphFont" style:family="text">
      <style:text-properties style:font-name="JetBrains Mono" fo:color="#A9B7C6" fo:font-size="10pt" style:font-size-asian="10pt"/>
    </style:style>
    <style:style style:name="T268" style:parent-style-name="DefaultParagraphFont" style:family="text">
      <style:text-properties style:font-name="JetBrains Mono" fo:color="#6897BB" fo:font-size="10pt" style:font-size-asian="10pt"/>
    </style:style>
    <style:style style:name="T269" style:parent-style-name="DefaultParagraphFont" style:family="text">
      <style:text-properties style:font-name="JetBrains Mono" fo:color="#CC7832" fo:font-size="10pt" style:font-size-asian="10pt"/>
    </style:style>
    <style:style style:name="T270" style:parent-style-name="DefaultParagraphFont" style:family="text">
      <style:text-properties style:font-name="JetBrains Mono" fo:color="#CC7832" fo:font-size="10pt" style:font-size-asian="10pt"/>
    </style:style>
    <style:style style:name="T271" style:parent-style-name="DefaultParagraphFont" style:family="text">
      <style:text-properties style:font-name="JetBrains Mono" fo:color="#A9B7C6" fo:font-size="10pt" style:font-size-asian="10pt"/>
    </style:style>
    <style:style style:name="T272" style:parent-style-name="DefaultParagraphFont" style:family="text">
      <style:text-properties style:font-name="JetBrains Mono" fo:color="#A9B7C6" fo:font-size="10pt" style:font-size-asian="10pt"/>
    </style:style>
    <style:style style:name="T273" style:parent-style-name="DefaultParagraphFont" style:family="text">
      <style:text-properties style:font-name="JetBrains Mono" fo:color="#A9B7C6" fo:font-size="10pt" style:font-size-asian="10pt"/>
    </style:style>
    <style:style style:name="T274" style:parent-style-name="DefaultParagraphFont" style:family="text">
      <style:text-properties style:font-name="JetBrains Mono" fo:color="#CC7832" fo:font-size="10pt" style:font-size-asian="10pt"/>
    </style:style>
    <style:style style:name="T275" style:parent-style-name="DefaultParagraphFont" style:family="text">
      <style:text-properties style:font-name="JetBrains Mono" fo:color="#A9B7C6" fo:font-size="10pt" style:font-size-asian="10pt"/>
    </style:style>
    <style:style style:name="T276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77" style:parent-style-name="DefaultParagraphFont" style:family="text">
      <style:text-properties style:font-name="JetBrains Mono" fo:color="#A9B7C6" fo:font-size="10pt" style:font-size-asian="10pt"/>
    </style:style>
    <style:style style:name="T278" style:parent-style-name="DefaultParagraphFont" style:family="text">
      <style:text-properties style:font-name="JetBrains Mono" fo:color="#9876AA" fo:font-size="10pt" style:font-size-asian="10pt"/>
    </style:style>
    <style:style style:name="T279" style:parent-style-name="DefaultParagraphFont" style:family="text">
      <style:text-properties style:font-name="JetBrains Mono" fo:color="#A9B7C6" fo:font-size="10pt" style:font-size-asian="10pt"/>
    </style:style>
    <style:style style:name="T280" style:parent-style-name="DefaultParagraphFont" style:family="text">
      <style:text-properties style:font-name="JetBrains Mono" fo:color="#6A8759" fo:font-size="10pt" style:font-size-asian="10pt"/>
    </style:style>
    <style:style style:name="T281" style:parent-style-name="DefaultParagraphFont" style:family="text">
      <style:text-properties style:font-name="JetBrains Mono" fo:color="#A9B7C6" fo:font-size="10pt" style:font-size-asian="10pt"/>
    </style:style>
    <style:style style:name="T282" style:parent-style-name="DefaultParagraphFont" style:family="text">
      <style:text-properties style:font-name="JetBrains Mono" fo:color="#CC7832" fo:font-size="10pt" style:font-size-asian="10pt"/>
    </style:style>
    <style:style style:name="T283" style:parent-style-name="DefaultParagraphFont" style:family="text">
      <style:text-properties style:font-name="JetBrains Mono" fo:color="#CC7832" fo:font-size="10pt" style:font-size-asian="10pt"/>
    </style:style>
    <style:style style:name="T284" style:parent-style-name="DefaultParagraphFont" style:family="text">
      <style:text-properties style:font-name="JetBrains Mono" fo:color="#CC7832" fo:font-size="10pt" style:font-size-asian="10pt"/>
    </style:style>
    <style:style style:name="T285" style:parent-style-name="DefaultParagraphFont" style:family="text">
      <style:text-properties style:font-name="JetBrains Mono" fo:color="#A9B7C6" fo:font-size="10pt" style:font-size-asian="10pt"/>
    </style:style>
    <style:style style:name="T286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87" style:parent-style-name="DefaultParagraphFont" style:family="text">
      <style:text-properties style:font-name="JetBrains Mono" fo:color="#A9B7C6" fo:font-size="10pt" style:font-size-asian="10pt"/>
    </style:style>
    <style:style style:name="T288" style:parent-style-name="DefaultParagraphFont" style:family="text">
      <style:text-properties style:font-name="JetBrains Mono" fo:color="#9876AA" fo:font-size="10pt" style:font-size-asian="10pt"/>
    </style:style>
    <style:style style:name="T289" style:parent-style-name="DefaultParagraphFont" style:family="text">
      <style:text-properties style:font-name="JetBrains Mono" fo:color="#A9B7C6" fo:font-size="10pt" style:font-size-asian="10pt"/>
    </style:style>
    <style:style style:name="T290" style:parent-style-name="DefaultParagraphFont" style:family="text">
      <style:text-properties style:font-name="JetBrains Mono" fo:color="#6A8759" fo:font-size="10pt" style:font-size-asian="10pt"/>
    </style:style>
    <style:style style:name="T291" style:parent-style-name="DefaultParagraphFont" style:family="text">
      <style:text-properties style:font-name="JetBrains Mono" fo:color="#A9B7C6" fo:font-size="10pt" style:font-size-asian="10pt"/>
    </style:style>
    <style:style style:name="T292" style:parent-style-name="DefaultParagraphFont" style:family="text">
      <style:text-properties style:font-name="JetBrains Mono" fo:color="#CC7832" fo:font-size="10pt" style:font-size-asian="10pt"/>
    </style:style>
    <style:style style:name="T293" style:parent-style-name="DefaultParagraphFont" style:family="text">
      <style:text-properties style:font-name="JetBrains Mono" fo:color="#CC7832" fo:font-size="10pt" style:font-size-asian="10pt"/>
    </style:style>
    <style:style style:name="T294" style:parent-style-name="DefaultParagraphFont" style:family="text">
      <style:text-properties style:font-name="JetBrains Mono" fo:color="#CC7832" fo:font-size="10pt" style:font-size-asian="10pt"/>
    </style:style>
    <style:style style:name="T295" style:parent-style-name="DefaultParagraphFont" style:family="text">
      <style:text-properties style:font-name="JetBrains Mono" fo:color="#CC7832" fo:font-size="10pt" style:font-size-asian="10pt"/>
    </style:style>
    <style:style style:name="T296" style:parent-style-name="DefaultParagraphFont" style:family="text">
      <style:text-properties style:font-name="JetBrains Mono" fo:color="#A9B7C6" fo:font-size="10pt" style:font-size-asian="10pt"/>
    </style:style>
    <style:style style:name="T29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98" style:parent-style-name="DefaultParagraphFont" style:family="text">
      <style:text-properties style:font-name="JetBrains Mono" fo:color="#A9B7C6" fo:font-size="10pt" style:font-size-asian="10pt"/>
    </style:style>
    <style:style style:name="T299" style:parent-style-name="DefaultParagraphFont" style:family="text">
      <style:text-properties style:font-name="JetBrains Mono" fo:color="#9876AA" fo:font-size="10pt" style:font-size-asian="10pt"/>
    </style:style>
    <style:style style:name="T300" style:parent-style-name="DefaultParagraphFont" style:family="text">
      <style:text-properties style:font-name="JetBrains Mono" fo:color="#A9B7C6" fo:font-size="10pt" style:font-size-asian="10pt"/>
    </style:style>
    <style:style style:name="T301" style:parent-style-name="DefaultParagraphFont" style:family="text">
      <style:text-properties style:font-name="JetBrains Mono" fo:color="#6A8759" fo:font-size="10pt" style:font-size-asian="10pt"/>
    </style:style>
    <style:style style:name="T302" style:parent-style-name="DefaultParagraphFont" style:family="text">
      <style:text-properties style:font-name="JetBrains Mono" fo:color="#A9B7C6" fo:font-size="10pt" style:font-size-asian="10pt"/>
    </style:style>
    <style:style style:name="T303" style:parent-style-name="DefaultParagraphFont" style:family="text">
      <style:text-properties style:font-name="JetBrains Mono" fo:color="#CC7832" fo:font-size="10pt" style:font-size-asian="10pt"/>
    </style:style>
    <style:style style:name="T304" style:parent-style-name="DefaultParagraphFont" style:family="text">
      <style:text-properties style:font-name="JetBrains Mono" fo:color="#CC7832" fo:font-size="10pt" style:font-size-asian="10pt"/>
    </style:style>
    <style:style style:name="T305" style:parent-style-name="DefaultParagraphFont" style:family="text">
      <style:text-properties style:font-name="JetBrains Mono" fo:color="#CC7832" fo:font-size="10pt" style:font-size-asian="10pt"/>
    </style:style>
    <style:style style:name="T306" style:parent-style-name="DefaultParagraphFont" style:family="text">
      <style:text-properties style:font-name="JetBrains Mono" fo:color="#A9B7C6" fo:font-size="10pt" style:font-size-asian="10pt"/>
    </style:style>
    <style:style style:name="T30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08" style:parent-style-name="DefaultParagraphFont" style:family="text">
      <style:text-properties style:font-name="JetBrains Mono" fo:color="#A9B7C6" fo:font-size="10pt" style:font-size-asian="10pt"/>
    </style:style>
    <style:style style:name="T309" style:parent-style-name="DefaultParagraphFont" style:family="text">
      <style:text-properties style:font-name="JetBrains Mono" fo:color="#9876AA" fo:font-size="10pt" style:font-size-asian="10pt"/>
    </style:style>
    <style:style style:name="T310" style:parent-style-name="DefaultParagraphFont" style:family="text">
      <style:text-properties style:font-name="JetBrains Mono" fo:color="#A9B7C6" fo:font-size="10pt" style:font-size-asian="10pt"/>
    </style:style>
    <style:style style:name="T311" style:parent-style-name="DefaultParagraphFont" style:family="text">
      <style:text-properties style:font-name="JetBrains Mono" fo:color="#6A8759" fo:font-size="10pt" style:font-size-asian="10pt"/>
    </style:style>
    <style:style style:name="T312" style:parent-style-name="DefaultParagraphFont" style:family="text">
      <style:text-properties style:font-name="JetBrains Mono" fo:color="#A9B7C6" fo:font-size="10pt" style:font-size-asian="10pt"/>
    </style:style>
    <style:style style:name="T313" style:parent-style-name="DefaultParagraphFont" style:family="text">
      <style:text-properties style:font-name="JetBrains Mono" fo:color="#CC7832" fo:font-size="10pt" style:font-size-asian="10pt"/>
    </style:style>
    <style:style style:name="T314" style:parent-style-name="DefaultParagraphFont" style:family="text">
      <style:text-properties style:font-name="JetBrains Mono" fo:color="#CC7832" fo:font-size="10pt" style:font-size-asian="10pt"/>
    </style:style>
    <style:style style:name="T315" style:parent-style-name="DefaultParagraphFont" style:family="text">
      <style:text-properties style:font-name="JetBrains Mono" fo:color="#CC7832" fo:font-size="10pt" style:font-size-asian="10pt"/>
    </style:style>
    <style:style style:name="T316" style:parent-style-name="DefaultParagraphFont" style:family="text">
      <style:text-properties style:font-name="JetBrains Mono" fo:color="#A9B7C6" fo:font-size="10pt" style:font-size-asian="10pt"/>
    </style:style>
    <style:style style:name="T31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18" style:parent-style-name="DefaultParagraphFont" style:family="text">
      <style:text-properties style:font-name="JetBrains Mono" fo:color="#A9B7C6" fo:font-size="10pt" style:font-size-asian="10pt"/>
    </style:style>
    <style:style style:name="T319" style:parent-style-name="DefaultParagraphFont" style:family="text">
      <style:text-properties style:font-name="JetBrains Mono" fo:color="#9876AA" fo:font-size="10pt" style:font-size-asian="10pt"/>
    </style:style>
    <style:style style:name="T320" style:parent-style-name="DefaultParagraphFont" style:family="text">
      <style:text-properties style:font-name="JetBrains Mono" fo:color="#A9B7C6" fo:font-size="10pt" style:font-size-asian="10pt"/>
    </style:style>
    <style:style style:name="T321" style:parent-style-name="DefaultParagraphFont" style:family="text">
      <style:text-properties style:font-name="JetBrains Mono" fo:color="#6A8759" fo:font-size="10pt" style:font-size-asian="10pt"/>
    </style:style>
    <style:style style:name="T322" style:parent-style-name="DefaultParagraphFont" style:family="text">
      <style:text-properties style:font-name="JetBrains Mono" fo:color="#A9B7C6" fo:font-size="10pt" style:font-size-asian="10pt"/>
    </style:style>
    <style:style style:name="T323" style:parent-style-name="DefaultParagraphFont" style:family="text">
      <style:text-properties style:font-name="JetBrains Mono" fo:color="#CC7832" fo:font-size="10pt" style:font-size-asian="10pt"/>
    </style:style>
    <style:style style:name="T324" style:parent-style-name="DefaultParagraphFont" style:family="text">
      <style:text-properties style:font-name="JetBrains Mono" fo:color="#CC7832" fo:font-size="10pt" style:font-size-asian="10pt"/>
    </style:style>
    <style:style style:name="T325" style:parent-style-name="DefaultParagraphFont" style:family="text">
      <style:text-properties style:font-name="JetBrains Mono" fo:color="#CC7832" fo:font-size="10pt" style:font-size-asian="10pt"/>
    </style:style>
    <style:style style:name="T326" style:parent-style-name="DefaultParagraphFont" style:family="text">
      <style:text-properties style:font-name="JetBrains Mono" fo:color="#A9B7C6" fo:font-size="10pt" style:font-size-asian="10pt"/>
    </style:style>
    <style:style style:name="T32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28" style:parent-style-name="DefaultParagraphFont" style:family="text">
      <style:text-properties style:font-name="JetBrains Mono" fo:color="#A9B7C6" fo:font-size="10pt" style:font-size-asian="10pt"/>
    </style:style>
    <style:style style:name="T329" style:parent-style-name="DefaultParagraphFont" style:family="text">
      <style:text-properties style:font-name="JetBrains Mono" fo:color="#9876AA" fo:font-size="10pt" style:font-size-asian="10pt"/>
    </style:style>
    <style:style style:name="T330" style:parent-style-name="DefaultParagraphFont" style:family="text">
      <style:text-properties style:font-name="JetBrains Mono" fo:color="#A9B7C6" fo:font-size="10pt" style:font-size-asian="10pt"/>
    </style:style>
    <style:style style:name="T331" style:parent-style-name="DefaultParagraphFont" style:family="text">
      <style:text-properties style:font-name="JetBrains Mono" fo:color="#6A8759" fo:font-size="10pt" style:font-size-asian="10pt"/>
    </style:style>
    <style:style style:name="T332" style:parent-style-name="DefaultParagraphFont" style:family="text">
      <style:text-properties style:font-name="JetBrains Mono" fo:color="#A9B7C6" fo:font-size="10pt" style:font-size-asian="10pt"/>
    </style:style>
    <style:style style:name="T333" style:parent-style-name="DefaultParagraphFont" style:family="text">
      <style:text-properties style:font-name="JetBrains Mono" fo:color="#CC7832" fo:font-size="10pt" style:font-size-asian="10pt"/>
    </style:style>
    <style:style style:name="T334" style:parent-style-name="DefaultParagraphFont" style:family="text">
      <style:text-properties style:font-name="JetBrains Mono" fo:color="#CC7832" fo:font-size="10pt" style:font-size-asian="10pt"/>
    </style:style>
    <style:style style:name="T335" style:parent-style-name="DefaultParagraphFont" style:family="text">
      <style:text-properties style:font-name="JetBrains Mono" fo:color="#CC7832" fo:font-size="10pt" style:font-size-asian="10pt"/>
    </style:style>
    <style:style style:name="T336" style:parent-style-name="DefaultParagraphFont" style:family="text">
      <style:text-properties style:font-name="JetBrains Mono" fo:color="#A9B7C6" fo:font-size="10pt" style:font-size-asian="10pt"/>
    </style:style>
    <style:style style:name="T33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38" style:parent-style-name="DefaultParagraphFont" style:family="text">
      <style:text-properties style:font-name="JetBrains Mono" fo:color="#A9B7C6" fo:font-size="10pt" style:font-size-asian="10pt"/>
    </style:style>
    <style:style style:name="T339" style:parent-style-name="DefaultParagraphFont" style:family="text">
      <style:text-properties style:font-name="JetBrains Mono" fo:color="#9876AA" fo:font-size="10pt" style:font-size-asian="10pt"/>
    </style:style>
    <style:style style:name="T340" style:parent-style-name="DefaultParagraphFont" style:family="text">
      <style:text-properties style:font-name="JetBrains Mono" fo:color="#A9B7C6" fo:font-size="10pt" style:font-size-asian="10pt"/>
    </style:style>
    <style:style style:name="T341" style:parent-style-name="DefaultParagraphFont" style:family="text">
      <style:text-properties style:font-name="JetBrains Mono" fo:color="#6A8759" fo:font-size="10pt" style:font-size-asian="10pt"/>
    </style:style>
    <style:style style:name="T342" style:parent-style-name="DefaultParagraphFont" style:family="text">
      <style:text-properties style:font-name="JetBrains Mono" fo:color="#A9B7C6" fo:font-size="10pt" style:font-size-asian="10pt"/>
    </style:style>
    <style:style style:name="T343" style:parent-style-name="DefaultParagraphFont" style:family="text">
      <style:text-properties style:font-name="JetBrains Mono" fo:color="#CC7832" fo:font-size="10pt" style:font-size-asian="10pt"/>
    </style:style>
    <style:style style:name="T344" style:parent-style-name="DefaultParagraphFont" style:family="text">
      <style:text-properties style:font-name="JetBrains Mono" fo:color="#CC7832" fo:font-size="10pt" style:font-size-asian="10pt"/>
    </style:style>
    <style:style style:name="T345" style:parent-style-name="DefaultParagraphFont" style:family="text">
      <style:text-properties style:font-name="JetBrains Mono" fo:color="#CC7832" fo:font-size="10pt" style:font-size-asian="10pt"/>
    </style:style>
    <style:style style:name="T346" style:parent-style-name="DefaultParagraphFont" style:family="text">
      <style:text-properties style:font-name="JetBrains Mono" fo:color="#A9B7C6" fo:font-size="10pt" style:font-size-asian="10pt"/>
    </style:style>
    <style:style style:name="T34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48" style:parent-style-name="DefaultParagraphFont" style:family="text">
      <style:text-properties style:font-name="JetBrains Mono" fo:color="#A9B7C6" fo:font-size="10pt" style:font-size-asian="10pt"/>
    </style:style>
    <style:style style:name="T349" style:parent-style-name="DefaultParagraphFont" style:family="text">
      <style:text-properties style:font-name="JetBrains Mono" fo:color="#9876AA" fo:font-size="10pt" style:font-size-asian="10pt"/>
    </style:style>
    <style:style style:name="T350" style:parent-style-name="DefaultParagraphFont" style:family="text">
      <style:text-properties style:font-name="JetBrains Mono" fo:color="#A9B7C6" fo:font-size="10pt" style:font-size-asian="10pt"/>
    </style:style>
    <style:style style:name="T351" style:parent-style-name="DefaultParagraphFont" style:family="text">
      <style:text-properties style:font-name="JetBrains Mono" fo:color="#6A8759" fo:font-size="10pt" style:font-size-asian="10pt"/>
    </style:style>
    <style:style style:name="T352" style:parent-style-name="DefaultParagraphFont" style:family="text">
      <style:text-properties style:font-name="JetBrains Mono" fo:color="#A9B7C6" fo:font-size="10pt" style:font-size-asian="10pt"/>
    </style:style>
    <style:style style:name="T353" style:parent-style-name="DefaultParagraphFont" style:family="text">
      <style:text-properties style:font-name="JetBrains Mono" fo:color="#CC7832" fo:font-size="10pt" style:font-size-asian="10pt"/>
    </style:style>
    <style:style style:name="T354" style:parent-style-name="DefaultParagraphFont" style:family="text">
      <style:text-properties style:font-name="JetBrains Mono" fo:color="#CC7832" fo:font-size="10pt" style:font-size-asian="10pt"/>
    </style:style>
    <style:style style:name="T355" style:parent-style-name="DefaultParagraphFont" style:family="text">
      <style:text-properties style:font-name="JetBrains Mono" fo:color="#CC7832" fo:font-size="10pt" style:font-size-asian="10pt"/>
    </style:style>
    <style:style style:name="T356" style:parent-style-name="DefaultParagraphFont" style:family="text">
      <style:text-properties style:font-name="JetBrains Mono" fo:color="#A9B7C6" fo:font-size="10pt" style:font-size-asian="10pt"/>
    </style:style>
    <style:style style:name="T35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58" style:parent-style-name="DefaultParagraphFont" style:family="text">
      <style:text-properties style:font-name="JetBrains Mono" fo:color="#A9B7C6" fo:font-size="10pt" style:font-size-asian="10pt"/>
    </style:style>
    <style:style style:name="T359" style:parent-style-name="DefaultParagraphFont" style:family="text">
      <style:text-properties style:font-name="JetBrains Mono" fo:color="#9876AA" fo:font-size="10pt" style:font-size-asian="10pt"/>
    </style:style>
    <style:style style:name="T360" style:parent-style-name="DefaultParagraphFont" style:family="text">
      <style:text-properties style:font-name="JetBrains Mono" fo:color="#A9B7C6" fo:font-size="10pt" style:font-size-asian="10pt"/>
    </style:style>
    <style:style style:name="T361" style:parent-style-name="DefaultParagraphFont" style:family="text">
      <style:text-properties style:font-name="JetBrains Mono" fo:color="#6A8759" fo:font-size="10pt" style:font-size-asian="10pt"/>
    </style:style>
    <style:style style:name="T362" style:parent-style-name="DefaultParagraphFont" style:family="text">
      <style:text-properties style:font-name="JetBrains Mono" fo:color="#A9B7C6" fo:font-size="10pt" style:font-size-asian="10pt"/>
    </style:style>
    <style:style style:name="T363" style:parent-style-name="DefaultParagraphFont" style:family="text">
      <style:text-properties style:font-name="JetBrains Mono" fo:color="#CC7832" fo:font-size="10pt" style:font-size-asian="10pt"/>
    </style:style>
    <style:style style:name="T364" style:parent-style-name="DefaultParagraphFont" style:family="text">
      <style:text-properties style:font-name="JetBrains Mono" fo:color="#CC7832" fo:font-size="10pt" style:font-size-asian="10pt"/>
    </style:style>
    <style:style style:name="T365" style:parent-style-name="DefaultParagraphFont" style:family="text">
      <style:text-properties style:font-name="JetBrains Mono" fo:color="#CC7832" fo:font-size="10pt" style:font-size-asian="10pt"/>
    </style:style>
    <style:style style:name="T366" style:parent-style-name="DefaultParagraphFont" style:family="text">
      <style:text-properties style:font-name="JetBrains Mono" fo:color="#A9B7C6" fo:font-size="10pt" style:font-size-asian="10pt"/>
    </style:style>
    <style:style style:name="T36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68" style:parent-style-name="DefaultParagraphFont" style:family="text">
      <style:text-properties style:font-name="JetBrains Mono" fo:color="#A9B7C6" fo:font-size="10pt" style:font-size-asian="10pt"/>
    </style:style>
    <style:style style:name="T369" style:parent-style-name="DefaultParagraphFont" style:family="text">
      <style:text-properties style:font-name="JetBrains Mono" fo:color="#9876AA" fo:font-size="10pt" style:font-size-asian="10pt"/>
    </style:style>
    <style:style style:name="T370" style:parent-style-name="DefaultParagraphFont" style:family="text">
      <style:text-properties style:font-name="JetBrains Mono" fo:color="#A9B7C6" fo:font-size="10pt" style:font-size-asian="10pt"/>
    </style:style>
    <style:style style:name="T371" style:parent-style-name="DefaultParagraphFont" style:family="text">
      <style:text-properties style:font-name="JetBrains Mono" fo:color="#6A8759" fo:font-size="10pt" style:font-size-asian="10pt"/>
    </style:style>
    <style:style style:name="T372" style:parent-style-name="DefaultParagraphFont" style:family="text">
      <style:text-properties style:font-name="JetBrains Mono" fo:color="#A9B7C6" fo:font-size="10pt" style:font-size-asian="10pt"/>
    </style:style>
    <style:style style:name="T373" style:parent-style-name="DefaultParagraphFont" style:family="text">
      <style:text-properties style:font-name="JetBrains Mono" fo:color="#CC7832" fo:font-size="10pt" style:font-size-asian="10pt"/>
    </style:style>
    <style:style style:name="T374" style:parent-style-name="DefaultParagraphFont" style:family="text">
      <style:text-properties style:font-name="JetBrains Mono" fo:color="#CC7832" fo:font-size="10pt" style:font-size-asian="10pt"/>
    </style:style>
    <style:style style:name="T375" style:parent-style-name="DefaultParagraphFont" style:family="text">
      <style:text-properties style:font-name="JetBrains Mono" fo:color="#9876AA" fo:font-size="10pt" style:font-size-asian="10pt"/>
    </style:style>
    <style:style style:name="T376" style:parent-style-name="DefaultParagraphFont" style:family="text">
      <style:text-properties style:font-name="JetBrains Mono" fo:color="#A9B7C6" fo:font-size="10pt" style:font-size-asian="10pt"/>
    </style:style>
    <style:style style:name="T377" style:parent-style-name="DefaultParagraphFont" style:family="text">
      <style:text-properties style:font-name="JetBrains Mono" fo:color="#6A8759" fo:font-size="10pt" style:font-size-asian="10pt"/>
    </style:style>
    <style:style style:name="T378" style:parent-style-name="DefaultParagraphFont" style:family="text">
      <style:text-properties style:font-name="JetBrains Mono" fo:color="#CC7832" fo:font-size="10pt" style:font-size-asian="10pt"/>
    </style:style>
    <style:style style:name="T379" style:parent-style-name="DefaultParagraphFont" style:family="text">
      <style:text-properties style:font-name="JetBrains Mono" fo:color="#CC7832" fo:font-size="10pt" style:font-size-asian="10pt"/>
    </style:style>
    <style:style style:name="T380" style:parent-style-name="DefaultParagraphFont" style:family="text">
      <style:text-properties style:font-name="JetBrains Mono" fo:color="#CC7832" fo:font-size="10pt" style:font-size-asian="10pt"/>
    </style:style>
    <style:style style:name="T381" style:parent-style-name="DefaultParagraphFont" style:family="text">
      <style:text-properties style:font-name="JetBrains Mono" fo:color="#A9B7C6" fo:font-size="10pt" style:font-size-asian="10pt"/>
    </style:style>
    <style:style style:name="T38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83" style:parent-style-name="DefaultParagraphFont" style:family="text">
      <style:text-properties style:font-name="JetBrains Mono" fo:color="#A9B7C6" fo:font-size="10pt" style:font-size-asian="10pt"/>
    </style:style>
    <style:style style:name="T384" style:parent-style-name="DefaultParagraphFont" style:family="text">
      <style:text-properties style:font-name="JetBrains Mono" fo:color="#9876AA" fo:font-size="10pt" style:font-size-asian="10pt"/>
    </style:style>
    <style:style style:name="T385" style:parent-style-name="DefaultParagraphFont" style:family="text">
      <style:text-properties style:font-name="JetBrains Mono" fo:color="#A9B7C6" fo:font-size="10pt" style:font-size-asian="10pt"/>
    </style:style>
    <style:style style:name="T386" style:parent-style-name="DefaultParagraphFont" style:family="text">
      <style:text-properties style:font-name="JetBrains Mono" fo:color="#6A8759" fo:font-size="10pt" style:font-size-asian="10pt"/>
    </style:style>
    <style:style style:name="T387" style:parent-style-name="DefaultParagraphFont" style:family="text">
      <style:text-properties style:font-name="JetBrains Mono" fo:color="#A9B7C6" fo:font-size="10pt" style:font-size-asian="10pt"/>
    </style:style>
    <style:style style:name="T388" style:parent-style-name="DefaultParagraphFont" style:family="text">
      <style:text-properties style:font-name="JetBrains Mono" fo:color="#CC7832" fo:font-size="10pt" style:font-size-asian="10pt"/>
    </style:style>
    <style:style style:name="T389" style:parent-style-name="DefaultParagraphFont" style:family="text">
      <style:text-properties style:font-name="JetBrains Mono" fo:color="#CC7832" fo:font-size="10pt" style:font-size-asian="10pt"/>
    </style:style>
    <style:style style:name="T390" style:parent-style-name="DefaultParagraphFont" style:family="text">
      <style:text-properties style:font-name="JetBrains Mono" fo:color="#9876AA" fo:font-size="10pt" style:font-size-asian="10pt"/>
    </style:style>
    <style:style style:name="T391" style:parent-style-name="DefaultParagraphFont" style:family="text">
      <style:text-properties style:font-name="JetBrains Mono" fo:color="#A9B7C6" fo:font-size="10pt" style:font-size-asian="10pt"/>
    </style:style>
    <style:style style:name="T392" style:parent-style-name="DefaultParagraphFont" style:family="text">
      <style:text-properties style:font-name="JetBrains Mono" fo:color="#6A8759" fo:font-size="10pt" style:font-size-asian="10pt"/>
    </style:style>
    <style:style style:name="T393" style:parent-style-name="DefaultParagraphFont" style:family="text">
      <style:text-properties style:font-name="JetBrains Mono" fo:color="#CC7832" fo:font-size="10pt" style:font-size-asian="10pt"/>
    </style:style>
    <style:style style:name="T394" style:parent-style-name="DefaultParagraphFont" style:family="text">
      <style:text-properties style:font-name="JetBrains Mono" fo:color="#CC7832" fo:font-size="10pt" style:font-size-asian="10pt"/>
    </style:style>
    <style:style style:name="T395" style:parent-style-name="DefaultParagraphFont" style:family="text">
      <style:text-properties style:font-name="JetBrains Mono" fo:color="#CC7832" fo:font-size="10pt" style:font-size-asian="10pt"/>
    </style:style>
    <style:style style:name="T396" style:parent-style-name="DefaultParagraphFont" style:family="text">
      <style:text-properties style:font-name="JetBrains Mono" fo:color="#A9B7C6" fo:font-size="10pt" style:font-size-asian="10pt"/>
    </style:style>
    <style:style style:name="T39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98" style:parent-style-name="DefaultParagraphFont" style:family="text">
      <style:text-properties style:font-name="JetBrains Mono" fo:color="#A9B7C6" fo:font-size="10pt" style:font-size-asian="10pt"/>
    </style:style>
    <style:style style:name="T399" style:parent-style-name="DefaultParagraphFont" style:family="text">
      <style:text-properties style:font-name="JetBrains Mono" fo:color="#9876AA" fo:font-size="10pt" style:font-size-asian="10pt"/>
    </style:style>
    <style:style style:name="T400" style:parent-style-name="DefaultParagraphFont" style:family="text">
      <style:text-properties style:font-name="JetBrains Mono" fo:color="#A9B7C6" fo:font-size="10pt" style:font-size-asian="10pt"/>
    </style:style>
    <style:style style:name="T401" style:parent-style-name="DefaultParagraphFont" style:family="text">
      <style:text-properties style:font-name="JetBrains Mono" fo:color="#6A8759" fo:font-size="10pt" style:font-size-asian="10pt"/>
    </style:style>
    <style:style style:name="T402" style:parent-style-name="DefaultParagraphFont" style:family="text">
      <style:text-properties style:font-name="JetBrains Mono" fo:color="#A9B7C6" fo:font-size="10pt" style:font-size-asian="10pt"/>
    </style:style>
    <style:style style:name="T403" style:parent-style-name="DefaultParagraphFont" style:family="text">
      <style:text-properties style:font-name="JetBrains Mono" fo:color="#CC7832" fo:font-size="10pt" style:font-size-asian="10pt"/>
    </style:style>
    <style:style style:name="T404" style:parent-style-name="DefaultParagraphFont" style:family="text">
      <style:text-properties style:font-name="JetBrains Mono" fo:color="#CC7832" fo:font-size="10pt" style:font-size-asian="10pt"/>
    </style:style>
    <style:style style:name="T405" style:parent-style-name="DefaultParagraphFont" style:family="text">
      <style:text-properties style:font-name="JetBrains Mono" fo:color="#9876AA" fo:font-size="10pt" style:font-size-asian="10pt"/>
    </style:style>
    <style:style style:name="T406" style:parent-style-name="DefaultParagraphFont" style:family="text">
      <style:text-properties style:font-name="JetBrains Mono" fo:color="#A9B7C6" fo:font-size="10pt" style:font-size-asian="10pt"/>
    </style:style>
    <style:style style:name="T407" style:parent-style-name="DefaultParagraphFont" style:family="text">
      <style:text-properties style:font-name="JetBrains Mono" fo:color="#6A8759" fo:font-size="10pt" style:font-size-asian="10pt"/>
    </style:style>
    <style:style style:name="T408" style:parent-style-name="DefaultParagraphFont" style:family="text">
      <style:text-properties style:font-name="JetBrains Mono" fo:color="#CC7832" fo:font-size="10pt" style:font-size-asian="10pt"/>
    </style:style>
    <style:style style:name="T409" style:parent-style-name="DefaultParagraphFont" style:family="text">
      <style:text-properties style:font-name="JetBrains Mono" fo:color="#CC7832" fo:font-size="10pt" style:font-size-asian="10pt"/>
    </style:style>
    <style:style style:name="T410" style:parent-style-name="DefaultParagraphFont" style:family="text">
      <style:text-properties style:font-name="JetBrains Mono" fo:color="#CC7832" fo:font-size="10pt" style:font-size-asian="10pt"/>
    </style:style>
    <style:style style:name="T411" style:parent-style-name="DefaultParagraphFont" style:family="text">
      <style:text-properties style:font-name="JetBrains Mono" fo:color="#CC7832" fo:font-size="10pt" style:font-size-asian="10pt"/>
    </style:style>
    <style:style style:name="T412" style:parent-style-name="DefaultParagraphFont" style:family="text">
      <style:text-properties style:font-name="JetBrains Mono" fo:color="#A9B7C6" fo:font-size="10pt" style:font-size-asian="10pt"/>
    </style:style>
    <style:style style:name="T413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14" style:parent-style-name="DefaultParagraphFont" style:family="text">
      <style:text-properties style:font-name="JetBrains Mono" fo:color="#A9B7C6" fo:font-size="10pt" style:font-size-asian="10pt"/>
    </style:style>
    <style:style style:name="T415" style:parent-style-name="DefaultParagraphFont" style:family="text">
      <style:text-properties style:font-name="JetBrains Mono" fo:color="#9876AA" fo:font-size="10pt" style:font-size-asian="10pt"/>
    </style:style>
    <style:style style:name="T416" style:parent-style-name="DefaultParagraphFont" style:family="text">
      <style:text-properties style:font-name="JetBrains Mono" fo:color="#A9B7C6" fo:font-size="10pt" style:font-size-asian="10pt"/>
    </style:style>
    <style:style style:name="T417" style:parent-style-name="DefaultParagraphFont" style:family="text">
      <style:text-properties style:font-name="JetBrains Mono" fo:color="#6A8759" fo:font-size="10pt" style:font-size-asian="10pt"/>
    </style:style>
    <style:style style:name="T418" style:parent-style-name="DefaultParagraphFont" style:family="text">
      <style:text-properties style:font-name="JetBrains Mono" fo:color="#A9B7C6" fo:font-size="10pt" style:font-size-asian="10pt"/>
    </style:style>
    <style:style style:name="T419" style:parent-style-name="DefaultParagraphFont" style:family="text">
      <style:text-properties style:font-name="JetBrains Mono" fo:color="#CC7832" fo:font-size="10pt" style:font-size-asian="10pt"/>
    </style:style>
    <style:style style:name="T420" style:parent-style-name="DefaultParagraphFont" style:family="text">
      <style:text-properties style:font-name="JetBrains Mono" fo:color="#CC7832" fo:font-size="10pt" style:font-size-asian="10pt"/>
    </style:style>
    <style:style style:name="T421" style:parent-style-name="DefaultParagraphFont" style:family="text">
      <style:text-properties style:font-name="JetBrains Mono" fo:color="#9876AA" fo:font-size="10pt" style:font-size-asian="10pt"/>
    </style:style>
    <style:style style:name="T422" style:parent-style-name="DefaultParagraphFont" style:family="text">
      <style:text-properties style:font-name="JetBrains Mono" fo:color="#A9B7C6" fo:font-size="10pt" style:font-size-asian="10pt"/>
    </style:style>
    <style:style style:name="T423" style:parent-style-name="DefaultParagraphFont" style:family="text">
      <style:text-properties style:font-name="JetBrains Mono" fo:color="#6A8759" fo:font-size="10pt" style:font-size-asian="10pt"/>
    </style:style>
    <style:style style:name="T424" style:parent-style-name="DefaultParagraphFont" style:family="text">
      <style:text-properties style:font-name="JetBrains Mono" fo:color="#CC7832" fo:font-size="10pt" style:font-size-asian="10pt"/>
    </style:style>
    <style:style style:name="T425" style:parent-style-name="DefaultParagraphFont" style:family="text">
      <style:text-properties style:font-name="JetBrains Mono" fo:color="#CC7832" fo:font-size="10pt" style:font-size-asian="10pt"/>
    </style:style>
    <style:style style:name="T426" style:parent-style-name="DefaultParagraphFont" style:family="text">
      <style:text-properties style:font-name="JetBrains Mono" fo:color="#CC7832" fo:font-size="10pt" style:font-size-asian="10pt"/>
    </style:style>
    <style:style style:name="T427" style:parent-style-name="DefaultParagraphFont" style:family="text">
      <style:text-properties style:font-name="JetBrains Mono" fo:color="#A9B7C6" fo:font-size="10pt" style:font-size-asian="10pt"/>
    </style:style>
    <style:style style:name="T428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29" style:parent-style-name="DefaultParagraphFont" style:family="text">
      <style:text-properties style:font-name="JetBrains Mono" fo:color="#A9B7C6" fo:font-size="10pt" style:font-size-asian="10pt"/>
    </style:style>
    <style:style style:name="T430" style:parent-style-name="DefaultParagraphFont" style:family="text">
      <style:text-properties style:font-name="JetBrains Mono" fo:color="#9876AA" fo:font-size="10pt" style:font-size-asian="10pt"/>
    </style:style>
    <style:style style:name="T431" style:parent-style-name="DefaultParagraphFont" style:family="text">
      <style:text-properties style:font-name="JetBrains Mono" fo:color="#A9B7C6" fo:font-size="10pt" style:font-size-asian="10pt"/>
    </style:style>
    <style:style style:name="T432" style:parent-style-name="DefaultParagraphFont" style:family="text">
      <style:text-properties style:font-name="JetBrains Mono" fo:color="#6A8759" fo:font-size="10pt" style:font-size-asian="10pt"/>
    </style:style>
    <style:style style:name="T433" style:parent-style-name="DefaultParagraphFont" style:family="text">
      <style:text-properties style:font-name="JetBrains Mono" fo:color="#A9B7C6" fo:font-size="10pt" style:font-size-asian="10pt"/>
    </style:style>
    <style:style style:name="T434" style:parent-style-name="DefaultParagraphFont" style:family="text">
      <style:text-properties style:font-name="JetBrains Mono" fo:color="#CC7832" fo:font-size="10pt" style:font-size-asian="10pt"/>
    </style:style>
    <style:style style:name="T435" style:parent-style-name="DefaultParagraphFont" style:family="text">
      <style:text-properties style:font-name="JetBrains Mono" fo:color="#CC7832" fo:font-size="10pt" style:font-size-asian="10pt"/>
    </style:style>
    <style:style style:name="T436" style:parent-style-name="DefaultParagraphFont" style:family="text">
      <style:text-properties style:font-name="JetBrains Mono" fo:color="#CC7832" fo:font-size="10pt" style:font-size-asian="10pt"/>
    </style:style>
    <style:style style:name="T437" style:parent-style-name="DefaultParagraphFont" style:family="text">
      <style:text-properties style:font-name="JetBrains Mono" fo:color="#A9B7C6" fo:font-size="10pt" style:font-size-asian="10pt"/>
    </style:style>
    <style:style style:name="T438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39" style:parent-style-name="DefaultParagraphFont" style:family="text">
      <style:text-properties style:font-name="JetBrains Mono" fo:color="#A9B7C6" fo:font-size="10pt" style:font-size-asian="10pt"/>
    </style:style>
    <style:style style:name="T440" style:parent-style-name="DefaultParagraphFont" style:family="text">
      <style:text-properties style:font-name="JetBrains Mono" fo:color="#A9B7C6" fo:font-size="10pt" style:font-size-asian="10pt"/>
    </style:style>
    <style:style style:name="T441" style:parent-style-name="DefaultParagraphFont" style:family="text">
      <style:text-properties style:font-name="JetBrains Mono" fo:color="#9876AA" fo:font-size="10pt" style:font-size-asian="10pt"/>
    </style:style>
    <style:style style:name="T442" style:parent-style-name="DefaultParagraphFont" style:family="text">
      <style:text-properties style:font-name="JetBrains Mono" fo:color="#A9B7C6" fo:font-size="10pt" style:font-size-asian="10pt"/>
    </style:style>
    <style:style style:name="T443" style:parent-style-name="DefaultParagraphFont" style:family="text">
      <style:text-properties style:font-name="JetBrains Mono" fo:color="#CC7832" fo:font-size="10pt" style:font-size-asian="10pt"/>
    </style:style>
    <style:style style:name="T444" style:parent-style-name="DefaultParagraphFont" style:family="text">
      <style:text-properties style:font-name="JetBrains Mono" fo:color="#9876AA" fo:font-size="10pt" style:font-size-asian="10pt"/>
    </style:style>
    <style:style style:name="T445" style:parent-style-name="DefaultParagraphFont" style:family="text">
      <style:text-properties style:font-name="JetBrains Mono" fo:color="#A9B7C6" fo:font-size="10pt" style:font-size-asian="10pt"/>
    </style:style>
    <style:style style:name="T446" style:parent-style-name="DefaultParagraphFont" style:family="text">
      <style:text-properties style:font-name="JetBrains Mono" fo:color="#CC7832" fo:font-size="10pt" style:font-size-asian="10pt"/>
    </style:style>
    <style:style style:name="T447" style:parent-style-name="DefaultParagraphFont" style:family="text">
      <style:text-properties style:font-name="JetBrains Mono" fo:color="#CC7832" fo:font-size="10pt" style:font-size-asian="10pt"/>
    </style:style>
    <style:style style:name="T448" style:parent-style-name="DefaultParagraphFont" style:family="text">
      <style:text-properties style:font-name="JetBrains Mono" fo:color="#9876AA" fo:font-size="10pt" style:font-size-asian="10pt"/>
    </style:style>
    <style:style style:name="T449" style:parent-style-name="DefaultParagraphFont" style:family="text">
      <style:text-properties style:font-name="JetBrains Mono" fo:color="#A9B7C6" fo:font-size="10pt" style:font-size-asian="10pt"/>
    </style:style>
    <style:style style:name="T450" style:parent-style-name="DefaultParagraphFont" style:family="text">
      <style:text-properties style:font-name="JetBrains Mono" fo:font-style="italic" style:font-style-asian="italic" fo:color="#A9B7C6" fo:font-size="10pt" style:font-size-asian="10pt"/>
    </style:style>
    <style:style style:name="T451" style:parent-style-name="DefaultParagraphFont" style:family="text">
      <style:text-properties style:font-name="JetBrains Mono" fo:color="#A9B7C6" fo:font-size="10pt" style:font-size-asian="10pt"/>
    </style:style>
    <style:style style:name="T452" style:parent-style-name="DefaultParagraphFont" style:family="text">
      <style:text-properties style:font-name="JetBrains Mono" fo:color="#CC7832" fo:font-size="10pt" style:font-size-asian="10pt"/>
    </style:style>
    <style:style style:name="T453" style:parent-style-name="DefaultParagraphFont" style:family="text">
      <style:text-properties style:font-name="JetBrains Mono" fo:color="#CC7832" fo:font-size="10pt" style:font-size-asian="10pt"/>
    </style:style>
    <style:style style:name="T454" style:parent-style-name="DefaultParagraphFont" style:family="text">
      <style:text-properties style:font-name="JetBrains Mono" fo:color="#CC7832" fo:font-size="10pt" style:font-size-asian="10pt"/>
    </style:style>
    <style:style style:name="T455" style:parent-style-name="DefaultParagraphFont" style:family="text">
      <style:text-properties style:font-name="JetBrains Mono" fo:color="#A9B7C6" fo:font-size="10pt" style:font-size-asian="10pt"/>
    </style:style>
    <style:style style:name="T456" style:parent-style-name="DefaultParagraphFont" style:family="text">
      <style:text-properties style:font-name="JetBrains Mono" fo:color="#CC7832" fo:font-size="10pt" style:font-size-asian="10pt"/>
    </style:style>
    <style:style style:name="T457" style:parent-style-name="DefaultParagraphFont" style:family="text">
      <style:text-properties style:font-name="JetBrains Mono" fo:color="#CC7832" fo:font-size="10pt" style:font-size-asian="10pt"/>
    </style:style>
    <style:style style:name="T458" style:parent-style-name="DefaultParagraphFont" style:family="text">
      <style:text-properties style:font-name="JetBrains Mono" fo:color="#A9B7C6" fo:font-size="10pt" style:font-size-asian="10pt"/>
    </style:style>
    <style:style style:name="T459" style:parent-style-name="DefaultParagraphFont" style:family="text">
      <style:text-properties style:font-name="JetBrains Mono" fo:color="#A9B7C6" fo:font-size="10pt" style:font-size-asian="10pt"/>
    </style:style>
    <style:style style:name="T460" style:parent-style-name="DefaultParagraphFont" style:family="text">
      <style:text-properties style:font-name="JetBrains Mono" fo:color="#A9B7C6" fo:font-size="10pt" style:font-size-asian="10pt"/>
    </style:style>
    <style:style style:name="T461" style:parent-style-name="DefaultParagraphFont" style:family="text">
      <style:text-properties style:font-name="JetBrains Mono" fo:color="#A9B7C6" fo:font-size="10pt" style:font-size-asian="10pt"/>
    </style:style>
    <style:style style:name="T462" style:parent-style-name="DefaultParagraphFont" style:family="text">
      <style:text-properties style:font-name="JetBrains Mono" fo:color="#CC7832" fo:font-size="10pt" style:font-size-asian="10pt"/>
    </style:style>
    <style:style style:name="T463" style:parent-style-name="DefaultParagraphFont" style:family="text">
      <style:text-properties style:font-name="JetBrains Mono" fo:color="#FFC66D" fo:font-size="10pt" style:font-size-asian="10pt"/>
    </style:style>
    <style:style style:name="T464" style:parent-style-name="DefaultParagraphFont" style:family="text">
      <style:text-properties style:font-name="JetBrains Mono" fo:color="#A9B7C6" fo:font-size="10pt" style:font-size-asian="10pt"/>
    </style:style>
    <style:style style:name="T465" style:parent-style-name="DefaultParagraphFont" style:family="text">
      <style:text-properties style:font-name="JetBrains Mono" fo:color="#CC7832" fo:font-size="10pt" style:font-size-asian="10pt"/>
    </style:style>
    <style:style style:name="T466" style:parent-style-name="DefaultParagraphFont" style:family="text">
      <style:text-properties style:font-name="JetBrains Mono" fo:color="#A9B7C6" fo:font-size="10pt" style:font-size-asian="10pt"/>
    </style:style>
    <style:style style:name="T467" style:parent-style-name="DefaultParagraphFont" style:family="text">
      <style:text-properties style:font-name="JetBrains Mono" fo:color="#A9B7C6" fo:font-size="10pt" style:font-size-asian="10pt"/>
    </style:style>
    <style:style style:name="T468" style:parent-style-name="DefaultParagraphFont" style:family="text">
      <style:text-properties style:font-name="JetBrains Mono" fo:color="#A9B7C6" fo:font-size="10pt" style:font-size-asian="10pt"/>
    </style:style>
    <style:style style:name="T469" style:parent-style-name="DefaultParagraphFont" style:family="text">
      <style:text-properties style:font-name="JetBrains Mono" fo:color="#6A8759" fo:font-size="10pt" style:font-size-asian="10pt"/>
    </style:style>
    <style:style style:name="T470" style:parent-style-name="DefaultParagraphFont" style:family="text">
      <style:text-properties style:font-name="JetBrains Mono" fo:color="#CC7832" fo:font-size="10pt" style:font-size-asian="10pt"/>
    </style:style>
    <style:style style:name="T471" style:parent-style-name="DefaultParagraphFont" style:family="text">
      <style:text-properties style:font-name="JetBrains Mono" fo:color="#6A8759" fo:font-size="10pt" style:font-size-asian="10pt"/>
    </style:style>
    <style:style style:name="T472" style:parent-style-name="DefaultParagraphFont" style:family="text">
      <style:text-properties style:font-name="JetBrains Mono" fo:color="#CC7832" fo:font-size="10pt" style:font-size-asian="10pt"/>
    </style:style>
    <style:style style:name="T473" style:parent-style-name="DefaultParagraphFont" style:family="text">
      <style:text-properties style:font-name="JetBrains Mono" fo:color="#6A8759" fo:font-size="10pt" style:font-size-asian="10pt"/>
    </style:style>
    <style:style style:name="T474" style:parent-style-name="DefaultParagraphFont" style:family="text">
      <style:text-properties style:font-name="JetBrains Mono" fo:color="#CC7832" fo:font-size="10pt" style:font-size-asian="10pt"/>
    </style:style>
    <style:style style:name="T475" style:parent-style-name="DefaultParagraphFont" style:family="text">
      <style:text-properties style:font-name="JetBrains Mono" fo:color="#6A8759" fo:font-size="10pt" style:font-size-asian="10pt"/>
    </style:style>
    <style:style style:name="T476" style:parent-style-name="DefaultParagraphFont" style:family="text">
      <style:text-properties style:font-name="JetBrains Mono" fo:color="#A9B7C6" fo:font-size="10pt" style:font-size-asian="10pt"/>
    </style:style>
    <style:style style:name="T477" style:parent-style-name="DefaultParagraphFont" style:family="text">
      <style:text-properties style:font-name="JetBrains Mono" fo:color="#CC7832" fo:font-size="10pt" style:font-size-asian="10pt"/>
    </style:style>
    <style:style style:name="T478" style:parent-style-name="DefaultParagraphFont" style:family="text">
      <style:text-properties style:font-name="JetBrains Mono" fo:color="#CC7832" fo:font-size="10pt" style:font-size-asian="10pt"/>
    </style:style>
    <style:style style:name="T479" style:parent-style-name="DefaultParagraphFont" style:family="text">
      <style:text-properties style:font-name="JetBrains Mono" fo:color="#A9B7C6" fo:font-size="10pt" style:font-size-asian="10pt"/>
    </style:style>
    <style:style style:name="T480" style:parent-style-name="DefaultParagraphFont" style:family="text">
      <style:text-properties style:font-name="JetBrains Mono" fo:font-style="italic" style:font-style-asian="italic" fo:color="#A9B7C6" fo:font-size="10pt" style:font-size-asian="10pt"/>
    </style:style>
    <style:style style:name="T481" style:parent-style-name="DefaultParagraphFont" style:family="text">
      <style:text-properties style:font-name="JetBrains Mono" fo:color="#A9B7C6" fo:font-size="10pt" style:font-size-asian="10pt"/>
    </style:style>
    <style:style style:name="T482" style:parent-style-name="DefaultParagraphFont" style:family="text">
      <style:text-properties style:font-name="JetBrains Mono" fo:color="#6897BB" fo:font-size="10pt" style:font-size-asian="10pt"/>
    </style:style>
    <style:style style:name="T483" style:parent-style-name="DefaultParagraphFont" style:family="text">
      <style:text-properties style:font-name="JetBrains Mono" fo:color="#A9B7C6" fo:font-size="10pt" style:font-size-asian="10pt"/>
    </style:style>
    <style:style style:name="T484" style:parent-style-name="DefaultParagraphFont" style:family="text">
      <style:text-properties style:font-name="JetBrains Mono" fo:color="#CC7832" fo:font-size="10pt" style:font-size-asian="10pt"/>
    </style:style>
    <style:style style:name="T485" style:parent-style-name="DefaultParagraphFont" style:family="text">
      <style:text-properties style:font-name="JetBrains Mono" fo:color="#CC7832" fo:font-size="10pt" style:font-size-asian="10pt"/>
    </style:style>
    <style:style style:name="T486" style:parent-style-name="DefaultParagraphFont" style:family="text">
      <style:text-properties style:font-name="JetBrains Mono" fo:color="#A9B7C6" fo:font-size="10pt" style:font-size-asian="10pt"/>
    </style:style>
    <style:style style:name="T487" style:parent-style-name="DefaultParagraphFont" style:family="text">
      <style:text-properties style:font-name="JetBrains Mono" fo:font-style="italic" style:font-style-asian="italic" fo:color="#A9B7C6" fo:font-size="10pt" style:font-size-asian="10pt"/>
    </style:style>
    <style:style style:name="T488" style:parent-style-name="DefaultParagraphFont" style:family="text">
      <style:text-properties style:font-name="JetBrains Mono" fo:color="#A9B7C6" fo:font-size="10pt" style:font-size-asian="10pt"/>
    </style:style>
    <style:style style:name="T489" style:parent-style-name="DefaultParagraphFont" style:family="text">
      <style:text-properties style:font-name="JetBrains Mono" fo:color="#6897BB" fo:font-size="10pt" style:font-size-asian="10pt"/>
    </style:style>
    <style:style style:name="T490" style:parent-style-name="DefaultParagraphFont" style:family="text">
      <style:text-properties style:font-name="JetBrains Mono" fo:color="#A9B7C6" fo:font-size="10pt" style:font-size-asian="10pt"/>
    </style:style>
    <style:style style:name="T491" style:parent-style-name="DefaultParagraphFont" style:family="text">
      <style:text-properties style:font-name="JetBrains Mono" fo:color="#CC7832" fo:font-size="10pt" style:font-size-asian="10pt"/>
    </style:style>
    <style:style style:name="T492" style:parent-style-name="DefaultParagraphFont" style:family="text">
      <style:text-properties style:font-name="JetBrains Mono" fo:color="#CC7832" fo:font-size="10pt" style:font-size-asian="10pt"/>
    </style:style>
    <style:style style:name="T493" style:parent-style-name="DefaultParagraphFont" style:family="text">
      <style:text-properties style:font-name="JetBrains Mono" fo:color="#A9B7C6" fo:font-size="10pt" style:font-size-asian="10pt"/>
    </style:style>
    <style:style style:name="T494" style:parent-style-name="DefaultParagraphFont" style:family="text">
      <style:text-properties style:font-name="JetBrains Mono" fo:color="#A9B7C6" fo:font-size="10pt" style:font-size-asian="10pt"/>
    </style:style>
    <style:style style:name="T495" style:parent-style-name="DefaultParagraphFont" style:family="text">
      <style:text-properties style:font-name="JetBrains Mono" fo:color="#A9B7C6" fo:font-size="10pt" style:font-size-asian="10pt"/>
    </style:style>
    <style:style style:name="T496" style:parent-style-name="DefaultParagraphFont" style:family="text">
      <style:text-properties style:font-name="JetBrains Mono" fo:color="#CC7832" fo:font-size="10pt" style:font-size-asian="10pt"/>
    </style:style>
    <style:style style:name="T497" style:parent-style-name="DefaultParagraphFont" style:family="text">
      <style:text-properties style:font-name="JetBrains Mono" fo:color="#6A8759" fo:font-size="10pt" style:font-size-asian="10pt"/>
    </style:style>
    <style:style style:name="T498" style:parent-style-name="DefaultParagraphFont" style:family="text">
      <style:text-properties style:font-name="JetBrains Mono" fo:color="#A9B7C6" fo:font-size="10pt" style:font-size-asian="10pt"/>
    </style:style>
    <style:style style:name="T499" style:parent-style-name="DefaultParagraphFont" style:family="text">
      <style:text-properties style:font-name="JetBrains Mono" fo:color="#CC7832" fo:font-size="10pt" style:font-size-asian="10pt"/>
    </style:style>
    <style:style style:name="T500" style:parent-style-name="DefaultParagraphFont" style:family="text">
      <style:text-properties style:font-name="JetBrains Mono" fo:color="#A9B7C6" fo:font-size="10pt" style:font-size-asian="10pt"/>
    </style:style>
    <style:style style:name="T501" style:parent-style-name="DefaultParagraphFont" style:family="text">
      <style:text-properties style:font-name="JetBrains Mono" fo:color="#CC7832" fo:font-size="10pt" style:font-size-asian="10pt"/>
    </style:style>
    <style:style style:name="T502" style:parent-style-name="DefaultParagraphFont" style:family="text">
      <style:text-properties style:font-name="JetBrains Mono" fo:color="#CC7832" fo:font-size="10pt" style:font-size-asian="10pt"/>
    </style:style>
    <style:style style:name="T503" style:parent-style-name="DefaultParagraphFont" style:family="text">
      <style:text-properties style:font-name="JetBrains Mono" fo:color="#6A8759" fo:font-size="10pt" style:font-size-asian="10pt"/>
    </style:style>
    <style:style style:name="T504" style:parent-style-name="DefaultParagraphFont" style:family="text">
      <style:text-properties style:font-name="JetBrains Mono" fo:color="#A9B7C6" fo:font-size="10pt" style:font-size-asian="10pt"/>
    </style:style>
    <style:style style:name="T505" style:parent-style-name="DefaultParagraphFont" style:family="text">
      <style:text-properties style:font-name="JetBrains Mono" fo:color="#CC7832" fo:font-size="10pt" style:font-size-asian="10pt"/>
    </style:style>
    <style:style style:name="T506" style:parent-style-name="DefaultParagraphFont" style:family="text">
      <style:text-properties style:font-name="JetBrains Mono" fo:color="#A9B7C6" fo:font-size="10pt" style:font-size-asian="10pt"/>
    </style:style>
    <style:style style:name="T507" style:parent-style-name="DefaultParagraphFont" style:family="text">
      <style:text-properties style:font-name="JetBrains Mono" fo:color="#CC7832" fo:font-size="10pt" style:font-size-asian="10pt"/>
    </style:style>
    <style:style style:name="T508" style:parent-style-name="DefaultParagraphFont" style:family="text">
      <style:text-properties style:font-name="JetBrains Mono" fo:color="#CC7832" fo:font-size="10pt" style:font-size-asian="10pt"/>
    </style:style>
    <style:style style:name="T509" style:parent-style-name="DefaultParagraphFont" style:family="text">
      <style:text-properties style:font-name="JetBrains Mono" fo:color="#6A8759" fo:font-size="10pt" style:font-size-asian="10pt"/>
    </style:style>
    <style:style style:name="T510" style:parent-style-name="DefaultParagraphFont" style:family="text">
      <style:text-properties style:font-name="JetBrains Mono" fo:color="#A9B7C6" fo:font-size="10pt" style:font-size-asian="10pt"/>
    </style:style>
    <style:style style:name="T511" style:parent-style-name="DefaultParagraphFont" style:family="text">
      <style:text-properties style:font-name="JetBrains Mono" fo:color="#CC7832" fo:font-size="10pt" style:font-size-asian="10pt"/>
    </style:style>
    <style:style style:name="T512" style:parent-style-name="DefaultParagraphFont" style:family="text">
      <style:text-properties style:font-name="JetBrains Mono" fo:color="#A9B7C6" fo:font-size="10pt" style:font-size-asian="10pt"/>
    </style:style>
    <style:style style:name="T513" style:parent-style-name="DefaultParagraphFont" style:family="text">
      <style:text-properties style:font-name="JetBrains Mono" fo:color="#A9B7C6" fo:font-size="10pt" style:font-size-asian="10pt"/>
    </style:style>
    <style:style style:name="T514" style:parent-style-name="DefaultParagraphFont" style:family="text">
      <style:text-properties style:font-name="JetBrains Mono" fo:color="#CC7832" fo:font-size="10pt" style:font-size-asian="10pt"/>
    </style:style>
    <style:style style:name="T515" style:parent-style-name="DefaultParagraphFont" style:family="text">
      <style:text-properties style:font-name="JetBrains Mono" fo:color="#CC7832" fo:font-size="10pt" style:font-size-asian="10pt"/>
    </style:style>
    <style:style style:name="T516" style:parent-style-name="DefaultParagraphFont" style:family="text">
      <style:text-properties style:font-name="JetBrains Mono" fo:color="#6A8759" fo:font-size="10pt" style:font-size-asian="10pt"/>
    </style:style>
    <style:style style:name="T517" style:parent-style-name="DefaultParagraphFont" style:family="text">
      <style:text-properties style:font-name="JetBrains Mono" fo:color="#A9B7C6" fo:font-size="10pt" style:font-size-asian="10pt"/>
    </style:style>
    <style:style style:name="T518" style:parent-style-name="DefaultParagraphFont" style:family="text">
      <style:text-properties style:font-name="JetBrains Mono" fo:color="#CC7832" fo:font-size="10pt" style:font-size-asian="10pt"/>
    </style:style>
    <style:style style:name="T519" style:parent-style-name="DefaultParagraphFont" style:family="text">
      <style:text-properties style:font-name="JetBrains Mono" fo:color="#A9B7C6" fo:font-size="10pt" style:font-size-asian="10pt"/>
    </style:style>
    <style:style style:name="T520" style:parent-style-name="DefaultParagraphFont" style:family="text">
      <style:text-properties style:font-name="JetBrains Mono" fo:color="#CC7832" fo:font-size="10pt" style:font-size-asian="10pt"/>
    </style:style>
    <style:style style:name="T521" style:parent-style-name="DefaultParagraphFont" style:family="text">
      <style:text-properties style:font-name="JetBrains Mono" fo:color="#CC7832" fo:font-size="10pt" style:font-size-asian="10pt"/>
    </style:style>
    <style:style style:name="T522" style:parent-style-name="DefaultParagraphFont" style:family="text">
      <style:text-properties style:font-name="JetBrains Mono" fo:color="#A9B7C6" fo:font-size="10pt" style:font-size-asian="10pt"/>
    </style:style>
    <style:style style:name="T523" style:parent-style-name="DefaultParagraphFont" style:family="text">
      <style:text-properties style:font-name="JetBrains Mono" fo:color="#CC7832" fo:font-size="10pt" style:font-size-asian="10pt"/>
    </style:style>
    <style:style style:name="T524" style:parent-style-name="DefaultParagraphFont" style:family="text">
      <style:text-properties style:font-name="JetBrains Mono" fo:color="#6897BB" fo:font-size="10pt" style:font-size-asian="10pt"/>
    </style:style>
    <style:style style:name="T525" style:parent-style-name="DefaultParagraphFont" style:family="text">
      <style:text-properties style:font-name="JetBrains Mono" fo:color="#CC7832" fo:font-size="10pt" style:font-size-asian="10pt"/>
    </style:style>
    <style:style style:name="T526" style:parent-style-name="DefaultParagraphFont" style:family="text">
      <style:text-properties style:font-name="JetBrains Mono" fo:color="#CC7832" fo:font-size="10pt" style:font-size-asian="10pt"/>
    </style:style>
    <style:style style:name="T527" style:parent-style-name="DefaultParagraphFont" style:family="text">
      <style:text-properties style:font-name="JetBrains Mono" fo:color="#A9B7C6" fo:font-size="10pt" style:font-size-asian="10pt"/>
    </style:style>
    <style:style style:name="T528" style:parent-style-name="DefaultParagraphFont" style:family="text">
      <style:text-properties style:font-name="JetBrains Mono" fo:color="#A9B7C6" fo:font-size="10pt" style:font-size-asian="10pt"/>
    </style:style>
    <style:style style:name="T529" style:parent-style-name="DefaultParagraphFont" style:family="text">
      <style:text-properties style:font-name="JetBrains Mono" fo:color="#A9B7C6" fo:font-size="10pt" style:font-size-asian="10pt"/>
    </style:style>
    <style:style style:name="P530" style:parent-style-name="Standard" style:family="paragraph">
      <style:paragraph-properties fo:background-color="#2B2B2B"/>
    </style:style>
    <style:style style:name="T531" style:parent-style-name="DefaultParagraphFont" style:family="text">
      <style:text-properties style:font-name="JetBrains Mono" fo:color="#E8BF6A" fo:font-size="10pt" style:font-size-asian="10pt"/>
    </style:style>
    <style:style style:name="T532" style:parent-style-name="DefaultParagraphFont" style:family="text">
      <style:text-properties style:font-name="JetBrains Mono" fo:color="#BABABA" fo:font-size="10pt" style:font-size-asian="10pt"/>
    </style:style>
    <style:style style:name="T533" style:parent-style-name="DefaultParagraphFont" style:family="text">
      <style:text-properties style:font-name="JetBrains Mono" fo:color="#6A8759" fo:font-size="10pt" style:font-size-asian="10pt"/>
    </style:style>
    <style:style style:name="T534" style:parent-style-name="DefaultParagraphFont" style:family="text">
      <style:text-properties style:font-name="JetBrains Mono" fo:color="#BABABA" fo:font-size="10pt" style:font-size-asian="10pt"/>
    </style:style>
    <style:style style:name="T535" style:parent-style-name="DefaultParagraphFont" style:family="text">
      <style:text-properties style:font-name="JetBrains Mono" fo:color="#6A8759" fo:font-size="10pt" style:font-size-asian="10pt"/>
    </style:style>
    <style:style style:name="T536" style:parent-style-name="DefaultParagraphFont" style:family="text">
      <style:text-properties style:font-name="JetBrains Mono" fo:color="#E8BF6A" fo:font-size="10pt" style:font-size-asian="10pt"/>
    </style:style>
    <style:style style:name="T537" style:parent-style-name="DefaultParagraphFont" style:family="text">
      <style:text-properties style:font-name="JetBrains Mono" fo:color="#E8BF6A" fo:font-size="10pt" style:font-size-asian="10pt"/>
    </style:style>
    <style:style style:name="T538" style:parent-style-name="DefaultParagraphFont" style:family="text">
      <style:text-properties style:font-name="JetBrains Mono" fo:color="#BABABA" fo:font-size="10pt" style:font-size-asian="10pt"/>
    </style:style>
    <style:style style:name="T539" style:parent-style-name="DefaultParagraphFont" style:family="text">
      <style:text-properties style:font-name="JetBrains Mono" fo:color="#9876AA" fo:font-size="10pt" style:font-size-asian="10pt"/>
    </style:style>
    <style:style style:name="T540" style:parent-style-name="DefaultParagraphFont" style:family="text">
      <style:text-properties style:font-name="JetBrains Mono" fo:color="#6A8759" fo:font-size="10pt" style:font-size-asian="10pt"/>
    </style:style>
    <style:style style:name="T541" style:parent-style-name="DefaultParagraphFont" style:family="text">
      <style:text-properties style:font-name="JetBrains Mono" fo:color="#6A8759" fo:font-size="10pt" style:font-size-asian="10pt"/>
    </style:style>
    <style:style style:name="T542" style:parent-style-name="DefaultParagraphFont" style:family="text">
      <style:text-properties style:font-name="JetBrains Mono" fo:color="#BABABA" fo:font-size="10pt" style:font-size-asian="10pt"/>
    </style:style>
    <style:style style:name="T543" style:parent-style-name="DefaultParagraphFont" style:family="text">
      <style:text-properties style:font-name="JetBrains Mono" fo:color="#9876AA" fo:font-size="10pt" style:font-size-asian="10pt"/>
    </style:style>
    <style:style style:name="T544" style:parent-style-name="DefaultParagraphFont" style:family="text">
      <style:text-properties style:font-name="JetBrains Mono" fo:color="#6A8759" fo:font-size="10pt" style:font-size-asian="10pt"/>
    </style:style>
    <style:style style:name="T545" style:parent-style-name="DefaultParagraphFont" style:family="text">
      <style:text-properties style:font-name="JetBrains Mono" fo:color="#6A8759" fo:font-size="10pt" style:font-size-asian="10pt"/>
    </style:style>
    <style:style style:name="T546" style:parent-style-name="DefaultParagraphFont" style:family="text">
      <style:text-properties style:font-name="JetBrains Mono" fo:color="#BABABA" fo:font-size="10pt" style:font-size-asian="10pt"/>
    </style:style>
    <style:style style:name="T547" style:parent-style-name="DefaultParagraphFont" style:family="text">
      <style:text-properties style:font-name="JetBrains Mono" fo:color="#9876AA" fo:font-size="10pt" style:font-size-asian="10pt"/>
    </style:style>
    <style:style style:name="T548" style:parent-style-name="DefaultParagraphFont" style:family="text">
      <style:text-properties style:font-name="JetBrains Mono" fo:color="#6A8759" fo:font-size="10pt" style:font-size-asian="10pt"/>
    </style:style>
    <style:style style:name="T549" style:parent-style-name="DefaultParagraphFont" style:family="text">
      <style:text-properties style:font-name="JetBrains Mono" fo:color="#6A8759" fo:font-size="10pt" style:font-size-asian="10pt"/>
    </style:style>
    <style:style style:name="T550" style:parent-style-name="DefaultParagraphFont" style:family="text">
      <style:text-properties style:font-name="JetBrains Mono" fo:color="#9876AA" fo:font-size="10pt" style:font-size-asian="10pt"/>
    </style:style>
    <style:style style:name="T551" style:parent-style-name="DefaultParagraphFont" style:family="text">
      <style:text-properties style:font-name="JetBrains Mono" fo:color="#BABABA" fo:font-size="10pt" style:font-size-asian="10pt"/>
    </style:style>
    <style:style style:name="T552" style:parent-style-name="DefaultParagraphFont" style:family="text">
      <style:text-properties style:font-name="JetBrains Mono" fo:color="#6A8759" fo:font-size="10pt" style:font-size-asian="10pt"/>
    </style:style>
    <style:style style:name="T553" style:parent-style-name="DefaultParagraphFont" style:family="text">
      <style:text-properties style:font-name="JetBrains Mono" fo:color="#6A8759" fo:font-size="10pt" style:font-size-asian="10pt"/>
    </style:style>
    <style:style style:name="T554" style:parent-style-name="DefaultParagraphFont" style:family="text">
      <style:text-properties style:font-name="JetBrains Mono" fo:color="#9876AA" fo:font-size="10pt" style:font-size-asian="10pt"/>
    </style:style>
    <style:style style:name="T555" style:parent-style-name="DefaultParagraphFont" style:family="text">
      <style:text-properties style:font-name="JetBrains Mono" fo:color="#BABABA" fo:font-size="10pt" style:font-size-asian="10pt"/>
    </style:style>
    <style:style style:name="T556" style:parent-style-name="DefaultParagraphFont" style:family="text">
      <style:text-properties style:font-name="JetBrains Mono" fo:color="#6A8759" fo:font-size="10pt" style:font-size-asian="10pt"/>
    </style:style>
    <style:style style:name="T557" style:parent-style-name="DefaultParagraphFont" style:family="text">
      <style:text-properties style:font-name="JetBrains Mono" fo:color="#6A8759" fo:font-size="10pt" style:font-size-asian="10pt"/>
    </style:style>
    <style:style style:name="T558" style:parent-style-name="DefaultParagraphFont" style:family="text">
      <style:text-properties style:font-name="JetBrains Mono" fo:color="#6A8759" fo:font-size="10pt" style:font-size-asian="10pt"/>
    </style:style>
    <style:style style:name="T559" style:parent-style-name="DefaultParagraphFont" style:family="text">
      <style:text-properties style:font-name="JetBrains Mono" fo:color="#9876AA" fo:font-size="10pt" style:font-size-asian="10pt"/>
    </style:style>
    <style:style style:name="T560" style:parent-style-name="DefaultParagraphFont" style:family="text">
      <style:text-properties style:font-name="JetBrains Mono" fo:color="#BABABA" fo:font-size="10pt" style:font-size-asian="10pt"/>
    </style:style>
    <style:style style:name="T561" style:parent-style-name="DefaultParagraphFont" style:family="text">
      <style:text-properties style:font-name="JetBrains Mono" fo:color="#6A8759" fo:font-size="10pt" style:font-size-asian="10pt"/>
    </style:style>
    <style:style style:name="T562" style:parent-style-name="DefaultParagraphFont" style:family="text">
      <style:text-properties style:font-name="JetBrains Mono" fo:color="#6A8759" fo:font-size="10pt" style:font-size-asian="10pt"/>
    </style:style>
    <style:style style:name="T563" style:parent-style-name="DefaultParagraphFont" style:family="text">
      <style:text-properties style:font-name="JetBrains Mono" fo:color="#9876AA" fo:font-size="10pt" style:font-size-asian="10pt"/>
    </style:style>
    <style:style style:name="T564" style:parent-style-name="DefaultParagraphFont" style:family="text">
      <style:text-properties style:font-name="JetBrains Mono" fo:color="#BABABA" fo:font-size="10pt" style:font-size-asian="10pt"/>
    </style:style>
    <style:style style:name="T565" style:parent-style-name="DefaultParagraphFont" style:family="text">
      <style:text-properties style:font-name="JetBrains Mono" fo:color="#6A8759" fo:font-size="10pt" style:font-size-asian="10pt"/>
    </style:style>
    <style:style style:name="T566" style:parent-style-name="DefaultParagraphFont" style:family="text">
      <style:text-properties style:font-name="JetBrains Mono" fo:color="#6A8759" fo:font-size="10pt" style:font-size-asian="10pt"/>
    </style:style>
    <style:style style:name="T567" style:parent-style-name="DefaultParagraphFont" style:family="text">
      <style:text-properties style:font-name="JetBrains Mono" fo:color="#9876AA" fo:font-size="10pt" style:font-size-asian="10pt"/>
    </style:style>
    <style:style style:name="T568" style:parent-style-name="DefaultParagraphFont" style:family="text">
      <style:text-properties style:font-name="JetBrains Mono" fo:color="#BABABA" fo:font-size="10pt" style:font-size-asian="10pt"/>
    </style:style>
    <style:style style:name="T569" style:parent-style-name="DefaultParagraphFont" style:family="text">
      <style:text-properties style:font-name="JetBrains Mono" fo:color="#6A8759" fo:font-size="10pt" style:font-size-asian="10pt"/>
    </style:style>
    <style:style style:name="T570" style:parent-style-name="DefaultParagraphFont" style:family="text">
      <style:text-properties style:font-name="JetBrains Mono" fo:color="#E8BF6A" fo:font-size="10pt" style:font-size-asian="10pt"/>
    </style:style>
    <style:style style:name="T571" style:parent-style-name="DefaultParagraphFont" style:family="text">
      <style:text-properties style:font-name="JetBrains Mono" fo:color="#E8BF6A" fo:font-size="10pt" style:font-size-asian="10pt"/>
    </style:style>
    <style:style style:name="T572" style:parent-style-name="DefaultParagraphFont" style:family="text">
      <style:text-properties style:font-name="JetBrains Mono" fo:color="#E8BF6A" fo:font-size="10pt" style:font-size-asian="10pt"/>
    </style:style>
    <style:style style:name="T573" style:parent-style-name="DefaultParagraphFont" style:family="text">
      <style:text-properties style:font-name="JetBrains Mono" fo:color="#9876AA" fo:font-size="10pt" style:font-size-asian="10pt"/>
    </style:style>
    <style:style style:name="T574" style:parent-style-name="DefaultParagraphFont" style:family="text">
      <style:text-properties style:font-name="JetBrains Mono" fo:color="#BABABA" fo:font-size="10pt" style:font-size-asian="10pt"/>
    </style:style>
    <style:style style:name="T575" style:parent-style-name="DefaultParagraphFont" style:family="text">
      <style:text-properties style:font-name="JetBrains Mono" fo:color="#6A8759" fo:font-size="10pt" style:font-size-asian="10pt"/>
    </style:style>
    <style:style style:name="T576" style:parent-style-name="DefaultParagraphFont" style:family="text">
      <style:text-properties style:font-name="JetBrains Mono" fo:color="#6A8759" fo:font-size="10pt" style:font-size-asian="10pt"/>
    </style:style>
    <style:style style:name="T577" style:parent-style-name="DefaultParagraphFont" style:family="text">
      <style:text-properties style:font-name="JetBrains Mono" fo:color="#9876AA" fo:font-size="10pt" style:font-size-asian="10pt"/>
    </style:style>
    <style:style style:name="T578" style:parent-style-name="DefaultParagraphFont" style:family="text">
      <style:text-properties style:font-name="JetBrains Mono" fo:color="#BABABA" fo:font-size="10pt" style:font-size-asian="10pt"/>
    </style:style>
    <style:style style:name="T579" style:parent-style-name="DefaultParagraphFont" style:family="text">
      <style:text-properties style:font-name="JetBrains Mono" fo:color="#6A8759" fo:font-size="10pt" style:font-size-asian="10pt"/>
    </style:style>
    <style:style style:name="T580" style:parent-style-name="DefaultParagraphFont" style:family="text">
      <style:text-properties style:font-name="JetBrains Mono" fo:color="#6A8759" fo:font-size="10pt" style:font-size-asian="10pt"/>
    </style:style>
    <style:style style:name="T581" style:parent-style-name="DefaultParagraphFont" style:family="text">
      <style:text-properties style:font-name="JetBrains Mono" fo:color="#9876AA" fo:font-size="10pt" style:font-size-asian="10pt"/>
    </style:style>
    <style:style style:name="T582" style:parent-style-name="DefaultParagraphFont" style:family="text">
      <style:text-properties style:font-name="JetBrains Mono" fo:color="#BABABA" fo:font-size="10pt" style:font-size-asian="10pt"/>
    </style:style>
    <style:style style:name="T583" style:parent-style-name="DefaultParagraphFont" style:family="text">
      <style:text-properties style:font-name="JetBrains Mono" fo:color="#6A8759" fo:font-size="10pt" style:font-size-asian="10pt"/>
    </style:style>
    <style:style style:name="T584" style:parent-style-name="DefaultParagraphFont" style:family="text">
      <style:text-properties style:font-name="JetBrains Mono" fo:color="#6A8759" fo:font-size="10pt" style:font-size-asian="10pt"/>
    </style:style>
    <style:style style:name="T585" style:parent-style-name="DefaultParagraphFont" style:family="text">
      <style:text-properties style:font-name="JetBrains Mono" fo:color="#6A8759" fo:font-size="10pt" style:font-size-asian="10pt"/>
    </style:style>
    <style:style style:name="T586" style:parent-style-name="DefaultParagraphFont" style:family="text">
      <style:text-properties style:font-name="JetBrains Mono" fo:color="#9876AA" fo:font-size="10pt" style:font-size-asian="10pt"/>
    </style:style>
    <style:style style:name="T587" style:parent-style-name="DefaultParagraphFont" style:family="text">
      <style:text-properties style:font-name="JetBrains Mono" fo:color="#BABABA" fo:font-size="10pt" style:font-size-asian="10pt"/>
    </style:style>
    <style:style style:name="T588" style:parent-style-name="DefaultParagraphFont" style:family="text">
      <style:text-properties style:font-name="JetBrains Mono" fo:color="#6A8759" fo:font-size="10pt" style:font-size-asian="10pt"/>
    </style:style>
    <style:style style:name="T589" style:parent-style-name="DefaultParagraphFont" style:family="text">
      <style:text-properties style:font-name="JetBrains Mono" fo:color="#6A8759" fo:font-size="10pt" style:font-size-asian="10pt"/>
    </style:style>
    <style:style style:name="T590" style:parent-style-name="DefaultParagraphFont" style:family="text">
      <style:text-properties style:font-name="JetBrains Mono" fo:color="#9876AA" fo:font-size="10pt" style:font-size-asian="10pt"/>
    </style:style>
    <style:style style:name="T591" style:parent-style-name="DefaultParagraphFont" style:family="text">
      <style:text-properties style:font-name="JetBrains Mono" fo:color="#BABABA" fo:font-size="10pt" style:font-size-asian="10pt"/>
    </style:style>
    <style:style style:name="T592" style:parent-style-name="DefaultParagraphFont" style:family="text">
      <style:text-properties style:font-name="JetBrains Mono" fo:color="#6A8759" fo:font-size="10pt" style:font-size-asian="10pt"/>
    </style:style>
    <style:style style:name="T593" style:parent-style-name="DefaultParagraphFont" style:family="text">
      <style:text-properties style:font-name="JetBrains Mono" fo:color="#6A8759" fo:font-size="10pt" style:font-size-asian="10pt"/>
    </style:style>
    <style:style style:name="T594" style:parent-style-name="DefaultParagraphFont" style:family="text">
      <style:text-properties style:font-name="JetBrains Mono" fo:color="#9876AA" fo:font-size="10pt" style:font-size-asian="10pt"/>
    </style:style>
    <style:style style:name="T595" style:parent-style-name="DefaultParagraphFont" style:family="text">
      <style:text-properties style:font-name="JetBrains Mono" fo:color="#BABABA" fo:font-size="10pt" style:font-size-asian="10pt"/>
    </style:style>
    <style:style style:name="T596" style:parent-style-name="DefaultParagraphFont" style:family="text">
      <style:text-properties style:font-name="JetBrains Mono" fo:color="#6A8759" fo:font-size="10pt" style:font-size-asian="10pt"/>
    </style:style>
    <style:style style:name="T597" style:parent-style-name="DefaultParagraphFont" style:family="text">
      <style:text-properties style:font-name="JetBrains Mono" fo:color="#6A8759" fo:font-size="10pt" style:font-size-asian="10pt"/>
    </style:style>
    <style:style style:name="T598" style:parent-style-name="DefaultParagraphFont" style:family="text">
      <style:text-properties style:font-name="JetBrains Mono" fo:color="#9876AA" fo:font-size="10pt" style:font-size-asian="10pt"/>
    </style:style>
    <style:style style:name="T599" style:parent-style-name="DefaultParagraphFont" style:family="text">
      <style:text-properties style:font-name="JetBrains Mono" fo:color="#BABABA" fo:font-size="10pt" style:font-size-asian="10pt"/>
    </style:style>
    <style:style style:name="T600" style:parent-style-name="DefaultParagraphFont" style:family="text">
      <style:text-properties style:font-name="JetBrains Mono" fo:color="#6A8759" fo:font-size="10pt" style:font-size-asian="10pt"/>
    </style:style>
    <style:style style:name="T601" style:parent-style-name="DefaultParagraphFont" style:family="text">
      <style:text-properties style:font-name="JetBrains Mono" fo:color="#E8BF6A" fo:font-size="10pt" style:font-size-asian="10pt"/>
    </style:style>
    <style:style style:name="T602" style:parent-style-name="DefaultParagraphFont" style:family="text">
      <style:text-properties style:font-name="JetBrains Mono" fo:color="#E8BF6A" fo:font-size="10pt" style:font-size-asian="10pt"/>
    </style:style>
    <style:style style:name="T603" style:parent-style-name="DefaultParagraphFont" style:family="text">
      <style:text-properties style:font-name="JetBrains Mono" fo:color="#E8BF6A" fo:font-size="10pt" style:font-size-asian="10pt"/>
    </style:style>
    <style:style style:name="T604" style:parent-style-name="DefaultParagraphFont" style:family="text">
      <style:text-properties style:font-name="JetBrains Mono" fo:color="#9876AA" fo:font-size="10pt" style:font-size-asian="10pt"/>
    </style:style>
    <style:style style:name="T605" style:parent-style-name="DefaultParagraphFont" style:family="text">
      <style:text-properties style:font-name="JetBrains Mono" fo:color="#BABABA" fo:font-size="10pt" style:font-size-asian="10pt"/>
    </style:style>
    <style:style style:name="T606" style:parent-style-name="DefaultParagraphFont" style:family="text">
      <style:text-properties style:font-name="JetBrains Mono" fo:color="#6A8759" fo:font-size="10pt" style:font-size-asian="10pt"/>
    </style:style>
    <style:style style:name="T607" style:parent-style-name="DefaultParagraphFont" style:family="text">
      <style:text-properties style:font-name="JetBrains Mono" fo:color="#6A8759" fo:font-size="10pt" style:font-size-asian="10pt"/>
    </style:style>
    <style:style style:name="T608" style:parent-style-name="DefaultParagraphFont" style:family="text">
      <style:text-properties style:font-name="JetBrains Mono" fo:color="#9876AA" fo:font-size="10pt" style:font-size-asian="10pt"/>
    </style:style>
    <style:style style:name="T609" style:parent-style-name="DefaultParagraphFont" style:family="text">
      <style:text-properties style:font-name="JetBrains Mono" fo:color="#BABABA" fo:font-size="10pt" style:font-size-asian="10pt"/>
    </style:style>
    <style:style style:name="T610" style:parent-style-name="DefaultParagraphFont" style:family="text">
      <style:text-properties style:font-name="JetBrains Mono" fo:color="#6A8759" fo:font-size="10pt" style:font-size-asian="10pt"/>
    </style:style>
    <style:style style:name="T611" style:parent-style-name="DefaultParagraphFont" style:family="text">
      <style:text-properties style:font-name="JetBrains Mono" fo:color="#6A8759" fo:font-size="10pt" style:font-size-asian="10pt"/>
    </style:style>
    <style:style style:name="T612" style:parent-style-name="DefaultParagraphFont" style:family="text">
      <style:text-properties style:font-name="JetBrains Mono" fo:color="#9876AA" fo:font-size="10pt" style:font-size-asian="10pt"/>
    </style:style>
    <style:style style:name="T613" style:parent-style-name="DefaultParagraphFont" style:family="text">
      <style:text-properties style:font-name="JetBrains Mono" fo:color="#BABABA" fo:font-size="10pt" style:font-size-asian="10pt"/>
    </style:style>
    <style:style style:name="T614" style:parent-style-name="DefaultParagraphFont" style:family="text">
      <style:text-properties style:font-name="JetBrains Mono" fo:color="#6A8759" fo:font-size="10pt" style:font-size-asian="10pt"/>
    </style:style>
    <style:style style:name="T615" style:parent-style-name="DefaultParagraphFont" style:family="text">
      <style:text-properties style:font-name="JetBrains Mono" fo:color="#6A8759" fo:font-size="10pt" style:font-size-asian="10pt"/>
    </style:style>
    <style:style style:name="T616" style:parent-style-name="DefaultParagraphFont" style:family="text">
      <style:text-properties style:font-name="JetBrains Mono" fo:color="#9876AA" fo:font-size="10pt" style:font-size-asian="10pt"/>
    </style:style>
    <style:style style:name="T617" style:parent-style-name="DefaultParagraphFont" style:family="text">
      <style:text-properties style:font-name="JetBrains Mono" fo:color="#BABABA" fo:font-size="10pt" style:font-size-asian="10pt"/>
    </style:style>
    <style:style style:name="T618" style:parent-style-name="DefaultParagraphFont" style:family="text">
      <style:text-properties style:font-name="JetBrains Mono" fo:color="#6A8759" fo:font-size="10pt" style:font-size-asian="10pt"/>
    </style:style>
    <style:style style:name="T619" style:parent-style-name="DefaultParagraphFont" style:family="text">
      <style:text-properties style:font-name="JetBrains Mono" fo:color="#6A8759" fo:font-size="10pt" style:font-size-asian="10pt"/>
    </style:style>
    <style:style style:name="T620" style:parent-style-name="DefaultParagraphFont" style:family="text">
      <style:text-properties style:font-name="JetBrains Mono" fo:color="#9876AA" fo:font-size="10pt" style:font-size-asian="10pt"/>
    </style:style>
    <style:style style:name="T621" style:parent-style-name="DefaultParagraphFont" style:family="text">
      <style:text-properties style:font-name="JetBrains Mono" fo:color="#BABABA" fo:font-size="10pt" style:font-size-asian="10pt"/>
    </style:style>
    <style:style style:name="T622" style:parent-style-name="DefaultParagraphFont" style:family="text">
      <style:text-properties style:font-name="JetBrains Mono" fo:color="#6A8759" fo:font-size="10pt" style:font-size-asian="10pt"/>
    </style:style>
    <style:style style:name="T623" style:parent-style-name="DefaultParagraphFont" style:family="text">
      <style:text-properties style:font-name="JetBrains Mono" fo:color="#6A8759" fo:font-size="10pt" style:font-size-asian="10pt"/>
    </style:style>
    <style:style style:name="T624" style:parent-style-name="DefaultParagraphFont" style:family="text">
      <style:text-properties style:font-name="JetBrains Mono" fo:color="#9876AA" fo:font-size="10pt" style:font-size-asian="10pt"/>
    </style:style>
    <style:style style:name="T625" style:parent-style-name="DefaultParagraphFont" style:family="text">
      <style:text-properties style:font-name="JetBrains Mono" fo:color="#BABABA" fo:font-size="10pt" style:font-size-asian="10pt"/>
    </style:style>
    <style:style style:name="T626" style:parent-style-name="DefaultParagraphFont" style:family="text">
      <style:text-properties style:font-name="JetBrains Mono" fo:color="#6A8759" fo:font-size="10pt" style:font-size-asian="10pt"/>
    </style:style>
    <style:style style:name="T627" style:parent-style-name="DefaultParagraphFont" style:family="text">
      <style:text-properties style:font-name="JetBrains Mono" fo:color="#6A8759" fo:font-size="10pt" style:font-size-asian="10pt"/>
    </style:style>
    <style:style style:name="T628" style:parent-style-name="DefaultParagraphFont" style:family="text">
      <style:text-properties style:font-name="JetBrains Mono" fo:color="#9876AA" fo:font-size="10pt" style:font-size-asian="10pt"/>
    </style:style>
    <style:style style:name="T629" style:parent-style-name="DefaultParagraphFont" style:family="text">
      <style:text-properties style:font-name="JetBrains Mono" fo:color="#BABABA" fo:font-size="10pt" style:font-size-asian="10pt"/>
    </style:style>
    <style:style style:name="T630" style:parent-style-name="DefaultParagraphFont" style:family="text">
      <style:text-properties style:font-name="JetBrains Mono" fo:color="#6A8759" fo:font-size="10pt" style:font-size-asian="10pt"/>
    </style:style>
    <style:style style:name="T631" style:parent-style-name="DefaultParagraphFont" style:family="text">
      <style:text-properties style:font-name="JetBrains Mono" fo:color="#6A8759" fo:font-size="10pt" style:font-size-asian="10pt"/>
    </style:style>
    <style:style style:name="T632" style:parent-style-name="DefaultParagraphFont" style:family="text">
      <style:text-properties style:font-name="JetBrains Mono" fo:color="#6A8759" fo:font-size="10pt" style:font-size-asian="10pt"/>
    </style:style>
    <style:style style:name="T633" style:parent-style-name="DefaultParagraphFont" style:family="text">
      <style:text-properties style:font-name="JetBrains Mono" fo:color="#9876AA" fo:font-size="10pt" style:font-size-asian="10pt"/>
    </style:style>
    <style:style style:name="T634" style:parent-style-name="DefaultParagraphFont" style:family="text">
      <style:text-properties style:font-name="JetBrains Mono" fo:color="#BABABA" fo:font-size="10pt" style:font-size-asian="10pt"/>
    </style:style>
    <style:style style:name="T635" style:parent-style-name="DefaultParagraphFont" style:family="text">
      <style:text-properties style:font-name="JetBrains Mono" fo:color="#6A8759" fo:font-size="10pt" style:font-size-asian="10pt"/>
    </style:style>
    <style:style style:name="T636" style:parent-style-name="DefaultParagraphFont" style:family="text">
      <style:text-properties style:font-name="JetBrains Mono" fo:color="#6A8759" fo:font-size="10pt" style:font-size-asian="10pt"/>
    </style:style>
    <style:style style:name="T637" style:parent-style-name="DefaultParagraphFont" style:family="text">
      <style:text-properties style:font-name="JetBrains Mono" fo:color="#E8BF6A" fo:font-size="10pt" style:font-size-asian="10pt"/>
    </style:style>
    <style:style style:name="T638" style:parent-style-name="DefaultParagraphFont" style:family="text">
      <style:text-properties style:font-name="JetBrains Mono" fo:color="#E8BF6A" fo:font-size="10pt" style:font-size-asian="10pt"/>
    </style:style>
    <style:style style:name="T639" style:parent-style-name="DefaultParagraphFont" style:family="text">
      <style:text-properties style:font-name="JetBrains Mono" fo:color="#E8BF6A" fo:font-size="10pt" style:font-size-asian="10pt"/>
    </style:style>
    <style:style style:name="T640" style:parent-style-name="DefaultParagraphFont" style:family="text">
      <style:text-properties style:font-name="JetBrains Mono" fo:color="#9876AA" fo:font-size="10pt" style:font-size-asian="10pt"/>
    </style:style>
    <style:style style:name="T641" style:parent-style-name="DefaultParagraphFont" style:family="text">
      <style:text-properties style:font-name="JetBrains Mono" fo:color="#BABABA" fo:font-size="10pt" style:font-size-asian="10pt"/>
    </style:style>
    <style:style style:name="T642" style:parent-style-name="DefaultParagraphFont" style:family="text">
      <style:text-properties style:font-name="JetBrains Mono" fo:color="#6A8759" fo:font-size="10pt" style:font-size-asian="10pt"/>
    </style:style>
    <style:style style:name="T643" style:parent-style-name="DefaultParagraphFont" style:family="text">
      <style:text-properties style:font-name="JetBrains Mono" fo:color="#6A8759" fo:font-size="10pt" style:font-size-asian="10pt"/>
    </style:style>
    <style:style style:name="T644" style:parent-style-name="DefaultParagraphFont" style:family="text">
      <style:text-properties style:font-name="JetBrains Mono" fo:color="#9876AA" fo:font-size="10pt" style:font-size-asian="10pt"/>
    </style:style>
    <style:style style:name="T645" style:parent-style-name="DefaultParagraphFont" style:family="text">
      <style:text-properties style:font-name="JetBrains Mono" fo:color="#BABABA" fo:font-size="10pt" style:font-size-asian="10pt"/>
    </style:style>
    <style:style style:name="T646" style:parent-style-name="DefaultParagraphFont" style:family="text">
      <style:text-properties style:font-name="JetBrains Mono" fo:color="#6A8759" fo:font-size="10pt" style:font-size-asian="10pt"/>
    </style:style>
    <style:style style:name="T647" style:parent-style-name="DefaultParagraphFont" style:family="text">
      <style:text-properties style:font-name="JetBrains Mono" fo:color="#6A8759" fo:font-size="10pt" style:font-size-asian="10pt"/>
    </style:style>
    <style:style style:name="T648" style:parent-style-name="DefaultParagraphFont" style:family="text">
      <style:text-properties style:font-name="JetBrains Mono" fo:color="#9876AA" fo:font-size="10pt" style:font-size-asian="10pt"/>
    </style:style>
    <style:style style:name="T649" style:parent-style-name="DefaultParagraphFont" style:family="text">
      <style:text-properties style:font-name="JetBrains Mono" fo:color="#BABABA" fo:font-size="10pt" style:font-size-asian="10pt"/>
    </style:style>
    <style:style style:name="T650" style:parent-style-name="DefaultParagraphFont" style:family="text">
      <style:text-properties style:font-name="JetBrains Mono" fo:color="#6A8759" fo:font-size="10pt" style:font-size-asian="10pt"/>
    </style:style>
    <style:style style:name="T651" style:parent-style-name="DefaultParagraphFont" style:family="text">
      <style:text-properties style:font-name="JetBrains Mono" fo:color="#6A8759" fo:font-size="10pt" style:font-size-asian="10pt"/>
    </style:style>
    <style:style style:name="T652" style:parent-style-name="DefaultParagraphFont" style:family="text">
      <style:text-properties style:font-name="JetBrains Mono" fo:color="#9876AA" fo:font-size="10pt" style:font-size-asian="10pt"/>
    </style:style>
    <style:style style:name="T653" style:parent-style-name="DefaultParagraphFont" style:family="text">
      <style:text-properties style:font-name="JetBrains Mono" fo:color="#BABABA" fo:font-size="10pt" style:font-size-asian="10pt"/>
    </style:style>
    <style:style style:name="T654" style:parent-style-name="DefaultParagraphFont" style:family="text">
      <style:text-properties style:font-name="JetBrains Mono" fo:color="#6A8759" fo:font-size="10pt" style:font-size-asian="10pt"/>
    </style:style>
    <style:style style:name="T655" style:parent-style-name="DefaultParagraphFont" style:family="text">
      <style:text-properties style:font-name="JetBrains Mono" fo:color="#6A8759" fo:font-size="10pt" style:font-size-asian="10pt"/>
    </style:style>
    <style:style style:name="T656" style:parent-style-name="DefaultParagraphFont" style:family="text">
      <style:text-properties style:font-name="JetBrains Mono" fo:color="#9876AA" fo:font-size="10pt" style:font-size-asian="10pt"/>
    </style:style>
    <style:style style:name="T657" style:parent-style-name="DefaultParagraphFont" style:family="text">
      <style:text-properties style:font-name="JetBrains Mono" fo:color="#BABABA" fo:font-size="10pt" style:font-size-asian="10pt"/>
    </style:style>
    <style:style style:name="T658" style:parent-style-name="DefaultParagraphFont" style:family="text">
      <style:text-properties style:font-name="JetBrains Mono" fo:color="#6A8759" fo:font-size="10pt" style:font-size-asian="10pt"/>
    </style:style>
    <style:style style:name="T659" style:parent-style-name="DefaultParagraphFont" style:family="text">
      <style:text-properties style:font-name="JetBrains Mono" fo:color="#6A8759" fo:font-size="10pt" style:font-size-asian="10pt"/>
    </style:style>
    <style:style style:name="T660" style:parent-style-name="DefaultParagraphFont" style:family="text">
      <style:text-properties style:font-name="JetBrains Mono" fo:color="#6A8759" fo:font-size="10pt" style:font-size-asian="10pt"/>
    </style:style>
    <style:style style:name="T661" style:parent-style-name="DefaultParagraphFont" style:family="text">
      <style:text-properties style:font-name="JetBrains Mono" fo:color="#9876AA" fo:font-size="10pt" style:font-size-asian="10pt"/>
    </style:style>
    <style:style style:name="T662" style:parent-style-name="DefaultParagraphFont" style:family="text">
      <style:text-properties style:font-name="JetBrains Mono" fo:color="#BABABA" fo:font-size="10pt" style:font-size-asian="10pt"/>
    </style:style>
    <style:style style:name="T663" style:parent-style-name="DefaultParagraphFont" style:family="text">
      <style:text-properties style:font-name="JetBrains Mono" fo:color="#6A8759" fo:font-size="10pt" style:font-size-asian="10pt"/>
    </style:style>
    <style:style style:name="T664" style:parent-style-name="DefaultParagraphFont" style:family="text">
      <style:text-properties style:font-name="JetBrains Mono" fo:color="#6A8759" fo:font-size="10pt" style:font-size-asian="10pt"/>
    </style:style>
    <style:style style:name="T665" style:parent-style-name="DefaultParagraphFont" style:family="text">
      <style:text-properties style:font-name="JetBrains Mono" fo:color="#9876AA" fo:font-size="10pt" style:font-size-asian="10pt"/>
    </style:style>
    <style:style style:name="T666" style:parent-style-name="DefaultParagraphFont" style:family="text">
      <style:text-properties style:font-name="JetBrains Mono" fo:color="#BABABA" fo:font-size="10pt" style:font-size-asian="10pt"/>
    </style:style>
    <style:style style:name="T667" style:parent-style-name="DefaultParagraphFont" style:family="text">
      <style:text-properties style:font-name="JetBrains Mono" fo:color="#6A8759" fo:font-size="10pt" style:font-size-asian="10pt"/>
    </style:style>
    <style:style style:name="T668" style:parent-style-name="DefaultParagraphFont" style:family="text">
      <style:text-properties style:font-name="JetBrains Mono" fo:color="#6A8759" fo:font-size="10pt" style:font-size-asian="10pt"/>
    </style:style>
    <style:style style:name="T669" style:parent-style-name="DefaultParagraphFont" style:family="text">
      <style:text-properties style:font-name="JetBrains Mono" fo:color="#E8BF6A" fo:font-size="10pt" style:font-size-asian="10pt"/>
    </style:style>
    <style:style style:name="T670" style:parent-style-name="DefaultParagraphFont" style:family="text">
      <style:text-properties style:font-name="JetBrains Mono" fo:color="#E8BF6A" fo:font-size="10pt" style:font-size-asian="10pt"/>
    </style:style>
    <style:style style:name="T671" style:parent-style-name="DefaultParagraphFont" style:family="text">
      <style:text-properties style:font-name="JetBrains Mono" fo:color="#E8BF6A" fo:font-size="10pt" style:font-size-asian="10pt"/>
    </style:style>
    <style:style style:name="T672" style:parent-style-name="DefaultParagraphFont" style:family="text">
      <style:text-properties style:font-name="JetBrains Mono" fo:color="#9876AA" fo:font-size="10pt" style:font-size-asian="10pt"/>
    </style:style>
    <style:style style:name="T673" style:parent-style-name="DefaultParagraphFont" style:family="text">
      <style:text-properties style:font-name="JetBrains Mono" fo:color="#BABABA" fo:font-size="10pt" style:font-size-asian="10pt"/>
    </style:style>
    <style:style style:name="T674" style:parent-style-name="DefaultParagraphFont" style:family="text">
      <style:text-properties style:font-name="JetBrains Mono" fo:color="#6A8759" fo:font-size="10pt" style:font-size-asian="10pt"/>
    </style:style>
    <style:style style:name="T675" style:parent-style-name="DefaultParagraphFont" style:family="text">
      <style:text-properties style:font-name="JetBrains Mono" fo:color="#6A8759" fo:font-size="10pt" style:font-size-asian="10pt"/>
    </style:style>
    <style:style style:name="T676" style:parent-style-name="DefaultParagraphFont" style:family="text">
      <style:text-properties style:font-name="JetBrains Mono" fo:color="#9876AA" fo:font-size="10pt" style:font-size-asian="10pt"/>
    </style:style>
    <style:style style:name="T677" style:parent-style-name="DefaultParagraphFont" style:family="text">
      <style:text-properties style:font-name="JetBrains Mono" fo:color="#BABABA" fo:font-size="10pt" style:font-size-asian="10pt"/>
    </style:style>
    <style:style style:name="T678" style:parent-style-name="DefaultParagraphFont" style:family="text">
      <style:text-properties style:font-name="JetBrains Mono" fo:color="#6A8759" fo:font-size="10pt" style:font-size-asian="10pt"/>
    </style:style>
    <style:style style:name="T679" style:parent-style-name="DefaultParagraphFont" style:family="text">
      <style:text-properties style:font-name="JetBrains Mono" fo:color="#6A8759" fo:font-size="10pt" style:font-size-asian="10pt"/>
    </style:style>
    <style:style style:name="T680" style:parent-style-name="DefaultParagraphFont" style:family="text">
      <style:text-properties style:font-name="JetBrains Mono" fo:color="#9876AA" fo:font-size="10pt" style:font-size-asian="10pt"/>
    </style:style>
    <style:style style:name="T681" style:parent-style-name="DefaultParagraphFont" style:family="text">
      <style:text-properties style:font-name="JetBrains Mono" fo:color="#BABABA" fo:font-size="10pt" style:font-size-asian="10pt"/>
    </style:style>
    <style:style style:name="T682" style:parent-style-name="DefaultParagraphFont" style:family="text">
      <style:text-properties style:font-name="JetBrains Mono" fo:color="#6A8759" fo:font-size="10pt" style:font-size-asian="10pt"/>
    </style:style>
    <style:style style:name="T683" style:parent-style-name="DefaultParagraphFont" style:family="text">
      <style:text-properties style:font-name="JetBrains Mono" fo:color="#6A8759" fo:font-size="10pt" style:font-size-asian="10pt"/>
    </style:style>
    <style:style style:name="T684" style:parent-style-name="DefaultParagraphFont" style:family="text">
      <style:text-properties style:font-name="JetBrains Mono" fo:color="#9876AA" fo:font-size="10pt" style:font-size-asian="10pt"/>
    </style:style>
    <style:style style:name="T685" style:parent-style-name="DefaultParagraphFont" style:family="text">
      <style:text-properties style:font-name="JetBrains Mono" fo:color="#BABABA" fo:font-size="10pt" style:font-size-asian="10pt"/>
    </style:style>
    <style:style style:name="T686" style:parent-style-name="DefaultParagraphFont" style:family="text">
      <style:text-properties style:font-name="JetBrains Mono" fo:color="#6A8759" fo:font-size="10pt" style:font-size-asian="10pt"/>
    </style:style>
    <style:style style:name="T687" style:parent-style-name="DefaultParagraphFont" style:family="text">
      <style:text-properties style:font-name="JetBrains Mono" fo:color="#6A8759" fo:font-size="10pt" style:font-size-asian="10pt"/>
    </style:style>
    <style:style style:name="T688" style:parent-style-name="DefaultParagraphFont" style:family="text">
      <style:text-properties style:font-name="JetBrains Mono" fo:color="#9876AA" fo:font-size="10pt" style:font-size-asian="10pt"/>
    </style:style>
    <style:style style:name="T689" style:parent-style-name="DefaultParagraphFont" style:family="text">
      <style:text-properties style:font-name="JetBrains Mono" fo:color="#BABABA" fo:font-size="10pt" style:font-size-asian="10pt"/>
    </style:style>
    <style:style style:name="T690" style:parent-style-name="DefaultParagraphFont" style:family="text">
      <style:text-properties style:font-name="JetBrains Mono" fo:color="#6A8759" fo:font-size="10pt" style:font-size-asian="10pt"/>
    </style:style>
    <style:style style:name="T691" style:parent-style-name="DefaultParagraphFont" style:family="text">
      <style:text-properties style:font-name="JetBrains Mono" fo:color="#6A8759" fo:font-size="10pt" style:font-size-asian="10pt"/>
    </style:style>
    <style:style style:name="T692" style:parent-style-name="DefaultParagraphFont" style:family="text">
      <style:text-properties style:font-name="JetBrains Mono" fo:color="#9876AA" fo:font-size="10pt" style:font-size-asian="10pt"/>
    </style:style>
    <style:style style:name="T693" style:parent-style-name="DefaultParagraphFont" style:family="text">
      <style:text-properties style:font-name="JetBrains Mono" fo:color="#9876AA" fo:font-size="10pt" style:font-size-asian="10pt"/>
    </style:style>
    <style:style style:name="T694" style:parent-style-name="DefaultParagraphFont" style:family="text">
      <style:text-properties style:font-name="JetBrains Mono" fo:color="#BABABA" fo:font-size="10pt" style:font-size-asian="10pt"/>
    </style:style>
    <style:style style:name="T695" style:parent-style-name="DefaultParagraphFont" style:family="text">
      <style:text-properties style:font-name="JetBrains Mono" fo:color="#6A8759" fo:font-size="10pt" style:font-size-asian="10pt"/>
    </style:style>
    <style:style style:name="T696" style:parent-style-name="DefaultParagraphFont" style:family="text">
      <style:text-properties style:font-name="JetBrains Mono" fo:color="#E8BF6A" fo:font-size="10pt" style:font-size-asian="10pt"/>
    </style:style>
    <style:style style:name="T697" style:parent-style-name="DefaultParagraphFont" style:family="text">
      <style:text-properties style:font-name="JetBrains Mono" fo:color="#E8BF6A" fo:font-size="10pt" style:font-size-asian="10pt"/>
    </style:style>
    <style:style style:name="T698" style:parent-style-name="DefaultParagraphFont" style:family="text">
      <style:text-properties style:font-name="JetBrains Mono" fo:color="#E8BF6A" fo:font-size="10pt" style:font-size-asian="10pt"/>
    </style:style>
    <style:style style:name="T699" style:parent-style-name="DefaultParagraphFont" style:family="text">
      <style:text-properties style:font-name="JetBrains Mono" fo:color="#9876AA" fo:font-size="10pt" style:font-size-asian="10pt"/>
    </style:style>
    <style:style style:name="T700" style:parent-style-name="DefaultParagraphFont" style:family="text">
      <style:text-properties style:font-name="JetBrains Mono" fo:color="#BABABA" fo:font-size="10pt" style:font-size-asian="10pt"/>
    </style:style>
    <style:style style:name="T701" style:parent-style-name="DefaultParagraphFont" style:family="text">
      <style:text-properties style:font-name="JetBrains Mono" fo:color="#6A8759" fo:font-size="10pt" style:font-size-asian="10pt"/>
    </style:style>
    <style:style style:name="T702" style:parent-style-name="DefaultParagraphFont" style:family="text">
      <style:text-properties style:font-name="JetBrains Mono" fo:color="#6A8759" fo:font-size="10pt" style:font-size-asian="10pt"/>
    </style:style>
    <style:style style:name="T703" style:parent-style-name="DefaultParagraphFont" style:family="text">
      <style:text-properties style:font-name="JetBrains Mono" fo:color="#9876AA" fo:font-size="10pt" style:font-size-asian="10pt"/>
    </style:style>
    <style:style style:name="T704" style:parent-style-name="DefaultParagraphFont" style:family="text">
      <style:text-properties style:font-name="JetBrains Mono" fo:color="#BABABA" fo:font-size="10pt" style:font-size-asian="10pt"/>
    </style:style>
    <style:style style:name="T705" style:parent-style-name="DefaultParagraphFont" style:family="text">
      <style:text-properties style:font-name="JetBrains Mono" fo:color="#6A8759" fo:font-size="10pt" style:font-size-asian="10pt"/>
    </style:style>
    <style:style style:name="T706" style:parent-style-name="DefaultParagraphFont" style:family="text">
      <style:text-properties style:font-name="JetBrains Mono" fo:color="#6A8759" fo:font-size="10pt" style:font-size-asian="10pt"/>
    </style:style>
    <style:style style:name="T707" style:parent-style-name="DefaultParagraphFont" style:family="text">
      <style:text-properties style:font-name="JetBrains Mono" fo:color="#9876AA" fo:font-size="10pt" style:font-size-asian="10pt"/>
    </style:style>
    <style:style style:name="T708" style:parent-style-name="DefaultParagraphFont" style:family="text">
      <style:text-properties style:font-name="JetBrains Mono" fo:color="#BABABA" fo:font-size="10pt" style:font-size-asian="10pt"/>
    </style:style>
    <style:style style:name="T709" style:parent-style-name="DefaultParagraphFont" style:family="text">
      <style:text-properties style:font-name="JetBrains Mono" fo:color="#6A8759" fo:font-size="10pt" style:font-size-asian="10pt"/>
    </style:style>
    <style:style style:name="T710" style:parent-style-name="DefaultParagraphFont" style:family="text">
      <style:text-properties style:font-name="JetBrains Mono" fo:color="#6A8759" fo:font-size="10pt" style:font-size-asian="10pt"/>
    </style:style>
    <style:style style:name="T711" style:parent-style-name="DefaultParagraphFont" style:family="text">
      <style:text-properties style:font-name="JetBrains Mono" fo:color="#9876AA" fo:font-size="10pt" style:font-size-asian="10pt"/>
    </style:style>
    <style:style style:name="T712" style:parent-style-name="DefaultParagraphFont" style:family="text">
      <style:text-properties style:font-name="JetBrains Mono" fo:color="#BABABA" fo:font-size="10pt" style:font-size-asian="10pt"/>
    </style:style>
    <style:style style:name="T713" style:parent-style-name="DefaultParagraphFont" style:family="text">
      <style:text-properties style:font-name="JetBrains Mono" fo:color="#6A8759" fo:font-size="10pt" style:font-size-asian="10pt"/>
    </style:style>
    <style:style style:name="T714" style:parent-style-name="DefaultParagraphFont" style:family="text">
      <style:text-properties style:font-name="JetBrains Mono" fo:color="#6A8759" fo:font-size="10pt" style:font-size-asian="10pt"/>
    </style:style>
    <style:style style:name="T715" style:parent-style-name="DefaultParagraphFont" style:family="text">
      <style:text-properties style:font-name="JetBrains Mono" fo:color="#9876AA" fo:font-size="10pt" style:font-size-asian="10pt"/>
    </style:style>
    <style:style style:name="T716" style:parent-style-name="DefaultParagraphFont" style:family="text">
      <style:text-properties style:font-name="JetBrains Mono" fo:color="#BABABA" fo:font-size="10pt" style:font-size-asian="10pt"/>
    </style:style>
    <style:style style:name="T717" style:parent-style-name="DefaultParagraphFont" style:family="text">
      <style:text-properties style:font-name="JetBrains Mono" fo:color="#6A8759" fo:font-size="10pt" style:font-size-asian="10pt"/>
    </style:style>
    <style:style style:name="T718" style:parent-style-name="DefaultParagraphFont" style:family="text">
      <style:text-properties style:font-name="JetBrains Mono" fo:color="#6A8759" fo:font-size="10pt" style:font-size-asian="10pt"/>
    </style:style>
    <style:style style:name="T719" style:parent-style-name="DefaultParagraphFont" style:family="text">
      <style:text-properties style:font-name="JetBrains Mono" fo:color="#9876AA" fo:font-size="10pt" style:font-size-asian="10pt"/>
    </style:style>
    <style:style style:name="T720" style:parent-style-name="DefaultParagraphFont" style:family="text">
      <style:text-properties style:font-name="JetBrains Mono" fo:color="#BABABA" fo:font-size="10pt" style:font-size-asian="10pt"/>
    </style:style>
    <style:style style:name="T721" style:parent-style-name="DefaultParagraphFont" style:family="text">
      <style:text-properties style:font-name="JetBrains Mono" fo:color="#6A8759" fo:font-size="10pt" style:font-size-asian="10pt"/>
    </style:style>
    <style:style style:name="T722" style:parent-style-name="DefaultParagraphFont" style:family="text">
      <style:text-properties style:font-name="JetBrains Mono" fo:color="#6A8759" fo:font-size="10pt" style:font-size-asian="10pt"/>
    </style:style>
    <style:style style:name="T723" style:parent-style-name="DefaultParagraphFont" style:family="text">
      <style:text-properties style:font-name="JetBrains Mono" fo:color="#9876AA" fo:font-size="10pt" style:font-size-asian="10pt"/>
    </style:style>
    <style:style style:name="T724" style:parent-style-name="DefaultParagraphFont" style:family="text">
      <style:text-properties style:font-name="JetBrains Mono" fo:color="#BABABA" fo:font-size="10pt" style:font-size-asian="10pt"/>
    </style:style>
    <style:style style:name="T725" style:parent-style-name="DefaultParagraphFont" style:family="text">
      <style:text-properties style:font-name="JetBrains Mono" fo:color="#6A8759" fo:font-size="10pt" style:font-size-asian="10pt"/>
    </style:style>
    <style:style style:name="T726" style:parent-style-name="DefaultParagraphFont" style:family="text">
      <style:text-properties style:font-name="JetBrains Mono" fo:color="#6A8759" fo:font-size="10pt" style:font-size-asian="10pt"/>
    </style:style>
    <style:style style:name="T727" style:parent-style-name="DefaultParagraphFont" style:family="text">
      <style:text-properties style:font-name="JetBrains Mono" fo:color="#E8BF6A" fo:font-size="10pt" style:font-size-asian="10pt"/>
    </style:style>
    <style:style style:name="T728" style:parent-style-name="DefaultParagraphFont" style:family="text">
      <style:text-properties style:font-name="JetBrains Mono" fo:color="#E8BF6A" fo:font-size="10pt" style:font-size-asian="10pt"/>
    </style:style>
    <style:style style:name="T729" style:parent-style-name="DefaultParagraphFont" style:family="text">
      <style:text-properties style:font-name="JetBrains Mono" fo:color="#E8BF6A" fo:font-size="10pt" style:font-size-asian="10pt"/>
    </style:style>
    <style:style style:name="T730" style:parent-style-name="DefaultParagraphFont" style:family="text">
      <style:text-properties style:font-name="JetBrains Mono" fo:color="#9876AA" fo:font-size="10pt" style:font-size-asian="10pt"/>
    </style:style>
    <style:style style:name="T731" style:parent-style-name="DefaultParagraphFont" style:family="text">
      <style:text-properties style:font-name="JetBrains Mono" fo:color="#BABABA" fo:font-size="10pt" style:font-size-asian="10pt"/>
    </style:style>
    <style:style style:name="T732" style:parent-style-name="DefaultParagraphFont" style:family="text">
      <style:text-properties style:font-name="JetBrains Mono" fo:color="#6A8759" fo:font-size="10pt" style:font-size-asian="10pt"/>
    </style:style>
    <style:style style:name="T733" style:parent-style-name="DefaultParagraphFont" style:family="text">
      <style:text-properties style:font-name="JetBrains Mono" fo:color="#6A8759" fo:font-size="10pt" style:font-size-asian="10pt"/>
    </style:style>
    <style:style style:name="T734" style:parent-style-name="DefaultParagraphFont" style:family="text">
      <style:text-properties style:font-name="JetBrains Mono" fo:color="#9876AA" fo:font-size="10pt" style:font-size-asian="10pt"/>
    </style:style>
    <style:style style:name="T735" style:parent-style-name="DefaultParagraphFont" style:family="text">
      <style:text-properties style:font-name="JetBrains Mono" fo:color="#BABABA" fo:font-size="10pt" style:font-size-asian="10pt"/>
    </style:style>
    <style:style style:name="T736" style:parent-style-name="DefaultParagraphFont" style:family="text">
      <style:text-properties style:font-name="JetBrains Mono" fo:color="#6A8759" fo:font-size="10pt" style:font-size-asian="10pt"/>
    </style:style>
    <style:style style:name="T737" style:parent-style-name="DefaultParagraphFont" style:family="text">
      <style:text-properties style:font-name="JetBrains Mono" fo:color="#6A8759" fo:font-size="10pt" style:font-size-asian="10pt"/>
    </style:style>
    <style:style style:name="T738" style:parent-style-name="DefaultParagraphFont" style:family="text">
      <style:text-properties style:font-name="JetBrains Mono" fo:color="#9876AA" fo:font-size="10pt" style:font-size-asian="10pt"/>
    </style:style>
    <style:style style:name="T739" style:parent-style-name="DefaultParagraphFont" style:family="text">
      <style:text-properties style:font-name="JetBrains Mono" fo:color="#BABABA" fo:font-size="10pt" style:font-size-asian="10pt"/>
    </style:style>
    <style:style style:name="T740" style:parent-style-name="DefaultParagraphFont" style:family="text">
      <style:text-properties style:font-name="JetBrains Mono" fo:color="#6A8759" fo:font-size="10pt" style:font-size-asian="10pt"/>
    </style:style>
    <style:style style:name="T741" style:parent-style-name="DefaultParagraphFont" style:family="text">
      <style:text-properties style:font-name="JetBrains Mono" fo:color="#6A8759" fo:font-size="10pt" style:font-size-asian="10pt"/>
    </style:style>
    <style:style style:name="T742" style:parent-style-name="DefaultParagraphFont" style:family="text">
      <style:text-properties style:font-name="JetBrains Mono" fo:color="#9876AA" fo:font-size="10pt" style:font-size-asian="10pt"/>
    </style:style>
    <style:style style:name="T743" style:parent-style-name="DefaultParagraphFont" style:family="text">
      <style:text-properties style:font-name="JetBrains Mono" fo:color="#BABABA" fo:font-size="10pt" style:font-size-asian="10pt"/>
    </style:style>
    <style:style style:name="T744" style:parent-style-name="DefaultParagraphFont" style:family="text">
      <style:text-properties style:font-name="JetBrains Mono" fo:color="#6A8759" fo:font-size="10pt" style:font-size-asian="10pt"/>
    </style:style>
    <style:style style:name="T745" style:parent-style-name="DefaultParagraphFont" style:family="text">
      <style:text-properties style:font-name="JetBrains Mono" fo:color="#6A8759" fo:font-size="10pt" style:font-size-asian="10pt"/>
    </style:style>
    <style:style style:name="T746" style:parent-style-name="DefaultParagraphFont" style:family="text">
      <style:text-properties style:font-name="JetBrains Mono" fo:color="#9876AA" fo:font-size="10pt" style:font-size-asian="10pt"/>
    </style:style>
    <style:style style:name="T747" style:parent-style-name="DefaultParagraphFont" style:family="text">
      <style:text-properties style:font-name="JetBrains Mono" fo:color="#BABABA" fo:font-size="10pt" style:font-size-asian="10pt"/>
    </style:style>
    <style:style style:name="T748" style:parent-style-name="DefaultParagraphFont" style:family="text">
      <style:text-properties style:font-name="JetBrains Mono" fo:color="#6A8759" fo:font-size="10pt" style:font-size-asian="10pt"/>
    </style:style>
    <style:style style:name="T749" style:parent-style-name="DefaultParagraphFont" style:family="text">
      <style:text-properties style:font-name="JetBrains Mono" fo:color="#6A8759" fo:font-size="10pt" style:font-size-asian="10pt"/>
    </style:style>
    <style:style style:name="T750" style:parent-style-name="DefaultParagraphFont" style:family="text">
      <style:text-properties style:font-name="JetBrains Mono" fo:color="#9876AA" fo:font-size="10pt" style:font-size-asian="10pt"/>
    </style:style>
    <style:style style:name="T751" style:parent-style-name="DefaultParagraphFont" style:family="text">
      <style:text-properties style:font-name="JetBrains Mono" fo:color="#BABABA" fo:font-size="10pt" style:font-size-asian="10pt"/>
    </style:style>
    <style:style style:name="T752" style:parent-style-name="DefaultParagraphFont" style:family="text">
      <style:text-properties style:font-name="JetBrains Mono" fo:color="#6A8759" fo:font-size="10pt" style:font-size-asian="10pt"/>
    </style:style>
    <style:style style:name="T753" style:parent-style-name="DefaultParagraphFont" style:family="text">
      <style:text-properties style:font-name="JetBrains Mono" fo:color="#6A8759" fo:font-size="10pt" style:font-size-asian="10pt"/>
    </style:style>
    <style:style style:name="T754" style:parent-style-name="DefaultParagraphFont" style:family="text">
      <style:text-properties style:font-name="JetBrains Mono" fo:color="#9876AA" fo:font-size="10pt" style:font-size-asian="10pt"/>
    </style:style>
    <style:style style:name="T755" style:parent-style-name="DefaultParagraphFont" style:family="text">
      <style:text-properties style:font-name="JetBrains Mono" fo:color="#BABABA" fo:font-size="10pt" style:font-size-asian="10pt"/>
    </style:style>
    <style:style style:name="T756" style:parent-style-name="DefaultParagraphFont" style:family="text">
      <style:text-properties style:font-name="JetBrains Mono" fo:color="#6A8759" fo:font-size="10pt" style:font-size-asian="10pt"/>
    </style:style>
    <style:style style:name="T757" style:parent-style-name="DefaultParagraphFont" style:family="text">
      <style:text-properties style:font-name="JetBrains Mono" fo:color="#6A8759" fo:font-size="10pt" style:font-size-asian="10pt"/>
    </style:style>
    <style:style style:name="T758" style:parent-style-name="DefaultParagraphFont" style:family="text">
      <style:text-properties style:font-name="JetBrains Mono" fo:color="#E8BF6A" fo:font-size="10pt" style:font-size-asian="10pt"/>
    </style:style>
    <style:style style:name="T759" style:parent-style-name="DefaultParagraphFont" style:family="text">
      <style:text-properties style:font-name="JetBrains Mono" fo:color="#E8BF6A" fo:font-size="10pt" style:font-size-asian="10pt"/>
    </style:style>
    <style:style style:name="T760" style:parent-style-name="DefaultParagraphFont" style:family="text">
      <style:text-properties style:font-name="JetBrains Mono" fo:color="#E8BF6A" fo:font-size="10pt" style:font-size-asian="10pt"/>
    </style:style>
    <style:style style:name="T761" style:parent-style-name="DefaultParagraphFont" style:family="text">
      <style:text-properties style:font-name="JetBrains Mono" fo:color="#E8BF6A" fo:font-size="10pt" style:font-size-asian="10pt"/>
    </style:style>
    <style:style style:name="T762" style:parent-style-name="DefaultParagraphFont" style:family="text">
      <style:text-properties style:font-name="JetBrains Mono" fo:color="#9876AA" fo:font-size="10pt" style:font-size-asian="10pt"/>
    </style:style>
    <style:style style:name="T763" style:parent-style-name="DefaultParagraphFont" style:family="text">
      <style:text-properties style:font-name="JetBrains Mono" fo:color="#BABABA" fo:font-size="10pt" style:font-size-asian="10pt"/>
    </style:style>
    <style:style style:name="T764" style:parent-style-name="DefaultParagraphFont" style:family="text">
      <style:text-properties style:font-name="JetBrains Mono" fo:color="#6A8759" fo:font-size="10pt" style:font-size-asian="10pt"/>
    </style:style>
    <style:style style:name="T765" style:parent-style-name="DefaultParagraphFont" style:family="text">
      <style:text-properties style:font-name="JetBrains Mono" fo:color="#6A8759" fo:font-size="10pt" style:font-size-asian="10pt"/>
    </style:style>
    <style:style style:name="T766" style:parent-style-name="DefaultParagraphFont" style:family="text">
      <style:text-properties style:font-name="JetBrains Mono" fo:color="#9876AA" fo:font-size="10pt" style:font-size-asian="10pt"/>
    </style:style>
    <style:style style:name="T767" style:parent-style-name="DefaultParagraphFont" style:family="text">
      <style:text-properties style:font-name="JetBrains Mono" fo:color="#BABABA" fo:font-size="10pt" style:font-size-asian="10pt"/>
    </style:style>
    <style:style style:name="T768" style:parent-style-name="DefaultParagraphFont" style:family="text">
      <style:text-properties style:font-name="JetBrains Mono" fo:color="#6A8759" fo:font-size="10pt" style:font-size-asian="10pt"/>
    </style:style>
    <style:style style:name="T769" style:parent-style-name="DefaultParagraphFont" style:family="text">
      <style:text-properties style:font-name="JetBrains Mono" fo:color="#6A8759" fo:font-size="10pt" style:font-size-asian="10pt"/>
    </style:style>
    <style:style style:name="T770" style:parent-style-name="DefaultParagraphFont" style:family="text">
      <style:text-properties style:font-name="JetBrains Mono" fo:color="#9876AA" fo:font-size="10pt" style:font-size-asian="10pt"/>
    </style:style>
    <style:style style:name="T771" style:parent-style-name="DefaultParagraphFont" style:family="text">
      <style:text-properties style:font-name="JetBrains Mono" fo:color="#BABABA" fo:font-size="10pt" style:font-size-asian="10pt"/>
    </style:style>
    <style:style style:name="T772" style:parent-style-name="DefaultParagraphFont" style:family="text">
      <style:text-properties style:font-name="JetBrains Mono" fo:color="#6A8759" fo:font-size="10pt" style:font-size-asian="10pt"/>
    </style:style>
    <style:style style:name="T773" style:parent-style-name="DefaultParagraphFont" style:family="text">
      <style:text-properties style:font-name="JetBrains Mono" fo:color="#6A8759" fo:font-size="10pt" style:font-size-asian="10pt"/>
    </style:style>
    <style:style style:name="T774" style:parent-style-name="DefaultParagraphFont" style:family="text">
      <style:text-properties style:font-name="JetBrains Mono" fo:color="#9876AA" fo:font-size="10pt" style:font-size-asian="10pt"/>
    </style:style>
    <style:style style:name="T775" style:parent-style-name="DefaultParagraphFont" style:family="text">
      <style:text-properties style:font-name="JetBrains Mono" fo:color="#BABABA" fo:font-size="10pt" style:font-size-asian="10pt"/>
    </style:style>
    <style:style style:name="T776" style:parent-style-name="DefaultParagraphFont" style:family="text">
      <style:text-properties style:font-name="JetBrains Mono" fo:color="#6A8759" fo:font-size="10pt" style:font-size-asian="10pt"/>
    </style:style>
    <style:style style:name="T777" style:parent-style-name="DefaultParagraphFont" style:family="text">
      <style:text-properties style:font-name="JetBrains Mono" fo:color="#6A8759" fo:font-size="10pt" style:font-size-asian="10pt"/>
    </style:style>
    <style:style style:name="T778" style:parent-style-name="DefaultParagraphFont" style:family="text">
      <style:text-properties style:font-name="JetBrains Mono" fo:color="#9876AA" fo:font-size="10pt" style:font-size-asian="10pt"/>
    </style:style>
    <style:style style:name="T779" style:parent-style-name="DefaultParagraphFont" style:family="text">
      <style:text-properties style:font-name="JetBrains Mono" fo:color="#BABABA" fo:font-size="10pt" style:font-size-asian="10pt"/>
    </style:style>
    <style:style style:name="T780" style:parent-style-name="DefaultParagraphFont" style:family="text">
      <style:text-properties style:font-name="JetBrains Mono" fo:color="#6A8759" fo:font-size="10pt" style:font-size-asian="10pt"/>
    </style:style>
    <style:style style:name="T781" style:parent-style-name="DefaultParagraphFont" style:family="text">
      <style:text-properties style:font-name="JetBrains Mono" fo:color="#6A8759" fo:font-size="10pt" style:font-size-asian="10pt"/>
    </style:style>
    <style:style style:name="T782" style:parent-style-name="DefaultParagraphFont" style:family="text">
      <style:text-properties style:font-name="JetBrains Mono" fo:color="#9876AA" fo:font-size="10pt" style:font-size-asian="10pt"/>
    </style:style>
    <style:style style:name="T783" style:parent-style-name="DefaultParagraphFont" style:family="text">
      <style:text-properties style:font-name="JetBrains Mono" fo:color="#BABABA" fo:font-size="10pt" style:font-size-asian="10pt"/>
    </style:style>
    <style:style style:name="T784" style:parent-style-name="DefaultParagraphFont" style:family="text">
      <style:text-properties style:font-name="JetBrains Mono" fo:color="#6A8759" fo:font-size="10pt" style:font-size-asian="10pt"/>
    </style:style>
    <style:style style:name="T785" style:parent-style-name="DefaultParagraphFont" style:family="text">
      <style:text-properties style:font-name="JetBrains Mono" fo:color="#6A8759" fo:font-size="10pt" style:font-size-asian="10pt"/>
    </style:style>
    <style:style style:name="T786" style:parent-style-name="DefaultParagraphFont" style:family="text">
      <style:text-properties style:font-name="JetBrains Mono" fo:color="#9876AA" fo:font-size="10pt" style:font-size-asian="10pt"/>
    </style:style>
    <style:style style:name="T787" style:parent-style-name="DefaultParagraphFont" style:family="text">
      <style:text-properties style:font-name="JetBrains Mono" fo:color="#BABABA" fo:font-size="10pt" style:font-size-asian="10pt"/>
    </style:style>
    <style:style style:name="T788" style:parent-style-name="DefaultParagraphFont" style:family="text">
      <style:text-properties style:font-name="JetBrains Mono" fo:color="#6A8759" fo:font-size="10pt" style:font-size-asian="10pt"/>
    </style:style>
    <style:style style:name="T789" style:parent-style-name="DefaultParagraphFont" style:family="text">
      <style:text-properties style:font-name="JetBrains Mono" fo:color="#6A8759" fo:font-size="10pt" style:font-size-asian="10pt"/>
    </style:style>
    <style:style style:name="T790" style:parent-style-name="DefaultParagraphFont" style:family="text">
      <style:text-properties style:font-name="JetBrains Mono" fo:color="#E8BF6A" fo:font-size="10pt" style:font-size-asian="10pt"/>
    </style:style>
    <style:style style:name="T791" style:parent-style-name="DefaultParagraphFont" style:family="text">
      <style:text-properties style:font-name="JetBrains Mono" fo:color="#E8BF6A" fo:font-size="10pt" style:font-size-asian="10pt"/>
    </style:style>
    <style:style style:name="T792" style:parent-style-name="DefaultParagraphFont" style:family="text">
      <style:text-properties style:font-name="JetBrains Mono" fo:color="#E8BF6A" fo:font-size="10pt" style:font-size-asian="10pt"/>
    </style:style>
    <style:style style:name="T793" style:parent-style-name="DefaultParagraphFont" style:family="text">
      <style:text-properties style:font-name="JetBrains Mono" fo:color="#9876AA" fo:font-size="10pt" style:font-size-asian="10pt"/>
    </style:style>
    <style:style style:name="T794" style:parent-style-name="DefaultParagraphFont" style:family="text">
      <style:text-properties style:font-name="JetBrains Mono" fo:color="#BABABA" fo:font-size="10pt" style:font-size-asian="10pt"/>
    </style:style>
    <style:style style:name="T795" style:parent-style-name="DefaultParagraphFont" style:family="text">
      <style:text-properties style:font-name="JetBrains Mono" fo:color="#6A8759" fo:font-size="10pt" style:font-size-asian="10pt"/>
    </style:style>
    <style:style style:name="T796" style:parent-style-name="DefaultParagraphFont" style:family="text">
      <style:text-properties style:font-name="JetBrains Mono" fo:color="#6A8759" fo:font-size="10pt" style:font-size-asian="10pt"/>
    </style:style>
    <style:style style:name="T797" style:parent-style-name="DefaultParagraphFont" style:family="text">
      <style:text-properties style:font-name="JetBrains Mono" fo:color="#9876AA" fo:font-size="10pt" style:font-size-asian="10pt"/>
    </style:style>
    <style:style style:name="T798" style:parent-style-name="DefaultParagraphFont" style:family="text">
      <style:text-properties style:font-name="JetBrains Mono" fo:color="#BABABA" fo:font-size="10pt" style:font-size-asian="10pt"/>
    </style:style>
    <style:style style:name="T799" style:parent-style-name="DefaultParagraphFont" style:family="text">
      <style:text-properties style:font-name="JetBrains Mono" fo:color="#6A8759" fo:font-size="10pt" style:font-size-asian="10pt"/>
    </style:style>
    <style:style style:name="T800" style:parent-style-name="DefaultParagraphFont" style:family="text">
      <style:text-properties style:font-name="JetBrains Mono" fo:color="#6A8759" fo:font-size="10pt" style:font-size-asian="10pt"/>
    </style:style>
    <style:style style:name="T801" style:parent-style-name="DefaultParagraphFont" style:family="text">
      <style:text-properties style:font-name="JetBrains Mono" fo:color="#9876AA" fo:font-size="10pt" style:font-size-asian="10pt"/>
    </style:style>
    <style:style style:name="T802" style:parent-style-name="DefaultParagraphFont" style:family="text">
      <style:text-properties style:font-name="JetBrains Mono" fo:color="#BABABA" fo:font-size="10pt" style:font-size-asian="10pt"/>
    </style:style>
    <style:style style:name="T803" style:parent-style-name="DefaultParagraphFont" style:family="text">
      <style:text-properties style:font-name="JetBrains Mono" fo:color="#6A8759" fo:font-size="10pt" style:font-size-asian="10pt"/>
    </style:style>
    <style:style style:name="T804" style:parent-style-name="DefaultParagraphFont" style:family="text">
      <style:text-properties style:font-name="JetBrains Mono" fo:color="#6A8759" fo:font-size="10pt" style:font-size-asian="10pt"/>
    </style:style>
    <style:style style:name="T805" style:parent-style-name="DefaultParagraphFont" style:family="text">
      <style:text-properties style:font-name="JetBrains Mono" fo:color="#9876AA" fo:font-size="10pt" style:font-size-asian="10pt"/>
    </style:style>
    <style:style style:name="T806" style:parent-style-name="DefaultParagraphFont" style:family="text">
      <style:text-properties style:font-name="JetBrains Mono" fo:color="#BABABA" fo:font-size="10pt" style:font-size-asian="10pt"/>
    </style:style>
    <style:style style:name="T807" style:parent-style-name="DefaultParagraphFont" style:family="text">
      <style:text-properties style:font-name="JetBrains Mono" fo:color="#6A8759" fo:font-size="10pt" style:font-size-asian="10pt"/>
    </style:style>
    <style:style style:name="T808" style:parent-style-name="DefaultParagraphFont" style:family="text">
      <style:text-properties style:font-name="JetBrains Mono" fo:color="#6A8759" fo:font-size="10pt" style:font-size-asian="10pt"/>
    </style:style>
    <style:style style:name="T809" style:parent-style-name="DefaultParagraphFont" style:family="text">
      <style:text-properties style:font-name="JetBrains Mono" fo:color="#9876AA" fo:font-size="10pt" style:font-size-asian="10pt"/>
    </style:style>
    <style:style style:name="T810" style:parent-style-name="DefaultParagraphFont" style:family="text">
      <style:text-properties style:font-name="JetBrains Mono" fo:color="#BABABA" fo:font-size="10pt" style:font-size-asian="10pt"/>
    </style:style>
    <style:style style:name="T811" style:parent-style-name="DefaultParagraphFont" style:family="text">
      <style:text-properties style:font-name="JetBrains Mono" fo:color="#6A8759" fo:font-size="10pt" style:font-size-asian="10pt"/>
    </style:style>
    <style:style style:name="T812" style:parent-style-name="DefaultParagraphFont" style:family="text">
      <style:text-properties style:font-name="JetBrains Mono" fo:color="#6A8759" fo:font-size="10pt" style:font-size-asian="10pt"/>
    </style:style>
    <style:style style:name="T813" style:parent-style-name="DefaultParagraphFont" style:family="text">
      <style:text-properties style:font-name="JetBrains Mono" fo:color="#9876AA" fo:font-size="10pt" style:font-size-asian="10pt"/>
    </style:style>
    <style:style style:name="T814" style:parent-style-name="DefaultParagraphFont" style:family="text">
      <style:text-properties style:font-name="JetBrains Mono" fo:color="#BABABA" fo:font-size="10pt" style:font-size-asian="10pt"/>
    </style:style>
    <style:style style:name="T815" style:parent-style-name="DefaultParagraphFont" style:family="text">
      <style:text-properties style:font-name="JetBrains Mono" fo:color="#6A8759" fo:font-size="10pt" style:font-size-asian="10pt"/>
    </style:style>
    <style:style style:name="T816" style:parent-style-name="DefaultParagraphFont" style:family="text">
      <style:text-properties style:font-name="JetBrains Mono" fo:color="#6A8759" fo:font-size="10pt" style:font-size-asian="10pt"/>
    </style:style>
    <style:style style:name="T817" style:parent-style-name="DefaultParagraphFont" style:family="text">
      <style:text-properties style:font-name="JetBrains Mono" fo:color="#9876AA" fo:font-size="10pt" style:font-size-asian="10pt"/>
    </style:style>
    <style:style style:name="T818" style:parent-style-name="DefaultParagraphFont" style:family="text">
      <style:text-properties style:font-name="JetBrains Mono" fo:color="#BABABA" fo:font-size="10pt" style:font-size-asian="10pt"/>
    </style:style>
    <style:style style:name="T819" style:parent-style-name="DefaultParagraphFont" style:family="text">
      <style:text-properties style:font-name="JetBrains Mono" fo:color="#6A8759" fo:font-size="10pt" style:font-size-asian="10pt"/>
    </style:style>
    <style:style style:name="T820" style:parent-style-name="DefaultParagraphFont" style:family="text">
      <style:text-properties style:font-name="JetBrains Mono" fo:color="#6A8759" fo:font-size="10pt" style:font-size-asian="10pt"/>
    </style:style>
    <style:style style:name="T821" style:parent-style-name="DefaultParagraphFont" style:family="text">
      <style:text-properties style:font-name="JetBrains Mono" fo:color="#E8BF6A" fo:font-size="10pt" style:font-size-asian="10pt"/>
    </style:style>
    <style:style style:name="T822" style:parent-style-name="DefaultParagraphFont" style:family="text">
      <style:text-properties style:font-name="JetBrains Mono" fo:color="#E8BF6A" fo:font-size="10pt" style:font-size-asian="10pt"/>
    </style:style>
    <style:style style:name="T823" style:parent-style-name="DefaultParagraphFont" style:family="text">
      <style:text-properties style:font-name="JetBrains Mono" fo:color="#E8BF6A" fo:font-size="10pt" style:font-size-asian="10pt"/>
    </style:style>
    <style:style style:name="T824" style:parent-style-name="DefaultParagraphFont" style:family="text">
      <style:text-properties style:font-name="JetBrains Mono" fo:color="#E8BF6A" fo:font-size="10pt" style:font-size-asian="10pt"/>
    </style:style>
    <style:style style:name="T825" style:parent-style-name="DefaultParagraphFont" style:family="text">
      <style:text-properties style:font-name="JetBrains Mono" fo:color="#E8BF6A" fo:font-size="10pt" style:font-size-asian="10pt"/>
    </style:style>
    <style:style style:name="T826" style:parent-style-name="DefaultParagraphFont" style:family="text">
      <style:text-properties style:font-name="JetBrains Mono" fo:color="#9876AA" fo:font-size="10pt" style:font-size-asian="10pt"/>
    </style:style>
    <style:style style:name="T827" style:parent-style-name="DefaultParagraphFont" style:family="text">
      <style:text-properties style:font-name="JetBrains Mono" fo:color="#BABABA" fo:font-size="10pt" style:font-size-asian="10pt"/>
    </style:style>
    <style:style style:name="T828" style:parent-style-name="DefaultParagraphFont" style:family="text">
      <style:text-properties style:font-name="JetBrains Mono" fo:color="#6A8759" fo:font-size="10pt" style:font-size-asian="10pt"/>
    </style:style>
    <style:style style:name="T829" style:parent-style-name="DefaultParagraphFont" style:family="text">
      <style:text-properties style:font-name="JetBrains Mono" fo:color="#6A8759" fo:font-size="10pt" style:font-size-asian="10pt"/>
    </style:style>
    <style:style style:name="T830" style:parent-style-name="DefaultParagraphFont" style:family="text">
      <style:text-properties style:font-name="JetBrains Mono" fo:color="#9876AA" fo:font-size="10pt" style:font-size-asian="10pt"/>
    </style:style>
    <style:style style:name="T831" style:parent-style-name="DefaultParagraphFont" style:family="text">
      <style:text-properties style:font-name="JetBrains Mono" fo:color="#BABABA" fo:font-size="10pt" style:font-size-asian="10pt"/>
    </style:style>
    <style:style style:name="T832" style:parent-style-name="DefaultParagraphFont" style:family="text">
      <style:text-properties style:font-name="JetBrains Mono" fo:color="#6A8759" fo:font-size="10pt" style:font-size-asian="10pt"/>
    </style:style>
    <style:style style:name="T833" style:parent-style-name="DefaultParagraphFont" style:family="text">
      <style:text-properties style:font-name="JetBrains Mono" fo:color="#6A8759" fo:font-size="10pt" style:font-size-asian="10pt"/>
    </style:style>
    <style:style style:name="T834" style:parent-style-name="DefaultParagraphFont" style:family="text">
      <style:text-properties style:font-name="JetBrains Mono" fo:color="#9876AA" fo:font-size="10pt" style:font-size-asian="10pt"/>
    </style:style>
    <style:style style:name="T835" style:parent-style-name="DefaultParagraphFont" style:family="text">
      <style:text-properties style:font-name="JetBrains Mono" fo:color="#BABABA" fo:font-size="10pt" style:font-size-asian="10pt"/>
    </style:style>
    <style:style style:name="T836" style:parent-style-name="DefaultParagraphFont" style:family="text">
      <style:text-properties style:font-name="JetBrains Mono" fo:color="#6A8759" fo:font-size="10pt" style:font-size-asian="10pt"/>
    </style:style>
    <style:style style:name="T837" style:parent-style-name="DefaultParagraphFont" style:family="text">
      <style:text-properties style:font-name="JetBrains Mono" fo:color="#6A8759" fo:font-size="10pt" style:font-size-asian="10pt"/>
    </style:style>
    <style:style style:name="T838" style:parent-style-name="DefaultParagraphFont" style:family="text">
      <style:text-properties style:font-name="JetBrains Mono" fo:color="#9876AA" fo:font-size="10pt" style:font-size-asian="10pt"/>
    </style:style>
    <style:style style:name="T839" style:parent-style-name="DefaultParagraphFont" style:family="text">
      <style:text-properties style:font-name="JetBrains Mono" fo:color="#BABABA" fo:font-size="10pt" style:font-size-asian="10pt"/>
    </style:style>
    <style:style style:name="T840" style:parent-style-name="DefaultParagraphFont" style:family="text">
      <style:text-properties style:font-name="JetBrains Mono" fo:color="#6A8759" fo:font-size="10pt" style:font-size-asian="10pt"/>
    </style:style>
    <style:style style:name="T841" style:parent-style-name="DefaultParagraphFont" style:family="text">
      <style:text-properties style:font-name="JetBrains Mono" fo:color="#6A8759" fo:font-size="10pt" style:font-size-asian="10pt"/>
    </style:style>
    <style:style style:name="T842" style:parent-style-name="DefaultParagraphFont" style:family="text">
      <style:text-properties style:font-name="JetBrains Mono" fo:color="#9876AA" fo:font-size="10pt" style:font-size-asian="10pt"/>
    </style:style>
    <style:style style:name="T843" style:parent-style-name="DefaultParagraphFont" style:family="text">
      <style:text-properties style:font-name="JetBrains Mono" fo:color="#BABABA" fo:font-size="10pt" style:font-size-asian="10pt"/>
    </style:style>
    <style:style style:name="T844" style:parent-style-name="DefaultParagraphFont" style:family="text">
      <style:text-properties style:font-name="JetBrains Mono" fo:color="#6A8759" fo:font-size="10pt" style:font-size-asian="10pt"/>
    </style:style>
    <style:style style:name="T845" style:parent-style-name="DefaultParagraphFont" style:family="text">
      <style:text-properties style:font-name="JetBrains Mono" fo:color="#6A8759" fo:font-size="10pt" style:font-size-asian="10pt"/>
    </style:style>
    <style:style style:name="T846" style:parent-style-name="DefaultParagraphFont" style:family="text">
      <style:text-properties style:font-name="JetBrains Mono" fo:color="#9876AA" fo:font-size="10pt" style:font-size-asian="10pt"/>
    </style:style>
    <style:style style:name="T847" style:parent-style-name="DefaultParagraphFont" style:family="text">
      <style:text-properties style:font-name="JetBrains Mono" fo:color="#9876AA" fo:font-size="10pt" style:font-size-asian="10pt"/>
    </style:style>
    <style:style style:name="T848" style:parent-style-name="DefaultParagraphFont" style:family="text">
      <style:text-properties style:font-name="JetBrains Mono" fo:color="#BABABA" fo:font-size="10pt" style:font-size-asian="10pt"/>
    </style:style>
    <style:style style:name="T849" style:parent-style-name="DefaultParagraphFont" style:family="text">
      <style:text-properties style:font-name="JetBrains Mono" fo:color="#6A8759" fo:font-size="10pt" style:font-size-asian="10pt"/>
    </style:style>
    <style:style style:name="T850" style:parent-style-name="DefaultParagraphFont" style:family="text">
      <style:text-properties style:font-name="JetBrains Mono" fo:color="#E8BF6A" fo:font-size="10pt" style:font-size-asian="10pt"/>
    </style:style>
    <style:style style:name="T851" style:parent-style-name="DefaultParagraphFont" style:family="text">
      <style:text-properties style:font-name="JetBrains Mono" fo:color="#E8BF6A" fo:font-size="10pt" style:font-size-asian="10pt"/>
    </style:style>
    <style:style style:name="T852" style:parent-style-name="DefaultParagraphFont" style:family="text">
      <style:text-properties style:font-name="JetBrains Mono" fo:color="#E8BF6A" fo:font-size="10pt" style:font-size-asian="10pt"/>
    </style:style>
    <style:style style:name="T853" style:parent-style-name="DefaultParagraphFont" style:family="text">
      <style:text-properties style:font-name="JetBrains Mono" fo:color="#9876AA" fo:font-size="10pt" style:font-size-asian="10pt"/>
    </style:style>
    <style:style style:name="T854" style:parent-style-name="DefaultParagraphFont" style:family="text">
      <style:text-properties style:font-name="JetBrains Mono" fo:color="#BABABA" fo:font-size="10pt" style:font-size-asian="10pt"/>
    </style:style>
    <style:style style:name="T855" style:parent-style-name="DefaultParagraphFont" style:family="text">
      <style:text-properties style:font-name="JetBrains Mono" fo:color="#6A8759" fo:font-size="10pt" style:font-size-asian="10pt"/>
    </style:style>
    <style:style style:name="T856" style:parent-style-name="DefaultParagraphFont" style:family="text">
      <style:text-properties style:font-name="JetBrains Mono" fo:color="#6A8759" fo:font-size="10pt" style:font-size-asian="10pt"/>
    </style:style>
    <style:style style:name="T857" style:parent-style-name="DefaultParagraphFont" style:family="text">
      <style:text-properties style:font-name="JetBrains Mono" fo:color="#9876AA" fo:font-size="10pt" style:font-size-asian="10pt"/>
    </style:style>
    <style:style style:name="T858" style:parent-style-name="DefaultParagraphFont" style:family="text">
      <style:text-properties style:font-name="JetBrains Mono" fo:color="#BABABA" fo:font-size="10pt" style:font-size-asian="10pt"/>
    </style:style>
    <style:style style:name="T859" style:parent-style-name="DefaultParagraphFont" style:family="text">
      <style:text-properties style:font-name="JetBrains Mono" fo:color="#6A8759" fo:font-size="10pt" style:font-size-asian="10pt"/>
    </style:style>
    <style:style style:name="T860" style:parent-style-name="DefaultParagraphFont" style:family="text">
      <style:text-properties style:font-name="JetBrains Mono" fo:color="#6A8759" fo:font-size="10pt" style:font-size-asian="10pt"/>
    </style:style>
    <style:style style:name="T861" style:parent-style-name="DefaultParagraphFont" style:family="text">
      <style:text-properties style:font-name="JetBrains Mono" fo:color="#9876AA" fo:font-size="10pt" style:font-size-asian="10pt"/>
    </style:style>
    <style:style style:name="T862" style:parent-style-name="DefaultParagraphFont" style:family="text">
      <style:text-properties style:font-name="JetBrains Mono" fo:color="#BABABA" fo:font-size="10pt" style:font-size-asian="10pt"/>
    </style:style>
    <style:style style:name="T863" style:parent-style-name="DefaultParagraphFont" style:family="text">
      <style:text-properties style:font-name="JetBrains Mono" fo:color="#6A8759" fo:font-size="10pt" style:font-size-asian="10pt"/>
    </style:style>
    <style:style style:name="T864" style:parent-style-name="DefaultParagraphFont" style:family="text">
      <style:text-properties style:font-name="JetBrains Mono" fo:color="#6A8759" fo:font-size="10pt" style:font-size-asian="10pt"/>
    </style:style>
    <style:style style:name="T865" style:parent-style-name="DefaultParagraphFont" style:family="text">
      <style:text-properties style:font-name="JetBrains Mono" fo:color="#9876AA" fo:font-size="10pt" style:font-size-asian="10pt"/>
    </style:style>
    <style:style style:name="T866" style:parent-style-name="DefaultParagraphFont" style:family="text">
      <style:text-properties style:font-name="JetBrains Mono" fo:color="#BABABA" fo:font-size="10pt" style:font-size-asian="10pt"/>
    </style:style>
    <style:style style:name="T867" style:parent-style-name="DefaultParagraphFont" style:family="text">
      <style:text-properties style:font-name="JetBrains Mono" fo:color="#6A8759" fo:font-size="10pt" style:font-size-asian="10pt"/>
    </style:style>
    <style:style style:name="T868" style:parent-style-name="DefaultParagraphFont" style:family="text">
      <style:text-properties style:font-name="JetBrains Mono" fo:color="#6A8759" fo:font-size="10pt" style:font-size-asian="10pt"/>
    </style:style>
    <style:style style:name="T869" style:parent-style-name="DefaultParagraphFont" style:family="text">
      <style:text-properties style:font-name="JetBrains Mono" fo:color="#9876AA" fo:font-size="10pt" style:font-size-asian="10pt"/>
    </style:style>
    <style:style style:name="T870" style:parent-style-name="DefaultParagraphFont" style:family="text">
      <style:text-properties style:font-name="JetBrains Mono" fo:color="#BABABA" fo:font-size="10pt" style:font-size-asian="10pt"/>
    </style:style>
    <style:style style:name="T871" style:parent-style-name="DefaultParagraphFont" style:family="text">
      <style:text-properties style:font-name="JetBrains Mono" fo:color="#6A8759" fo:font-size="10pt" style:font-size-asian="10pt"/>
    </style:style>
    <style:style style:name="T872" style:parent-style-name="DefaultParagraphFont" style:family="text">
      <style:text-properties style:font-name="JetBrains Mono" fo:color="#6A8759" fo:font-size="10pt" style:font-size-asian="10pt"/>
    </style:style>
    <style:style style:name="T873" style:parent-style-name="DefaultParagraphFont" style:family="text">
      <style:text-properties style:font-name="JetBrains Mono" fo:color="#9876AA" fo:font-size="10pt" style:font-size-asian="10pt"/>
    </style:style>
    <style:style style:name="T874" style:parent-style-name="DefaultParagraphFont" style:family="text">
      <style:text-properties style:font-name="JetBrains Mono" fo:color="#BABABA" fo:font-size="10pt" style:font-size-asian="10pt"/>
    </style:style>
    <style:style style:name="T875" style:parent-style-name="DefaultParagraphFont" style:family="text">
      <style:text-properties style:font-name="JetBrains Mono" fo:color="#6A8759" fo:font-size="10pt" style:font-size-asian="10pt"/>
    </style:style>
    <style:style style:name="T876" style:parent-style-name="DefaultParagraphFont" style:family="text">
      <style:text-properties style:font-name="JetBrains Mono" fo:color="#6A8759" fo:font-size="10pt" style:font-size-asian="10pt"/>
    </style:style>
    <style:style style:name="T877" style:parent-style-name="DefaultParagraphFont" style:family="text">
      <style:text-properties style:font-name="JetBrains Mono" fo:color="#9876AA" fo:font-size="10pt" style:font-size-asian="10pt"/>
    </style:style>
    <style:style style:name="T878" style:parent-style-name="DefaultParagraphFont" style:family="text">
      <style:text-properties style:font-name="JetBrains Mono" fo:color="#BABABA" fo:font-size="10pt" style:font-size-asian="10pt"/>
    </style:style>
    <style:style style:name="T879" style:parent-style-name="DefaultParagraphFont" style:family="text">
      <style:text-properties style:font-name="JetBrains Mono" fo:color="#6A8759" fo:font-size="10pt" style:font-size-asian="10pt"/>
    </style:style>
    <style:style style:name="T880" style:parent-style-name="DefaultParagraphFont" style:family="text">
      <style:text-properties style:font-name="JetBrains Mono" fo:color="#6A8759" fo:font-size="10pt" style:font-size-asian="10pt"/>
    </style:style>
    <style:style style:name="T881" style:parent-style-name="DefaultParagraphFont" style:family="text">
      <style:text-properties style:font-name="JetBrains Mono" fo:color="#E8BF6A" fo:font-size="10pt" style:font-size-asian="10pt"/>
    </style:style>
    <style:style style:name="T882" style:parent-style-name="DefaultParagraphFont" style:family="text">
      <style:text-properties style:font-name="JetBrains Mono" fo:color="#E8BF6A" fo:font-size="10pt" style:font-size-asian="10pt"/>
    </style:style>
    <style:style style:name="T883" style:parent-style-name="DefaultParagraphFont" style:family="text">
      <style:text-properties style:font-name="JetBrains Mono" fo:color="#E8BF6A" fo:font-size="10pt" style:font-size-asian="10pt"/>
    </style:style>
    <style:style style:name="T884" style:parent-style-name="DefaultParagraphFont" style:family="text">
      <style:text-properties style:font-name="JetBrains Mono" fo:color="#9876AA" fo:font-size="10pt" style:font-size-asian="10pt"/>
    </style:style>
    <style:style style:name="T885" style:parent-style-name="DefaultParagraphFont" style:family="text">
      <style:text-properties style:font-name="JetBrains Mono" fo:color="#BABABA" fo:font-size="10pt" style:font-size-asian="10pt"/>
    </style:style>
    <style:style style:name="T886" style:parent-style-name="DefaultParagraphFont" style:family="text">
      <style:text-properties style:font-name="JetBrains Mono" fo:color="#6A8759" fo:font-size="10pt" style:font-size-asian="10pt"/>
    </style:style>
    <style:style style:name="T887" style:parent-style-name="DefaultParagraphFont" style:family="text">
      <style:text-properties style:font-name="JetBrains Mono" fo:color="#6A8759" fo:font-size="10pt" style:font-size-asian="10pt"/>
    </style:style>
    <style:style style:name="T888" style:parent-style-name="DefaultParagraphFont" style:family="text">
      <style:text-properties style:font-name="JetBrains Mono" fo:color="#6A8759" fo:font-size="10pt" style:font-size-asian="10pt"/>
    </style:style>
    <style:style style:name="T889" style:parent-style-name="DefaultParagraphFont" style:family="text">
      <style:text-properties style:font-name="JetBrains Mono" fo:color="#9876AA" fo:font-size="10pt" style:font-size-asian="10pt"/>
    </style:style>
    <style:style style:name="T890" style:parent-style-name="DefaultParagraphFont" style:family="text">
      <style:text-properties style:font-name="JetBrains Mono" fo:color="#BABABA" fo:font-size="10pt" style:font-size-asian="10pt"/>
    </style:style>
    <style:style style:name="T891" style:parent-style-name="DefaultParagraphFont" style:family="text">
      <style:text-properties style:font-name="JetBrains Mono" fo:color="#6A8759" fo:font-size="10pt" style:font-size-asian="10pt"/>
    </style:style>
    <style:style style:name="T892" style:parent-style-name="DefaultParagraphFont" style:family="text">
      <style:text-properties style:font-name="JetBrains Mono" fo:color="#6A8759" fo:font-size="10pt" style:font-size-asian="10pt"/>
    </style:style>
    <style:style style:name="T893" style:parent-style-name="DefaultParagraphFont" style:family="text">
      <style:text-properties style:font-name="JetBrains Mono" fo:color="#9876AA" fo:font-size="10pt" style:font-size-asian="10pt"/>
    </style:style>
    <style:style style:name="T894" style:parent-style-name="DefaultParagraphFont" style:family="text">
      <style:text-properties style:font-name="JetBrains Mono" fo:color="#BABABA" fo:font-size="10pt" style:font-size-asian="10pt"/>
    </style:style>
    <style:style style:name="T895" style:parent-style-name="DefaultParagraphFont" style:family="text">
      <style:text-properties style:font-name="JetBrains Mono" fo:color="#6A8759" fo:font-size="10pt" style:font-size-asian="10pt"/>
    </style:style>
    <style:style style:name="T896" style:parent-style-name="DefaultParagraphFont" style:family="text">
      <style:text-properties style:font-name="JetBrains Mono" fo:color="#6A8759" fo:font-size="10pt" style:font-size-asian="10pt"/>
    </style:style>
    <style:style style:name="T897" style:parent-style-name="DefaultParagraphFont" style:family="text">
      <style:text-properties style:font-name="JetBrains Mono" fo:color="#9876AA" fo:font-size="10pt" style:font-size-asian="10pt"/>
    </style:style>
    <style:style style:name="T898" style:parent-style-name="DefaultParagraphFont" style:family="text">
      <style:text-properties style:font-name="JetBrains Mono" fo:color="#BABABA" fo:font-size="10pt" style:font-size-asian="10pt"/>
    </style:style>
    <style:style style:name="T899" style:parent-style-name="DefaultParagraphFont" style:family="text">
      <style:text-properties style:font-name="JetBrains Mono" fo:color="#6A8759" fo:font-size="10pt" style:font-size-asian="10pt"/>
    </style:style>
    <style:style style:name="T900" style:parent-style-name="DefaultParagraphFont" style:family="text">
      <style:text-properties style:font-name="JetBrains Mono" fo:color="#6A8759" fo:font-size="10pt" style:font-size-asian="10pt"/>
    </style:style>
    <style:style style:name="T901" style:parent-style-name="DefaultParagraphFont" style:family="text">
      <style:text-properties style:font-name="JetBrains Mono" fo:color="#9876AA" fo:font-size="10pt" style:font-size-asian="10pt"/>
    </style:style>
    <style:style style:name="T902" style:parent-style-name="DefaultParagraphFont" style:family="text">
      <style:text-properties style:font-name="JetBrains Mono" fo:color="#BABABA" fo:font-size="10pt" style:font-size-asian="10pt"/>
    </style:style>
    <style:style style:name="T903" style:parent-style-name="DefaultParagraphFont" style:family="text">
      <style:text-properties style:font-name="JetBrains Mono" fo:color="#6A8759" fo:font-size="10pt" style:font-size-asian="10pt"/>
    </style:style>
    <style:style style:name="T904" style:parent-style-name="DefaultParagraphFont" style:family="text">
      <style:text-properties style:font-name="JetBrains Mono" fo:color="#6A8759" fo:font-size="10pt" style:font-size-asian="10pt"/>
    </style:style>
    <style:style style:name="T905" style:parent-style-name="DefaultParagraphFont" style:family="text">
      <style:text-properties style:font-name="JetBrains Mono" fo:color="#9876AA" fo:font-size="10pt" style:font-size-asian="10pt"/>
    </style:style>
    <style:style style:name="T906" style:parent-style-name="DefaultParagraphFont" style:family="text">
      <style:text-properties style:font-name="JetBrains Mono" fo:color="#BABABA" fo:font-size="10pt" style:font-size-asian="10pt"/>
    </style:style>
    <style:style style:name="T907" style:parent-style-name="DefaultParagraphFont" style:family="text">
      <style:text-properties style:font-name="JetBrains Mono" fo:color="#6A8759" fo:font-size="10pt" style:font-size-asian="10pt"/>
    </style:style>
    <style:style style:name="T908" style:parent-style-name="DefaultParagraphFont" style:family="text">
      <style:text-properties style:font-name="JetBrains Mono" fo:color="#6A8759" fo:font-size="10pt" style:font-size-asian="10pt"/>
    </style:style>
    <style:style style:name="T909" style:parent-style-name="DefaultParagraphFont" style:family="text">
      <style:text-properties style:font-name="JetBrains Mono" fo:color="#9876AA" fo:font-size="10pt" style:font-size-asian="10pt"/>
    </style:style>
    <style:style style:name="T910" style:parent-style-name="DefaultParagraphFont" style:family="text">
      <style:text-properties style:font-name="JetBrains Mono" fo:color="#BABABA" fo:font-size="10pt" style:font-size-asian="10pt"/>
    </style:style>
    <style:style style:name="T911" style:parent-style-name="DefaultParagraphFont" style:family="text">
      <style:text-properties style:font-name="JetBrains Mono" fo:color="#6A8759" fo:font-size="10pt" style:font-size-asian="10pt"/>
    </style:style>
    <style:style style:name="T912" style:parent-style-name="DefaultParagraphFont" style:family="text">
      <style:text-properties style:font-name="JetBrains Mono" fo:color="#6A8759" fo:font-size="10pt" style:font-size-asian="10pt"/>
    </style:style>
    <style:style style:name="T913" style:parent-style-name="DefaultParagraphFont" style:family="text">
      <style:text-properties style:font-name="JetBrains Mono" fo:color="#6A8759" fo:font-size="10pt" style:font-size-asian="10pt"/>
    </style:style>
    <style:style style:name="T914" style:parent-style-name="DefaultParagraphFont" style:family="text">
      <style:text-properties style:font-name="JetBrains Mono" fo:color="#E8BF6A" fo:font-size="10pt" style:font-size-asian="10pt"/>
    </style:style>
    <style:style style:name="T915" style:parent-style-name="DefaultParagraphFont" style:family="text">
      <style:text-properties style:font-name="JetBrains Mono" fo:color="#E8BF6A" fo:font-size="10pt" style:font-size-asian="10pt"/>
    </style:style>
    <style:style style:name="T916" style:parent-style-name="DefaultParagraphFont" style:family="text">
      <style:text-properties style:font-name="JetBrains Mono" fo:color="#E8BF6A" fo:font-size="10pt" style:font-size-asian="10pt"/>
    </style:style>
    <style:style style:name="T917" style:parent-style-name="DefaultParagraphFont" style:family="text">
      <style:text-properties style:font-name="JetBrains Mono" fo:color="#9876AA" fo:font-size="10pt" style:font-size-asian="10pt"/>
    </style:style>
    <style:style style:name="T918" style:parent-style-name="DefaultParagraphFont" style:family="text">
      <style:text-properties style:font-name="JetBrains Mono" fo:color="#BABABA" fo:font-size="10pt" style:font-size-asian="10pt"/>
    </style:style>
    <style:style style:name="T919" style:parent-style-name="DefaultParagraphFont" style:family="text">
      <style:text-properties style:font-name="JetBrains Mono" fo:color="#6A8759" fo:font-size="10pt" style:font-size-asian="10pt"/>
    </style:style>
    <style:style style:name="T920" style:parent-style-name="DefaultParagraphFont" style:family="text">
      <style:text-properties style:font-name="JetBrains Mono" fo:color="#6A8759" fo:font-size="10pt" style:font-size-asian="10pt"/>
    </style:style>
    <style:style style:name="T921" style:parent-style-name="DefaultParagraphFont" style:family="text">
      <style:text-properties style:font-name="JetBrains Mono" fo:color="#9876AA" fo:font-size="10pt" style:font-size-asian="10pt"/>
    </style:style>
    <style:style style:name="T922" style:parent-style-name="DefaultParagraphFont" style:family="text">
      <style:text-properties style:font-name="JetBrains Mono" fo:color="#BABABA" fo:font-size="10pt" style:font-size-asian="10pt"/>
    </style:style>
    <style:style style:name="T923" style:parent-style-name="DefaultParagraphFont" style:family="text">
      <style:text-properties style:font-name="JetBrains Mono" fo:color="#6A8759" fo:font-size="10pt" style:font-size-asian="10pt"/>
    </style:style>
    <style:style style:name="T924" style:parent-style-name="DefaultParagraphFont" style:family="text">
      <style:text-properties style:font-name="JetBrains Mono" fo:color="#6A8759" fo:font-size="10pt" style:font-size-asian="10pt"/>
    </style:style>
    <style:style style:name="T925" style:parent-style-name="DefaultParagraphFont" style:family="text">
      <style:text-properties style:font-name="JetBrains Mono" fo:color="#9876AA" fo:font-size="10pt" style:font-size-asian="10pt"/>
    </style:style>
    <style:style style:name="T926" style:parent-style-name="DefaultParagraphFont" style:family="text">
      <style:text-properties style:font-name="JetBrains Mono" fo:color="#BABABA" fo:font-size="10pt" style:font-size-asian="10pt"/>
    </style:style>
    <style:style style:name="T927" style:parent-style-name="DefaultParagraphFont" style:family="text">
      <style:text-properties style:font-name="JetBrains Mono" fo:color="#6A8759" fo:font-size="10pt" style:font-size-asian="10pt"/>
    </style:style>
    <style:style style:name="T928" style:parent-style-name="DefaultParagraphFont" style:family="text">
      <style:text-properties style:font-name="JetBrains Mono" fo:color="#6A8759" fo:font-size="10pt" style:font-size-asian="10pt"/>
    </style:style>
    <style:style style:name="T929" style:parent-style-name="DefaultParagraphFont" style:family="text">
      <style:text-properties style:font-name="JetBrains Mono" fo:color="#9876AA" fo:font-size="10pt" style:font-size-asian="10pt"/>
    </style:style>
    <style:style style:name="T930" style:parent-style-name="DefaultParagraphFont" style:family="text">
      <style:text-properties style:font-name="JetBrains Mono" fo:color="#BABABA" fo:font-size="10pt" style:font-size-asian="10pt"/>
    </style:style>
    <style:style style:name="T931" style:parent-style-name="DefaultParagraphFont" style:family="text">
      <style:text-properties style:font-name="JetBrains Mono" fo:color="#6A8759" fo:font-size="10pt" style:font-size-asian="10pt"/>
    </style:style>
    <style:style style:name="T932" style:parent-style-name="DefaultParagraphFont" style:family="text">
      <style:text-properties style:font-name="JetBrains Mono" fo:color="#6A8759" fo:font-size="10pt" style:font-size-asian="10pt"/>
    </style:style>
    <style:style style:name="T933" style:parent-style-name="DefaultParagraphFont" style:family="text">
      <style:text-properties style:font-name="JetBrains Mono" fo:color="#9876AA" fo:font-size="10pt" style:font-size-asian="10pt"/>
    </style:style>
    <style:style style:name="T934" style:parent-style-name="DefaultParagraphFont" style:family="text">
      <style:text-properties style:font-name="JetBrains Mono" fo:color="#BABABA" fo:font-size="10pt" style:font-size-asian="10pt"/>
    </style:style>
    <style:style style:name="T935" style:parent-style-name="DefaultParagraphFont" style:family="text">
      <style:text-properties style:font-name="JetBrains Mono" fo:color="#6A8759" fo:font-size="10pt" style:font-size-asian="10pt"/>
    </style:style>
    <style:style style:name="T936" style:parent-style-name="DefaultParagraphFont" style:family="text">
      <style:text-properties style:font-name="JetBrains Mono" fo:color="#6A8759" fo:font-size="10pt" style:font-size-asian="10pt"/>
    </style:style>
    <style:style style:name="T937" style:parent-style-name="DefaultParagraphFont" style:family="text">
      <style:text-properties style:font-name="JetBrains Mono" fo:color="#9876AA" fo:font-size="10pt" style:font-size-asian="10pt"/>
    </style:style>
    <style:style style:name="T938" style:parent-style-name="DefaultParagraphFont" style:family="text">
      <style:text-properties style:font-name="JetBrains Mono" fo:color="#BABABA" fo:font-size="10pt" style:font-size-asian="10pt"/>
    </style:style>
    <style:style style:name="T939" style:parent-style-name="DefaultParagraphFont" style:family="text">
      <style:text-properties style:font-name="JetBrains Mono" fo:color="#6A8759" fo:font-size="10pt" style:font-size-asian="10pt"/>
    </style:style>
    <style:style style:name="T940" style:parent-style-name="DefaultParagraphFont" style:family="text">
      <style:text-properties style:font-name="JetBrains Mono" fo:color="#6A8759" fo:font-size="10pt" style:font-size-asian="10pt"/>
    </style:style>
    <style:style style:name="T941" style:parent-style-name="DefaultParagraphFont" style:family="text">
      <style:text-properties style:font-name="JetBrains Mono" fo:color="#9876AA" fo:font-size="10pt" style:font-size-asian="10pt"/>
    </style:style>
    <style:style style:name="T942" style:parent-style-name="DefaultParagraphFont" style:family="text">
      <style:text-properties style:font-name="JetBrains Mono" fo:color="#BABABA" fo:font-size="10pt" style:font-size-asian="10pt"/>
    </style:style>
    <style:style style:name="T943" style:parent-style-name="DefaultParagraphFont" style:family="text">
      <style:text-properties style:font-name="JetBrains Mono" fo:color="#6A8759" fo:font-size="10pt" style:font-size-asian="10pt"/>
    </style:style>
    <style:style style:name="T944" style:parent-style-name="DefaultParagraphFont" style:family="text">
      <style:text-properties style:font-name="JetBrains Mono" fo:color="#6A8759" fo:font-size="10pt" style:font-size-asian="10pt"/>
    </style:style>
    <style:style style:name="T945" style:parent-style-name="DefaultParagraphFont" style:family="text">
      <style:text-properties style:font-name="JetBrains Mono" fo:color="#E8BF6A" fo:font-size="10pt" style:font-size-asian="10pt"/>
    </style:style>
    <style:style style:name="T946" style:parent-style-name="DefaultParagraphFont" style:family="text">
      <style:text-properties style:font-name="JetBrains Mono" fo:color="#E8BF6A" fo:font-size="10pt" style:font-size-asian="10pt"/>
    </style:style>
    <style:style style:name="T947" style:parent-style-name="DefaultParagraphFont" style:family="text">
      <style:text-properties style:font-name="JetBrains Mono" fo:color="#E8BF6A" fo:font-size="10pt" style:font-size-asian="10pt"/>
    </style:style>
    <style:style style:name="T948" style:parent-style-name="DefaultParagraphFont" style:family="text">
      <style:text-properties style:font-name="JetBrains Mono" fo:color="#9876AA" fo:font-size="10pt" style:font-size-asian="10pt"/>
    </style:style>
    <style:style style:name="T949" style:parent-style-name="DefaultParagraphFont" style:family="text">
      <style:text-properties style:font-name="JetBrains Mono" fo:color="#BABABA" fo:font-size="10pt" style:font-size-asian="10pt"/>
    </style:style>
    <style:style style:name="T950" style:parent-style-name="DefaultParagraphFont" style:family="text">
      <style:text-properties style:font-name="JetBrains Mono" fo:color="#6A8759" fo:font-size="10pt" style:font-size-asian="10pt"/>
    </style:style>
    <style:style style:name="T951" style:parent-style-name="DefaultParagraphFont" style:family="text">
      <style:text-properties style:font-name="JetBrains Mono" fo:color="#6A8759" fo:font-size="10pt" style:font-size-asian="10pt"/>
    </style:style>
    <style:style style:name="T952" style:parent-style-name="DefaultParagraphFont" style:family="text">
      <style:text-properties style:font-name="JetBrains Mono" fo:color="#6A8759" fo:font-size="10pt" style:font-size-asian="10pt"/>
    </style:style>
    <style:style style:name="T953" style:parent-style-name="DefaultParagraphFont" style:family="text">
      <style:text-properties style:font-name="JetBrains Mono" fo:color="#9876AA" fo:font-size="10pt" style:font-size-asian="10pt"/>
    </style:style>
    <style:style style:name="T954" style:parent-style-name="DefaultParagraphFont" style:family="text">
      <style:text-properties style:font-name="JetBrains Mono" fo:color="#BABABA" fo:font-size="10pt" style:font-size-asian="10pt"/>
    </style:style>
    <style:style style:name="T955" style:parent-style-name="DefaultParagraphFont" style:family="text">
      <style:text-properties style:font-name="JetBrains Mono" fo:color="#6A8759" fo:font-size="10pt" style:font-size-asian="10pt"/>
    </style:style>
    <style:style style:name="T956" style:parent-style-name="DefaultParagraphFont" style:family="text">
      <style:text-properties style:font-name="JetBrains Mono" fo:color="#6A8759" fo:font-size="10pt" style:font-size-asian="10pt"/>
    </style:style>
    <style:style style:name="T957" style:parent-style-name="DefaultParagraphFont" style:family="text">
      <style:text-properties style:font-name="JetBrains Mono" fo:color="#9876AA" fo:font-size="10pt" style:font-size-asian="10pt"/>
    </style:style>
    <style:style style:name="T958" style:parent-style-name="DefaultParagraphFont" style:family="text">
      <style:text-properties style:font-name="JetBrains Mono" fo:color="#BABABA" fo:font-size="10pt" style:font-size-asian="10pt"/>
    </style:style>
    <style:style style:name="T959" style:parent-style-name="DefaultParagraphFont" style:family="text">
      <style:text-properties style:font-name="JetBrains Mono" fo:color="#6A8759" fo:font-size="10pt" style:font-size-asian="10pt"/>
    </style:style>
    <style:style style:name="T960" style:parent-style-name="DefaultParagraphFont" style:family="text">
      <style:text-properties style:font-name="JetBrains Mono" fo:color="#6A8759" fo:font-size="10pt" style:font-size-asian="10pt"/>
    </style:style>
    <style:style style:name="T961" style:parent-style-name="DefaultParagraphFont" style:family="text">
      <style:text-properties style:font-name="JetBrains Mono" fo:color="#9876AA" fo:font-size="10pt" style:font-size-asian="10pt"/>
    </style:style>
    <style:style style:name="T962" style:parent-style-name="DefaultParagraphFont" style:family="text">
      <style:text-properties style:font-name="JetBrains Mono" fo:color="#BABABA" fo:font-size="10pt" style:font-size-asian="10pt"/>
    </style:style>
    <style:style style:name="T963" style:parent-style-name="DefaultParagraphFont" style:family="text">
      <style:text-properties style:font-name="JetBrains Mono" fo:color="#6A8759" fo:font-size="10pt" style:font-size-asian="10pt"/>
    </style:style>
    <style:style style:name="T964" style:parent-style-name="DefaultParagraphFont" style:family="text">
      <style:text-properties style:font-name="JetBrains Mono" fo:color="#6A8759" fo:font-size="10pt" style:font-size-asian="10pt"/>
    </style:style>
    <style:style style:name="T965" style:parent-style-name="DefaultParagraphFont" style:family="text">
      <style:text-properties style:font-name="JetBrains Mono" fo:color="#9876AA" fo:font-size="10pt" style:font-size-asian="10pt"/>
    </style:style>
    <style:style style:name="T966" style:parent-style-name="DefaultParagraphFont" style:family="text">
      <style:text-properties style:font-name="JetBrains Mono" fo:color="#BABABA" fo:font-size="10pt" style:font-size-asian="10pt"/>
    </style:style>
    <style:style style:name="T967" style:parent-style-name="DefaultParagraphFont" style:family="text">
      <style:text-properties style:font-name="JetBrains Mono" fo:color="#6A8759" fo:font-size="10pt" style:font-size-asian="10pt"/>
    </style:style>
    <style:style style:name="T968" style:parent-style-name="DefaultParagraphFont" style:family="text">
      <style:text-properties style:font-name="JetBrains Mono" fo:color="#6A8759" fo:font-size="10pt" style:font-size-asian="10pt"/>
    </style:style>
    <style:style style:name="T969" style:parent-style-name="DefaultParagraphFont" style:family="text">
      <style:text-properties style:font-name="JetBrains Mono" fo:color="#9876AA" fo:font-size="10pt" style:font-size-asian="10pt"/>
    </style:style>
    <style:style style:name="T970" style:parent-style-name="DefaultParagraphFont" style:family="text">
      <style:text-properties style:font-name="JetBrains Mono" fo:color="#BABABA" fo:font-size="10pt" style:font-size-asian="10pt"/>
    </style:style>
    <style:style style:name="T971" style:parent-style-name="DefaultParagraphFont" style:family="text">
      <style:text-properties style:font-name="JetBrains Mono" fo:color="#6A8759" fo:font-size="10pt" style:font-size-asian="10pt"/>
    </style:style>
    <style:style style:name="T972" style:parent-style-name="DefaultParagraphFont" style:family="text">
      <style:text-properties style:font-name="JetBrains Mono" fo:color="#6A8759" fo:font-size="10pt" style:font-size-asian="10pt"/>
    </style:style>
    <style:style style:name="T973" style:parent-style-name="DefaultParagraphFont" style:family="text">
      <style:text-properties style:font-name="JetBrains Mono" fo:color="#9876AA" fo:font-size="10pt" style:font-size-asian="10pt"/>
    </style:style>
    <style:style style:name="T974" style:parent-style-name="DefaultParagraphFont" style:family="text">
      <style:text-properties style:font-name="JetBrains Mono" fo:color="#BABABA" fo:font-size="10pt" style:font-size-asian="10pt"/>
    </style:style>
    <style:style style:name="T975" style:parent-style-name="DefaultParagraphFont" style:family="text">
      <style:text-properties style:font-name="JetBrains Mono" fo:color="#6A8759" fo:font-size="10pt" style:font-size-asian="10pt"/>
    </style:style>
    <style:style style:name="T976" style:parent-style-name="DefaultParagraphFont" style:family="text">
      <style:text-properties style:font-name="JetBrains Mono" fo:color="#6A8759" fo:font-size="10pt" style:font-size-asian="10pt"/>
    </style:style>
    <style:style style:name="T977" style:parent-style-name="DefaultParagraphFont" style:family="text">
      <style:text-properties style:font-name="JetBrains Mono" fo:color="#6A8759" fo:font-size="10pt" style:font-size-asian="10pt"/>
    </style:style>
    <style:style style:name="T978" style:parent-style-name="DefaultParagraphFont" style:family="text">
      <style:text-properties style:font-name="JetBrains Mono" fo:color="#E8BF6A" fo:font-size="10pt" style:font-size-asian="10pt"/>
    </style:style>
    <style:style style:name="T979" style:parent-style-name="DefaultParagraphFont" style:family="text">
      <style:text-properties style:font-name="JetBrains Mono" fo:color="#E8BF6A" fo:font-size="10pt" style:font-size-asian="10pt"/>
    </style:style>
    <style:style style:name="T980" style:parent-style-name="DefaultParagraphFont" style:family="text">
      <style:text-properties style:font-name="JetBrains Mono" fo:color="#E8BF6A" fo:font-size="10pt" style:font-size-asian="10pt"/>
    </style:style>
    <style:style style:name="T981" style:parent-style-name="DefaultParagraphFont" style:family="text">
      <style:text-properties style:font-name="JetBrains Mono" fo:color="#E8BF6A" fo:font-size="10pt" style:font-size-asian="10pt"/>
    </style:style>
    <style:style style:name="T982" style:parent-style-name="DefaultParagraphFont" style:family="text">
      <style:text-properties style:font-name="JetBrains Mono" fo:color="#9876AA" fo:font-size="10pt" style:font-size-asian="10pt"/>
    </style:style>
    <style:style style:name="T983" style:parent-style-name="DefaultParagraphFont" style:family="text">
      <style:text-properties style:font-name="JetBrains Mono" fo:color="#BABABA" fo:font-size="10pt" style:font-size-asian="10pt"/>
    </style:style>
    <style:style style:name="T984" style:parent-style-name="DefaultParagraphFont" style:family="text">
      <style:text-properties style:font-name="JetBrains Mono" fo:color="#6A8759" fo:font-size="10pt" style:font-size-asian="10pt"/>
    </style:style>
    <style:style style:name="T985" style:parent-style-name="DefaultParagraphFont" style:family="text">
      <style:text-properties style:font-name="JetBrains Mono" fo:color="#6A8759" fo:font-size="10pt" style:font-size-asian="10pt"/>
    </style:style>
    <style:style style:name="T986" style:parent-style-name="DefaultParagraphFont" style:family="text">
      <style:text-properties style:font-name="JetBrains Mono" fo:color="#9876AA" fo:font-size="10pt" style:font-size-asian="10pt"/>
    </style:style>
    <style:style style:name="T987" style:parent-style-name="DefaultParagraphFont" style:family="text">
      <style:text-properties style:font-name="JetBrains Mono" fo:color="#BABABA" fo:font-size="10pt" style:font-size-asian="10pt"/>
    </style:style>
    <style:style style:name="T988" style:parent-style-name="DefaultParagraphFont" style:family="text">
      <style:text-properties style:font-name="JetBrains Mono" fo:color="#6A8759" fo:font-size="10pt" style:font-size-asian="10pt"/>
    </style:style>
    <style:style style:name="T989" style:parent-style-name="DefaultParagraphFont" style:family="text">
      <style:text-properties style:font-name="JetBrains Mono" fo:color="#6A8759" fo:font-size="10pt" style:font-size-asian="10pt"/>
    </style:style>
    <style:style style:name="T990" style:parent-style-name="DefaultParagraphFont" style:family="text">
      <style:text-properties style:font-name="JetBrains Mono" fo:color="#9876AA" fo:font-size="10pt" style:font-size-asian="10pt"/>
    </style:style>
    <style:style style:name="T991" style:parent-style-name="DefaultParagraphFont" style:family="text">
      <style:text-properties style:font-name="JetBrains Mono" fo:color="#BABABA" fo:font-size="10pt" style:font-size-asian="10pt"/>
    </style:style>
    <style:style style:name="T992" style:parent-style-name="DefaultParagraphFont" style:family="text">
      <style:text-properties style:font-name="JetBrains Mono" fo:color="#6A8759" fo:font-size="10pt" style:font-size-asian="10pt"/>
    </style:style>
    <style:style style:name="T993" style:parent-style-name="DefaultParagraphFont" style:family="text">
      <style:text-properties style:font-name="JetBrains Mono" fo:color="#6A8759" fo:font-size="10pt" style:font-size-asian="10pt"/>
    </style:style>
    <style:style style:name="T994" style:parent-style-name="DefaultParagraphFont" style:family="text">
      <style:text-properties style:font-name="JetBrains Mono" fo:color="#9876AA" fo:font-size="10pt" style:font-size-asian="10pt"/>
    </style:style>
    <style:style style:name="T995" style:parent-style-name="DefaultParagraphFont" style:family="text">
      <style:text-properties style:font-name="JetBrains Mono" fo:color="#BABABA" fo:font-size="10pt" style:font-size-asian="10pt"/>
    </style:style>
    <style:style style:name="T996" style:parent-style-name="DefaultParagraphFont" style:family="text">
      <style:text-properties style:font-name="JetBrains Mono" fo:color="#6A8759" fo:font-size="10pt" style:font-size-asian="10pt"/>
    </style:style>
    <style:style style:name="T997" style:parent-style-name="DefaultParagraphFont" style:family="text">
      <style:text-properties style:font-name="JetBrains Mono" fo:color="#6A8759" fo:font-size="10pt" style:font-size-asian="10pt"/>
    </style:style>
    <style:style style:name="T998" style:parent-style-name="DefaultParagraphFont" style:family="text">
      <style:text-properties style:font-name="JetBrains Mono" fo:color="#9876AA" fo:font-size="10pt" style:font-size-asian="10pt"/>
    </style:style>
    <style:style style:name="T999" style:parent-style-name="DefaultParagraphFont" style:family="text">
      <style:text-properties style:font-name="JetBrains Mono" fo:color="#BABABA" fo:font-size="10pt" style:font-size-asian="10pt"/>
    </style:style>
    <style:style style:name="T1000" style:parent-style-name="DefaultParagraphFont" style:family="text">
      <style:text-properties style:font-name="JetBrains Mono" fo:color="#6A8759" fo:font-size="10pt" style:font-size-asian="10pt"/>
    </style:style>
    <style:style style:name="T1001" style:parent-style-name="DefaultParagraphFont" style:family="text">
      <style:text-properties style:font-name="JetBrains Mono" fo:color="#6A8759" fo:font-size="10pt" style:font-size-asian="10pt"/>
    </style:style>
    <style:style style:name="T1002" style:parent-style-name="DefaultParagraphFont" style:family="text">
      <style:text-properties style:font-name="JetBrains Mono" fo:color="#9876AA" fo:font-size="10pt" style:font-size-asian="10pt"/>
    </style:style>
    <style:style style:name="T1003" style:parent-style-name="DefaultParagraphFont" style:family="text">
      <style:text-properties style:font-name="JetBrains Mono" fo:color="#BABABA" fo:font-size="10pt" style:font-size-asian="10pt"/>
    </style:style>
    <style:style style:name="T1004" style:parent-style-name="DefaultParagraphFont" style:family="text">
      <style:text-properties style:font-name="JetBrains Mono" fo:color="#6A8759" fo:font-size="10pt" style:font-size-asian="10pt"/>
    </style:style>
    <style:style style:name="T1005" style:parent-style-name="DefaultParagraphFont" style:family="text">
      <style:text-properties style:font-name="JetBrains Mono" fo:color="#E8BF6A" fo:font-size="10pt" style:font-size-asian="10pt"/>
    </style:style>
    <style:style style:name="T1006" style:parent-style-name="DefaultParagraphFont" style:family="text">
      <style:text-properties style:font-name="JetBrains Mono" fo:color="#E8BF6A" fo:font-size="10pt" style:font-size-asian="10pt"/>
    </style:style>
    <style:style style:name="T1007" style:parent-style-name="DefaultParagraphFont" style:family="text">
      <style:text-properties style:font-name="JetBrains Mono" fo:color="#E8BF6A" fo:font-size="10pt" style:font-size-asian="10pt"/>
    </style:style>
    <style:style style:name="T1008" style:parent-style-name="DefaultParagraphFont" style:family="text">
      <style:text-properties style:font-name="JetBrains Mono" fo:color="#9876AA" fo:font-size="10pt" style:font-size-asian="10pt"/>
    </style:style>
    <style:style style:name="T1009" style:parent-style-name="DefaultParagraphFont" style:family="text">
      <style:text-properties style:font-name="JetBrains Mono" fo:color="#BABABA" fo:font-size="10pt" style:font-size-asian="10pt"/>
    </style:style>
    <style:style style:name="T1010" style:parent-style-name="DefaultParagraphFont" style:family="text">
      <style:text-properties style:font-name="JetBrains Mono" fo:color="#BABABA" fo:font-size="10pt" style:font-size-asian="10pt"/>
    </style:style>
    <style:style style:name="T1011" style:parent-style-name="DefaultParagraphFont" style:family="text">
      <style:text-properties style:font-name="JetBrains Mono" fo:color="#6A8759" fo:font-size="10pt" style:font-size-asian="10pt"/>
    </style:style>
    <style:style style:name="T1012" style:parent-style-name="DefaultParagraphFont" style:family="text">
      <style:text-properties style:font-name="JetBrains Mono" fo:color="#6A8759" fo:font-size="10pt" style:font-size-asian="10pt"/>
    </style:style>
    <style:style style:name="T1013" style:parent-style-name="DefaultParagraphFont" style:family="text">
      <style:text-properties style:font-name="JetBrains Mono" fo:color="#9876AA" fo:font-size="10pt" style:font-size-asian="10pt"/>
    </style:style>
    <style:style style:name="T1014" style:parent-style-name="DefaultParagraphFont" style:family="text">
      <style:text-properties style:font-name="JetBrains Mono" fo:color="#BABABA" fo:font-size="10pt" style:font-size-asian="10pt"/>
    </style:style>
    <style:style style:name="T1015" style:parent-style-name="DefaultParagraphFont" style:family="text">
      <style:text-properties style:font-name="JetBrains Mono" fo:color="#6A8759" fo:font-size="10pt" style:font-size-asian="10pt"/>
    </style:style>
    <style:style style:name="T1016" style:parent-style-name="DefaultParagraphFont" style:family="text">
      <style:text-properties style:font-name="JetBrains Mono" fo:color="#6A8759" fo:font-size="10pt" style:font-size-asian="10pt"/>
    </style:style>
    <style:style style:name="T1017" style:parent-style-name="DefaultParagraphFont" style:family="text">
      <style:text-properties style:font-name="JetBrains Mono" fo:color="#9876AA" fo:font-size="10pt" style:font-size-asian="10pt"/>
    </style:style>
    <style:style style:name="T1018" style:parent-style-name="DefaultParagraphFont" style:family="text">
      <style:text-properties style:font-name="JetBrains Mono" fo:color="#BABABA" fo:font-size="10pt" style:font-size-asian="10pt"/>
    </style:style>
    <style:style style:name="T1019" style:parent-style-name="DefaultParagraphFont" style:family="text">
      <style:text-properties style:font-name="JetBrains Mono" fo:color="#6A8759" fo:font-size="10pt" style:font-size-asian="10pt"/>
    </style:style>
    <style:style style:name="T1020" style:parent-style-name="DefaultParagraphFont" style:family="text">
      <style:text-properties style:font-name="JetBrains Mono" fo:color="#6A8759" fo:font-size="10pt" style:font-size-asian="10pt"/>
    </style:style>
    <style:style style:name="T1021" style:parent-style-name="DefaultParagraphFont" style:family="text">
      <style:text-properties style:font-name="JetBrains Mono" fo:color="#9876AA" fo:font-size="10pt" style:font-size-asian="10pt"/>
    </style:style>
    <style:style style:name="T1022" style:parent-style-name="DefaultParagraphFont" style:family="text">
      <style:text-properties style:font-name="JetBrains Mono" fo:color="#BABABA" fo:font-size="10pt" style:font-size-asian="10pt"/>
    </style:style>
    <style:style style:name="T1023" style:parent-style-name="DefaultParagraphFont" style:family="text">
      <style:text-properties style:font-name="JetBrains Mono" fo:color="#6A8759" fo:font-size="10pt" style:font-size-asian="10pt"/>
    </style:style>
    <style:style style:name="T1024" style:parent-style-name="DefaultParagraphFont" style:family="text">
      <style:text-properties style:font-name="JetBrains Mono" fo:color="#6A8759" fo:font-size="10pt" style:font-size-asian="10pt"/>
    </style:style>
    <style:style style:name="T1025" style:parent-style-name="DefaultParagraphFont" style:family="text">
      <style:text-properties style:font-name="JetBrains Mono" fo:color="#9876AA" fo:font-size="10pt" style:font-size-asian="10pt"/>
    </style:style>
    <style:style style:name="T1026" style:parent-style-name="DefaultParagraphFont" style:family="text">
      <style:text-properties style:font-name="JetBrains Mono" fo:color="#BABABA" fo:font-size="10pt" style:font-size-asian="10pt"/>
    </style:style>
    <style:style style:name="T1027" style:parent-style-name="DefaultParagraphFont" style:family="text">
      <style:text-properties style:font-name="JetBrains Mono" fo:color="#6A8759" fo:font-size="10pt" style:font-size-asian="10pt"/>
    </style:style>
    <style:style style:name="T1028" style:parent-style-name="DefaultParagraphFont" style:family="text">
      <style:text-properties style:font-name="JetBrains Mono" fo:color="#6A8759" fo:font-size="10pt" style:font-size-asian="10pt"/>
    </style:style>
    <style:style style:name="T1029" style:parent-style-name="DefaultParagraphFont" style:family="text">
      <style:text-properties style:font-name="JetBrains Mono" fo:color="#9876AA" fo:font-size="10pt" style:font-size-asian="10pt"/>
    </style:style>
    <style:style style:name="T1030" style:parent-style-name="DefaultParagraphFont" style:family="text">
      <style:text-properties style:font-name="JetBrains Mono" fo:color="#BABABA" fo:font-size="10pt" style:font-size-asian="10pt"/>
    </style:style>
    <style:style style:name="T1031" style:parent-style-name="DefaultParagraphFont" style:family="text">
      <style:text-properties style:font-name="JetBrains Mono" fo:color="#6A8759" fo:font-size="10pt" style:font-size-asian="10pt"/>
    </style:style>
    <style:style style:name="T1032" style:parent-style-name="DefaultParagraphFont" style:family="text">
      <style:text-properties style:font-name="JetBrains Mono" fo:color="#6A8759" fo:font-size="10pt" style:font-size-asian="10pt"/>
    </style:style>
    <style:style style:name="T1033" style:parent-style-name="DefaultParagraphFont" style:family="text">
      <style:text-properties style:font-name="JetBrains Mono" fo:color="#9876AA" fo:font-size="10pt" style:font-size-asian="10pt"/>
    </style:style>
    <style:style style:name="T1034" style:parent-style-name="DefaultParagraphFont" style:family="text">
      <style:text-properties style:font-name="JetBrains Mono" fo:color="#BABABA" fo:font-size="10pt" style:font-size-asian="10pt"/>
    </style:style>
    <style:style style:name="T1035" style:parent-style-name="DefaultParagraphFont" style:family="text">
      <style:text-properties style:font-name="JetBrains Mono" fo:color="#6A8759" fo:font-size="10pt" style:font-size-asian="10pt"/>
    </style:style>
    <style:style style:name="T1036" style:parent-style-name="DefaultParagraphFont" style:family="text">
      <style:text-properties style:font-name="JetBrains Mono" fo:color="#6A8759" fo:font-size="10pt" style:font-size-asian="10pt"/>
    </style:style>
    <style:style style:name="T1037" style:parent-style-name="DefaultParagraphFont" style:family="text">
      <style:text-properties style:font-name="JetBrains Mono" fo:color="#6A8759" fo:font-size="10pt" style:font-size-asian="10pt"/>
    </style:style>
    <style:style style:name="T1038" style:parent-style-name="DefaultParagraphFont" style:family="text">
      <style:text-properties style:font-name="JetBrains Mono" fo:color="#E8BF6A" fo:font-size="10pt" style:font-size-asian="10pt"/>
    </style:style>
    <style:style style:name="T1039" style:parent-style-name="DefaultParagraphFont" style:family="text">
      <style:text-properties style:font-name="JetBrains Mono" fo:color="#E8BF6A" fo:font-size="10pt" style:font-size-asian="10pt"/>
    </style:style>
    <style:style style:name="T1040" style:parent-style-name="DefaultParagraphFont" style:family="text">
      <style:text-properties style:font-name="JetBrains Mono" fo:color="#E8BF6A" fo:font-size="10pt" style:font-size-asian="10pt"/>
    </style:style>
    <style:style style:name="T1041" style:parent-style-name="DefaultParagraphFont" style:family="text">
      <style:text-properties style:font-name="JetBrains Mono" fo:color="#9876AA" fo:font-size="10pt" style:font-size-asian="10pt"/>
    </style:style>
    <style:style style:name="T1042" style:parent-style-name="DefaultParagraphFont" style:family="text">
      <style:text-properties style:font-name="JetBrains Mono" fo:color="#BABABA" fo:font-size="10pt" style:font-size-asian="10pt"/>
    </style:style>
    <style:style style:name="T1043" style:parent-style-name="DefaultParagraphFont" style:family="text">
      <style:text-properties style:font-name="JetBrains Mono" fo:color="#6A8759" fo:font-size="10pt" style:font-size-asian="10pt"/>
    </style:style>
    <style:style style:name="T1044" style:parent-style-name="DefaultParagraphFont" style:family="text">
      <style:text-properties style:font-name="JetBrains Mono" fo:color="#6A8759" fo:font-size="10pt" style:font-size-asian="10pt"/>
    </style:style>
    <style:style style:name="T1045" style:parent-style-name="DefaultParagraphFont" style:family="text">
      <style:text-properties style:font-name="JetBrains Mono" fo:color="#9876AA" fo:font-size="10pt" style:font-size-asian="10pt"/>
    </style:style>
    <style:style style:name="T1046" style:parent-style-name="DefaultParagraphFont" style:family="text">
      <style:text-properties style:font-name="JetBrains Mono" fo:color="#BABABA" fo:font-size="10pt" style:font-size-asian="10pt"/>
    </style:style>
    <style:style style:name="T1047" style:parent-style-name="DefaultParagraphFont" style:family="text">
      <style:text-properties style:font-name="JetBrains Mono" fo:color="#6A8759" fo:font-size="10pt" style:font-size-asian="10pt"/>
    </style:style>
    <style:style style:name="T1048" style:parent-style-name="DefaultParagraphFont" style:family="text">
      <style:text-properties style:font-name="JetBrains Mono" fo:color="#6A8759" fo:font-size="10pt" style:font-size-asian="10pt"/>
    </style:style>
    <style:style style:name="T1049" style:parent-style-name="DefaultParagraphFont" style:family="text">
      <style:text-properties style:font-name="JetBrains Mono" fo:color="#9876AA" fo:font-size="10pt" style:font-size-asian="10pt"/>
    </style:style>
    <style:style style:name="T1050" style:parent-style-name="DefaultParagraphFont" style:family="text">
      <style:text-properties style:font-name="JetBrains Mono" fo:color="#BABABA" fo:font-size="10pt" style:font-size-asian="10pt"/>
    </style:style>
    <style:style style:name="T1051" style:parent-style-name="DefaultParagraphFont" style:family="text">
      <style:text-properties style:font-name="JetBrains Mono" fo:color="#6A8759" fo:font-size="10pt" style:font-size-asian="10pt"/>
    </style:style>
    <style:style style:name="T1052" style:parent-style-name="DefaultParagraphFont" style:family="text">
      <style:text-properties style:font-name="JetBrains Mono" fo:color="#6A8759" fo:font-size="10pt" style:font-size-asian="10pt"/>
    </style:style>
    <style:style style:name="T1053" style:parent-style-name="DefaultParagraphFont" style:family="text">
      <style:text-properties style:font-name="JetBrains Mono" fo:color="#9876AA" fo:font-size="10pt" style:font-size-asian="10pt"/>
    </style:style>
    <style:style style:name="T1054" style:parent-style-name="DefaultParagraphFont" style:family="text">
      <style:text-properties style:font-name="JetBrains Mono" fo:color="#BABABA" fo:font-size="10pt" style:font-size-asian="10pt"/>
    </style:style>
    <style:style style:name="T1055" style:parent-style-name="DefaultParagraphFont" style:family="text">
      <style:text-properties style:font-name="JetBrains Mono" fo:color="#6A8759" fo:font-size="10pt" style:font-size-asian="10pt"/>
    </style:style>
    <style:style style:name="T1056" style:parent-style-name="DefaultParagraphFont" style:family="text">
      <style:text-properties style:font-name="JetBrains Mono" fo:color="#6A8759" fo:font-size="10pt" style:font-size-asian="10pt"/>
    </style:style>
    <style:style style:name="T1057" style:parent-style-name="DefaultParagraphFont" style:family="text">
      <style:text-properties style:font-name="JetBrains Mono" fo:color="#9876AA" fo:font-size="10pt" style:font-size-asian="10pt"/>
    </style:style>
    <style:style style:name="T1058" style:parent-style-name="DefaultParagraphFont" style:family="text">
      <style:text-properties style:font-name="JetBrains Mono" fo:color="#BABABA" fo:font-size="10pt" style:font-size-asian="10pt"/>
    </style:style>
    <style:style style:name="T1059" style:parent-style-name="DefaultParagraphFont" style:family="text">
      <style:text-properties style:font-name="JetBrains Mono" fo:color="#6A8759" fo:font-size="10pt" style:font-size-asian="10pt"/>
    </style:style>
    <style:style style:name="T1060" style:parent-style-name="DefaultParagraphFont" style:family="text">
      <style:text-properties style:font-name="JetBrains Mono" fo:color="#6A8759" fo:font-size="10pt" style:font-size-asian="10pt"/>
    </style:style>
    <style:style style:name="T1061" style:parent-style-name="DefaultParagraphFont" style:family="text">
      <style:text-properties style:font-name="JetBrains Mono" fo:color="#9876AA" fo:font-size="10pt" style:font-size-asian="10pt"/>
    </style:style>
    <style:style style:name="T1062" style:parent-style-name="DefaultParagraphFont" style:family="text">
      <style:text-properties style:font-name="JetBrains Mono" fo:color="#BABABA" fo:font-size="10pt" style:font-size-asian="10pt"/>
    </style:style>
    <style:style style:name="T1063" style:parent-style-name="DefaultParagraphFont" style:family="text">
      <style:text-properties style:font-name="JetBrains Mono" fo:color="#6A8759" fo:font-size="10pt" style:font-size-asian="10pt"/>
    </style:style>
    <style:style style:name="T1064" style:parent-style-name="DefaultParagraphFont" style:family="text">
      <style:text-properties style:font-name="JetBrains Mono" fo:color="#6A8759" fo:font-size="10pt" style:font-size-asian="10pt"/>
    </style:style>
    <style:style style:name="T1065" style:parent-style-name="DefaultParagraphFont" style:family="text">
      <style:text-properties style:font-name="JetBrains Mono" fo:color="#9876AA" fo:font-size="10pt" style:font-size-asian="10pt"/>
    </style:style>
    <style:style style:name="T1066" style:parent-style-name="DefaultParagraphFont" style:family="text">
      <style:text-properties style:font-name="JetBrains Mono" fo:color="#BABABA" fo:font-size="10pt" style:font-size-asian="10pt"/>
    </style:style>
    <style:style style:name="T1067" style:parent-style-name="DefaultParagraphFont" style:family="text">
      <style:text-properties style:font-name="JetBrains Mono" fo:color="#6A8759" fo:font-size="10pt" style:font-size-asian="10pt"/>
    </style:style>
    <style:style style:name="T1068" style:parent-style-name="DefaultParagraphFont" style:family="text">
      <style:text-properties style:font-name="JetBrains Mono" fo:color="#6A8759" fo:font-size="10pt" style:font-size-asian="10pt"/>
    </style:style>
    <style:style style:name="T1069" style:parent-style-name="DefaultParagraphFont" style:family="text">
      <style:text-properties style:font-name="JetBrains Mono" fo:color="#E8BF6A" fo:font-size="10pt" style:font-size-asian="10pt"/>
    </style:style>
    <style:style style:name="T1070" style:parent-style-name="DefaultParagraphFont" style:family="text">
      <style:text-properties style:font-name="JetBrains Mono" fo:color="#E8BF6A" fo:font-size="10pt" style:font-size-asian="10pt"/>
    </style:style>
    <style:style style:name="T1071" style:parent-style-name="DefaultParagraphFont" style:family="text">
      <style:text-properties style:font-name="JetBrains Mono" fo:color="#E8BF6A" fo:font-size="10pt" style:font-size-asian="10pt"/>
    </style:style>
    <style:style style:name="T1072" style:parent-style-name="DefaultParagraphFont" style:family="text">
      <style:text-properties style:font-name="JetBrains Mono" fo:color="#9876AA" fo:font-size="10pt" style:font-size-asian="10pt"/>
    </style:style>
    <style:style style:name="T1073" style:parent-style-name="DefaultParagraphFont" style:family="text">
      <style:text-properties style:font-name="JetBrains Mono" fo:color="#BABABA" fo:font-size="10pt" style:font-size-asian="10pt"/>
    </style:style>
    <style:style style:name="T1074" style:parent-style-name="DefaultParagraphFont" style:family="text">
      <style:text-properties style:font-name="JetBrains Mono" fo:color="#6A8759" fo:font-size="10pt" style:font-size-asian="10pt"/>
    </style:style>
    <style:style style:name="T1075" style:parent-style-name="DefaultParagraphFont" style:family="text">
      <style:text-properties style:font-name="JetBrains Mono" fo:color="#6A8759" fo:font-size="10pt" style:font-size-asian="10pt"/>
    </style:style>
    <style:style style:name="T1076" style:parent-style-name="DefaultParagraphFont" style:family="text">
      <style:text-properties style:font-name="JetBrains Mono" fo:color="#9876AA" fo:font-size="10pt" style:font-size-asian="10pt"/>
    </style:style>
    <style:style style:name="T1077" style:parent-style-name="DefaultParagraphFont" style:family="text">
      <style:text-properties style:font-name="JetBrains Mono" fo:color="#BABABA" fo:font-size="10pt" style:font-size-asian="10pt"/>
    </style:style>
    <style:style style:name="T1078" style:parent-style-name="DefaultParagraphFont" style:family="text">
      <style:text-properties style:font-name="JetBrains Mono" fo:color="#BABABA" fo:font-size="10pt" style:font-size-asian="10pt"/>
    </style:style>
    <style:style style:name="T1079" style:parent-style-name="DefaultParagraphFont" style:family="text">
      <style:text-properties style:font-name="JetBrains Mono" fo:color="#6A8759" fo:font-size="10pt" style:font-size-asian="10pt"/>
    </style:style>
    <style:style style:name="T1080" style:parent-style-name="DefaultParagraphFont" style:family="text">
      <style:text-properties style:font-name="JetBrains Mono" fo:color="#6A8759" fo:font-size="10pt" style:font-size-asian="10pt"/>
    </style:style>
    <style:style style:name="T1081" style:parent-style-name="DefaultParagraphFont" style:family="text">
      <style:text-properties style:font-name="JetBrains Mono" fo:color="#9876AA" fo:font-size="10pt" style:font-size-asian="10pt"/>
    </style:style>
    <style:style style:name="T1082" style:parent-style-name="DefaultParagraphFont" style:family="text">
      <style:text-properties style:font-name="JetBrains Mono" fo:color="#BABABA" fo:font-size="10pt" style:font-size-asian="10pt"/>
    </style:style>
    <style:style style:name="T1083" style:parent-style-name="DefaultParagraphFont" style:family="text">
      <style:text-properties style:font-name="JetBrains Mono" fo:color="#6A8759" fo:font-size="10pt" style:font-size-asian="10pt"/>
    </style:style>
    <style:style style:name="T1084" style:parent-style-name="DefaultParagraphFont" style:family="text">
      <style:text-properties style:font-name="JetBrains Mono" fo:color="#6A8759" fo:font-size="10pt" style:font-size-asian="10pt"/>
    </style:style>
    <style:style style:name="T1085" style:parent-style-name="DefaultParagraphFont" style:family="text">
      <style:text-properties style:font-name="JetBrains Mono" fo:color="#9876AA" fo:font-size="10pt" style:font-size-asian="10pt"/>
    </style:style>
    <style:style style:name="T1086" style:parent-style-name="DefaultParagraphFont" style:family="text">
      <style:text-properties style:font-name="JetBrains Mono" fo:color="#BABABA" fo:font-size="10pt" style:font-size-asian="10pt"/>
    </style:style>
    <style:style style:name="T1087" style:parent-style-name="DefaultParagraphFont" style:family="text">
      <style:text-properties style:font-name="JetBrains Mono" fo:color="#6A8759" fo:font-size="10pt" style:font-size-asian="10pt"/>
    </style:style>
    <style:style style:name="T1088" style:parent-style-name="DefaultParagraphFont" style:family="text">
      <style:text-properties style:font-name="JetBrains Mono" fo:color="#6A8759" fo:font-size="10pt" style:font-size-asian="10pt"/>
    </style:style>
    <style:style style:name="T1089" style:parent-style-name="DefaultParagraphFont" style:family="text">
      <style:text-properties style:font-name="JetBrains Mono" fo:color="#9876AA" fo:font-size="10pt" style:font-size-asian="10pt"/>
    </style:style>
    <style:style style:name="T1090" style:parent-style-name="DefaultParagraphFont" style:family="text">
      <style:text-properties style:font-name="JetBrains Mono" fo:color="#BABABA" fo:font-size="10pt" style:font-size-asian="10pt"/>
    </style:style>
    <style:style style:name="T1091" style:parent-style-name="DefaultParagraphFont" style:family="text">
      <style:text-properties style:font-name="JetBrains Mono" fo:color="#6A8759" fo:font-size="10pt" style:font-size-asian="10pt"/>
    </style:style>
    <style:style style:name="T1092" style:parent-style-name="DefaultParagraphFont" style:family="text">
      <style:text-properties style:font-name="JetBrains Mono" fo:color="#6A8759" fo:font-size="10pt" style:font-size-asian="10pt"/>
    </style:style>
    <style:style style:name="T1093" style:parent-style-name="DefaultParagraphFont" style:family="text">
      <style:text-properties style:font-name="JetBrains Mono" fo:color="#9876AA" fo:font-size="10pt" style:font-size-asian="10pt"/>
    </style:style>
    <style:style style:name="T1094" style:parent-style-name="DefaultParagraphFont" style:family="text">
      <style:text-properties style:font-name="JetBrains Mono" fo:color="#BABABA" fo:font-size="10pt" style:font-size-asian="10pt"/>
    </style:style>
    <style:style style:name="T1095" style:parent-style-name="DefaultParagraphFont" style:family="text">
      <style:text-properties style:font-name="JetBrains Mono" fo:color="#6A8759" fo:font-size="10pt" style:font-size-asian="10pt"/>
    </style:style>
    <style:style style:name="T1096" style:parent-style-name="DefaultParagraphFont" style:family="text">
      <style:text-properties style:font-name="JetBrains Mono" fo:color="#6A8759" fo:font-size="10pt" style:font-size-asian="10pt"/>
    </style:style>
    <style:style style:name="T1097" style:parent-style-name="DefaultParagraphFont" style:family="text">
      <style:text-properties style:font-name="JetBrains Mono" fo:color="#9876AA" fo:font-size="10pt" style:font-size-asian="10pt"/>
    </style:style>
    <style:style style:name="T1098" style:parent-style-name="DefaultParagraphFont" style:family="text">
      <style:text-properties style:font-name="JetBrains Mono" fo:color="#BABABA" fo:font-size="10pt" style:font-size-asian="10pt"/>
    </style:style>
    <style:style style:name="T1099" style:parent-style-name="DefaultParagraphFont" style:family="text">
      <style:text-properties style:font-name="JetBrains Mono" fo:color="#6A8759" fo:font-size="10pt" style:font-size-asian="10pt"/>
    </style:style>
    <style:style style:name="T1100" style:parent-style-name="DefaultParagraphFont" style:family="text">
      <style:text-properties style:font-name="JetBrains Mono" fo:color="#6A8759" fo:font-size="10pt" style:font-size-asian="10pt"/>
    </style:style>
    <style:style style:name="T1101" style:parent-style-name="DefaultParagraphFont" style:family="text">
      <style:text-properties style:font-name="JetBrains Mono" fo:color="#E8BF6A" fo:font-size="10pt" style:font-size-asian="10pt"/>
    </style:style>
    <style:style style:name="T1102" style:parent-style-name="DefaultParagraphFont" style:family="text">
      <style:text-properties style:font-name="JetBrains Mono" fo:color="#E8BF6A" fo:font-size="10pt" style:font-size-asian="10pt"/>
    </style:style>
    <style:style style:name="T1103" style:parent-style-name="DefaultParagraphFont" style:family="text">
      <style:text-properties style:font-name="JetBrains Mono" fo:color="#E8BF6A" fo:font-size="10pt" style:font-size-asian="10pt"/>
    </style:style>
    <style:style style:name="T1104" style:parent-style-name="DefaultParagraphFont" style:family="text">
      <style:text-properties style:font-name="JetBrains Mono" fo:color="#E8BF6A" fo:font-size="10pt" style:font-size-asian="10pt"/>
    </style:style>
    <style:style style:name="T1105" style:parent-style-name="DefaultParagraphFont" style:family="text">
      <style:text-properties style:font-name="JetBrains Mono" fo:color="#9876AA" fo:font-size="10pt" style:font-size-asian="10pt"/>
    </style:style>
    <style:style style:name="T1106" style:parent-style-name="DefaultParagraphFont" style:family="text">
      <style:text-properties style:font-name="JetBrains Mono" fo:color="#BABABA" fo:font-size="10pt" style:font-size-asian="10pt"/>
    </style:style>
    <style:style style:name="T1107" style:parent-style-name="DefaultParagraphFont" style:family="text">
      <style:text-properties style:font-name="JetBrains Mono" fo:color="#6A8759" fo:font-size="10pt" style:font-size-asian="10pt"/>
    </style:style>
    <style:style style:name="T1108" style:parent-style-name="DefaultParagraphFont" style:family="text">
      <style:text-properties style:font-name="JetBrains Mono" fo:color="#6A8759" fo:font-size="10pt" style:font-size-asian="10pt"/>
    </style:style>
    <style:style style:name="T1109" style:parent-style-name="DefaultParagraphFont" style:family="text">
      <style:text-properties style:font-name="JetBrains Mono" fo:color="#9876AA" fo:font-size="10pt" style:font-size-asian="10pt"/>
    </style:style>
    <style:style style:name="T1110" style:parent-style-name="DefaultParagraphFont" style:family="text">
      <style:text-properties style:font-name="JetBrains Mono" fo:color="#BABABA" fo:font-size="10pt" style:font-size-asian="10pt"/>
    </style:style>
    <style:style style:name="T1111" style:parent-style-name="DefaultParagraphFont" style:family="text">
      <style:text-properties style:font-name="JetBrains Mono" fo:color="#6A8759" fo:font-size="10pt" style:font-size-asian="10pt"/>
    </style:style>
    <style:style style:name="T1112" style:parent-style-name="DefaultParagraphFont" style:family="text">
      <style:text-properties style:font-name="JetBrains Mono" fo:color="#6A8759" fo:font-size="10pt" style:font-size-asian="10pt"/>
    </style:style>
    <style:style style:name="T1113" style:parent-style-name="DefaultParagraphFont" style:family="text">
      <style:text-properties style:font-name="JetBrains Mono" fo:color="#9876AA" fo:font-size="10pt" style:font-size-asian="10pt"/>
    </style:style>
    <style:style style:name="T1114" style:parent-style-name="DefaultParagraphFont" style:family="text">
      <style:text-properties style:font-name="JetBrains Mono" fo:color="#BABABA" fo:font-size="10pt" style:font-size-asian="10pt"/>
    </style:style>
    <style:style style:name="T1115" style:parent-style-name="DefaultParagraphFont" style:family="text">
      <style:text-properties style:font-name="JetBrains Mono" fo:color="#6A8759" fo:font-size="10pt" style:font-size-asian="10pt"/>
    </style:style>
    <style:style style:name="T1116" style:parent-style-name="DefaultParagraphFont" style:family="text">
      <style:text-properties style:font-name="JetBrains Mono" fo:color="#6A8759" fo:font-size="10pt" style:font-size-asian="10pt"/>
    </style:style>
    <style:style style:name="T1117" style:parent-style-name="DefaultParagraphFont" style:family="text">
      <style:text-properties style:font-name="JetBrains Mono" fo:color="#9876AA" fo:font-size="10pt" style:font-size-asian="10pt"/>
    </style:style>
    <style:style style:name="T1118" style:parent-style-name="DefaultParagraphFont" style:family="text">
      <style:text-properties style:font-name="JetBrains Mono" fo:color="#BABABA" fo:font-size="10pt" style:font-size-asian="10pt"/>
    </style:style>
    <style:style style:name="T1119" style:parent-style-name="DefaultParagraphFont" style:family="text">
      <style:text-properties style:font-name="JetBrains Mono" fo:color="#6A8759" fo:font-size="10pt" style:font-size-asian="10pt"/>
    </style:style>
    <style:style style:name="T1120" style:parent-style-name="DefaultParagraphFont" style:family="text">
      <style:text-properties style:font-name="JetBrains Mono" fo:color="#6A8759" fo:font-size="10pt" style:font-size-asian="10pt"/>
    </style:style>
    <style:style style:name="T1121" style:parent-style-name="DefaultParagraphFont" style:family="text">
      <style:text-properties style:font-name="JetBrains Mono" fo:color="#9876AA" fo:font-size="10pt" style:font-size-asian="10pt"/>
    </style:style>
    <style:style style:name="T1122" style:parent-style-name="DefaultParagraphFont" style:family="text">
      <style:text-properties style:font-name="JetBrains Mono" fo:color="#BABABA" fo:font-size="10pt" style:font-size-asian="10pt"/>
    </style:style>
    <style:style style:name="T1123" style:parent-style-name="DefaultParagraphFont" style:family="text">
      <style:text-properties style:font-name="JetBrains Mono" fo:color="#6A8759" fo:font-size="10pt" style:font-size-asian="10pt"/>
    </style:style>
    <style:style style:name="T1124" style:parent-style-name="DefaultParagraphFont" style:family="text">
      <style:text-properties style:font-name="JetBrains Mono" fo:color="#6A8759" fo:font-size="10pt" style:font-size-asian="10pt"/>
    </style:style>
    <style:style style:name="T1125" style:parent-style-name="DefaultParagraphFont" style:family="text">
      <style:text-properties style:font-name="JetBrains Mono" fo:color="#9876AA" fo:font-size="10pt" style:font-size-asian="10pt"/>
    </style:style>
    <style:style style:name="T1126" style:parent-style-name="DefaultParagraphFont" style:family="text">
      <style:text-properties style:font-name="JetBrains Mono" fo:color="#BABABA" fo:font-size="10pt" style:font-size-asian="10pt"/>
    </style:style>
    <style:style style:name="T1127" style:parent-style-name="DefaultParagraphFont" style:family="text">
      <style:text-properties style:font-name="JetBrains Mono" fo:color="#6A8759" fo:font-size="10pt" style:font-size-asian="10pt"/>
    </style:style>
    <style:style style:name="T1128" style:parent-style-name="DefaultParagraphFont" style:family="text">
      <style:text-properties style:font-name="JetBrains Mono" fo:color="#6A8759" fo:font-size="10pt" style:font-size-asian="10pt"/>
    </style:style>
    <style:style style:name="T1129" style:parent-style-name="DefaultParagraphFont" style:family="text">
      <style:text-properties style:font-name="JetBrains Mono" fo:color="#9876AA" fo:font-size="10pt" style:font-size-asian="10pt"/>
    </style:style>
    <style:style style:name="T1130" style:parent-style-name="DefaultParagraphFont" style:family="text">
      <style:text-properties style:font-name="JetBrains Mono" fo:color="#BABABA" fo:font-size="10pt" style:font-size-asian="10pt"/>
    </style:style>
    <style:style style:name="T1131" style:parent-style-name="DefaultParagraphFont" style:family="text">
      <style:text-properties style:font-name="JetBrains Mono" fo:color="#6A8759" fo:font-size="10pt" style:font-size-asian="10pt"/>
    </style:style>
    <style:style style:name="T1132" style:parent-style-name="DefaultParagraphFont" style:family="text">
      <style:text-properties style:font-name="JetBrains Mono" fo:color="#6A8759" fo:font-size="10pt" style:font-size-asian="10pt"/>
    </style:style>
    <style:style style:name="T1133" style:parent-style-name="DefaultParagraphFont" style:family="text">
      <style:text-properties style:font-name="JetBrains Mono" fo:color="#E8BF6A" fo:font-size="10pt" style:font-size-asian="10pt"/>
    </style:style>
    <style:style style:name="T1134" style:parent-style-name="DefaultParagraphFont" style:family="text">
      <style:text-properties style:font-name="JetBrains Mono" fo:color="#E8BF6A" fo:font-size="10pt" style:font-size-asian="10pt"/>
    </style:style>
    <style:style style:name="T1135" style:parent-style-name="DefaultParagraphFont" style:family="text">
      <style:text-properties style:font-name="JetBrains Mono" fo:color="#E8BF6A" fo:font-size="10pt" style:font-size-asian="10pt"/>
    </style:style>
    <style:style style:name="T1136" style:parent-style-name="DefaultParagraphFont" style:family="text">
      <style:text-properties style:font-name="JetBrains Mono" fo:color="#E8BF6A" fo:font-size="10pt" style:font-size-asian="10pt"/>
    </style:style>
    <style:style style:name="T1137" style:parent-style-name="DefaultParagraphFont" style:family="text">
      <style:text-properties style:font-name="JetBrains Mono" fo:color="#9876AA" fo:font-size="10pt" style:font-size-asian="10pt"/>
    </style:style>
    <style:style style:name="T1138" style:parent-style-name="DefaultParagraphFont" style:family="text">
      <style:text-properties style:font-name="JetBrains Mono" fo:color="#BABABA" fo:font-size="10pt" style:font-size-asian="10pt"/>
    </style:style>
    <style:style style:name="T1139" style:parent-style-name="DefaultParagraphFont" style:family="text">
      <style:text-properties style:font-name="JetBrains Mono" fo:color="#6A8759" fo:font-size="10pt" style:font-size-asian="10pt"/>
    </style:style>
    <style:style style:name="T1140" style:parent-style-name="DefaultParagraphFont" style:family="text">
      <style:text-properties style:font-name="JetBrains Mono" fo:color="#6A8759" fo:font-size="10pt" style:font-size-asian="10pt"/>
    </style:style>
    <style:style style:name="T1141" style:parent-style-name="DefaultParagraphFont" style:family="text">
      <style:text-properties style:font-name="JetBrains Mono" fo:color="#6A8759" fo:font-size="10pt" style:font-size-asian="10pt"/>
    </style:style>
    <style:style style:name="T1142" style:parent-style-name="DefaultParagraphFont" style:family="text">
      <style:text-properties style:font-name="JetBrains Mono" fo:color="#9876AA" fo:font-size="10pt" style:font-size-asian="10pt"/>
    </style:style>
    <style:style style:name="T1143" style:parent-style-name="DefaultParagraphFont" style:family="text">
      <style:text-properties style:font-name="JetBrains Mono" fo:color="#BABABA" fo:font-size="10pt" style:font-size-asian="10pt"/>
    </style:style>
    <style:style style:name="T1144" style:parent-style-name="DefaultParagraphFont" style:family="text">
      <style:text-properties style:font-name="JetBrains Mono" fo:color="#6A8759" fo:font-size="10pt" style:font-size-asian="10pt"/>
    </style:style>
    <style:style style:name="T1145" style:parent-style-name="DefaultParagraphFont" style:family="text">
      <style:text-properties style:font-name="JetBrains Mono" fo:color="#6A8759" fo:font-size="10pt" style:font-size-asian="10pt"/>
    </style:style>
    <style:style style:name="T1146" style:parent-style-name="DefaultParagraphFont" style:family="text">
      <style:text-properties style:font-name="JetBrains Mono" fo:color="#9876AA" fo:font-size="10pt" style:font-size-asian="10pt"/>
    </style:style>
    <style:style style:name="T1147" style:parent-style-name="DefaultParagraphFont" style:family="text">
      <style:text-properties style:font-name="JetBrains Mono" fo:color="#BABABA" fo:font-size="10pt" style:font-size-asian="10pt"/>
    </style:style>
    <style:style style:name="T1148" style:parent-style-name="DefaultParagraphFont" style:family="text">
      <style:text-properties style:font-name="JetBrains Mono" fo:color="#6A8759" fo:font-size="10pt" style:font-size-asian="10pt"/>
    </style:style>
    <style:style style:name="T1149" style:parent-style-name="DefaultParagraphFont" style:family="text">
      <style:text-properties style:font-name="JetBrains Mono" fo:color="#6A8759" fo:font-size="10pt" style:font-size-asian="10pt"/>
    </style:style>
    <style:style style:name="T1150" style:parent-style-name="DefaultParagraphFont" style:family="text">
      <style:text-properties style:font-name="JetBrains Mono" fo:color="#9876AA" fo:font-size="10pt" style:font-size-asian="10pt"/>
    </style:style>
    <style:style style:name="T1151" style:parent-style-name="DefaultParagraphFont" style:family="text">
      <style:text-properties style:font-name="JetBrains Mono" fo:color="#BABABA" fo:font-size="10pt" style:font-size-asian="10pt"/>
    </style:style>
    <style:style style:name="T1152" style:parent-style-name="DefaultParagraphFont" style:family="text">
      <style:text-properties style:font-name="JetBrains Mono" fo:color="#6A8759" fo:font-size="10pt" style:font-size-asian="10pt"/>
    </style:style>
    <style:style style:name="T1153" style:parent-style-name="DefaultParagraphFont" style:family="text">
      <style:text-properties style:font-name="JetBrains Mono" fo:color="#6A8759" fo:font-size="10pt" style:font-size-asian="10pt"/>
    </style:style>
    <style:style style:name="T1154" style:parent-style-name="DefaultParagraphFont" style:family="text">
      <style:text-properties style:font-name="JetBrains Mono" fo:color="#9876AA" fo:font-size="10pt" style:font-size-asian="10pt"/>
    </style:style>
    <style:style style:name="T1155" style:parent-style-name="DefaultParagraphFont" style:family="text">
      <style:text-properties style:font-name="JetBrains Mono" fo:color="#BABABA" fo:font-size="10pt" style:font-size-asian="10pt"/>
    </style:style>
    <style:style style:name="T1156" style:parent-style-name="DefaultParagraphFont" style:family="text">
      <style:text-properties style:font-name="JetBrains Mono" fo:color="#6A8759" fo:font-size="10pt" style:font-size-asian="10pt"/>
    </style:style>
    <style:style style:name="T1157" style:parent-style-name="DefaultParagraphFont" style:family="text">
      <style:text-properties style:font-name="JetBrains Mono" fo:color="#6A8759" fo:font-size="10pt" style:font-size-asian="10pt"/>
    </style:style>
    <style:style style:name="T1158" style:parent-style-name="DefaultParagraphFont" style:family="text">
      <style:text-properties style:font-name="JetBrains Mono" fo:color="#9876AA" fo:font-size="10pt" style:font-size-asian="10pt"/>
    </style:style>
    <style:style style:name="T1159" style:parent-style-name="DefaultParagraphFont" style:family="text">
      <style:text-properties style:font-name="JetBrains Mono" fo:color="#BABABA" fo:font-size="10pt" style:font-size-asian="10pt"/>
    </style:style>
    <style:style style:name="T1160" style:parent-style-name="DefaultParagraphFont" style:family="text">
      <style:text-properties style:font-name="JetBrains Mono" fo:color="#6A8759" fo:font-size="10pt" style:font-size-asian="10pt"/>
    </style:style>
    <style:style style:name="T1161" style:parent-style-name="DefaultParagraphFont" style:family="text">
      <style:text-properties style:font-name="JetBrains Mono" fo:color="#E8BF6A" fo:font-size="10pt" style:font-size-asian="10pt"/>
    </style:style>
    <style:style style:name="T1162" style:parent-style-name="DefaultParagraphFont" style:family="text">
      <style:text-properties style:font-name="JetBrains Mono" fo:color="#E8BF6A" fo:font-size="10pt" style:font-size-asian="10pt"/>
    </style:style>
    <style:style style:name="T1163" style:parent-style-name="DefaultParagraphFont" style:family="text">
      <style:text-properties style:font-name="JetBrains Mono" fo:color="#E8BF6A" fo:font-size="10pt" style:font-size-asian="10pt"/>
    </style:style>
    <style:style style:name="T1164" style:parent-style-name="DefaultParagraphFont" style:family="text">
      <style:text-properties style:font-name="JetBrains Mono" fo:color="#9876AA" fo:font-size="10pt" style:font-size-asian="10pt"/>
    </style:style>
    <style:style style:name="T1165" style:parent-style-name="DefaultParagraphFont" style:family="text">
      <style:text-properties style:font-name="JetBrains Mono" fo:color="#BABABA" fo:font-size="10pt" style:font-size-asian="10pt"/>
    </style:style>
    <style:style style:name="T1166" style:parent-style-name="DefaultParagraphFont" style:family="text">
      <style:text-properties style:font-name="JetBrains Mono" fo:color="#BABABA" fo:font-size="10pt" style:font-size-asian="10pt"/>
    </style:style>
    <style:style style:name="T1167" style:parent-style-name="DefaultParagraphFont" style:family="text">
      <style:text-properties style:font-name="JetBrains Mono" fo:color="#6A8759" fo:font-size="10pt" style:font-size-asian="10pt"/>
    </style:style>
    <style:style style:name="T1168" style:parent-style-name="DefaultParagraphFont" style:family="text">
      <style:text-properties style:font-name="JetBrains Mono" fo:color="#6A8759" fo:font-size="10pt" style:font-size-asian="10pt"/>
    </style:style>
    <style:style style:name="T1169" style:parent-style-name="DefaultParagraphFont" style:family="text">
      <style:text-properties style:font-name="JetBrains Mono" fo:color="#9876AA" fo:font-size="10pt" style:font-size-asian="10pt"/>
    </style:style>
    <style:style style:name="T1170" style:parent-style-name="DefaultParagraphFont" style:family="text">
      <style:text-properties style:font-name="JetBrains Mono" fo:color="#BABABA" fo:font-size="10pt" style:font-size-asian="10pt"/>
    </style:style>
    <style:style style:name="T1171" style:parent-style-name="DefaultParagraphFont" style:family="text">
      <style:text-properties style:font-name="JetBrains Mono" fo:color="#6A8759" fo:font-size="10pt" style:font-size-asian="10pt"/>
    </style:style>
    <style:style style:name="T1172" style:parent-style-name="DefaultParagraphFont" style:family="text">
      <style:text-properties style:font-name="JetBrains Mono" fo:color="#6A8759" fo:font-size="10pt" style:font-size-asian="10pt"/>
    </style:style>
    <style:style style:name="T1173" style:parent-style-name="DefaultParagraphFont" style:family="text">
      <style:text-properties style:font-name="JetBrains Mono" fo:color="#9876AA" fo:font-size="10pt" style:font-size-asian="10pt"/>
    </style:style>
    <style:style style:name="T1174" style:parent-style-name="DefaultParagraphFont" style:family="text">
      <style:text-properties style:font-name="JetBrains Mono" fo:color="#BABABA" fo:font-size="10pt" style:font-size-asian="10pt"/>
    </style:style>
    <style:style style:name="T1175" style:parent-style-name="DefaultParagraphFont" style:family="text">
      <style:text-properties style:font-name="JetBrains Mono" fo:color="#6A8759" fo:font-size="10pt" style:font-size-asian="10pt"/>
    </style:style>
    <style:style style:name="T1176" style:parent-style-name="DefaultParagraphFont" style:family="text">
      <style:text-properties style:font-name="JetBrains Mono" fo:color="#6A8759" fo:font-size="10pt" style:font-size-asian="10pt"/>
    </style:style>
    <style:style style:name="T1177" style:parent-style-name="DefaultParagraphFont" style:family="text">
      <style:text-properties style:font-name="JetBrains Mono" fo:color="#9876AA" fo:font-size="10pt" style:font-size-asian="10pt"/>
    </style:style>
    <style:style style:name="T1178" style:parent-style-name="DefaultParagraphFont" style:family="text">
      <style:text-properties style:font-name="JetBrains Mono" fo:color="#BABABA" fo:font-size="10pt" style:font-size-asian="10pt"/>
    </style:style>
    <style:style style:name="T1179" style:parent-style-name="DefaultParagraphFont" style:family="text">
      <style:text-properties style:font-name="JetBrains Mono" fo:color="#6A8759" fo:font-size="10pt" style:font-size-asian="10pt"/>
    </style:style>
    <style:style style:name="T1180" style:parent-style-name="DefaultParagraphFont" style:family="text">
      <style:text-properties style:font-name="JetBrains Mono" fo:color="#6A8759" fo:font-size="10pt" style:font-size-asian="10pt"/>
    </style:style>
    <style:style style:name="T1181" style:parent-style-name="DefaultParagraphFont" style:family="text">
      <style:text-properties style:font-name="JetBrains Mono" fo:color="#9876AA" fo:font-size="10pt" style:font-size-asian="10pt"/>
    </style:style>
    <style:style style:name="T1182" style:parent-style-name="DefaultParagraphFont" style:family="text">
      <style:text-properties style:font-name="JetBrains Mono" fo:color="#BABABA" fo:font-size="10pt" style:font-size-asian="10pt"/>
    </style:style>
    <style:style style:name="T1183" style:parent-style-name="DefaultParagraphFont" style:family="text">
      <style:text-properties style:font-name="JetBrains Mono" fo:color="#6A8759" fo:font-size="10pt" style:font-size-asian="10pt"/>
    </style:style>
    <style:style style:name="T1184" style:parent-style-name="DefaultParagraphFont" style:family="text">
      <style:text-properties style:font-name="JetBrains Mono" fo:color="#6A8759" fo:font-size="10pt" style:font-size-asian="10pt"/>
    </style:style>
    <style:style style:name="T1185" style:parent-style-name="DefaultParagraphFont" style:family="text">
      <style:text-properties style:font-name="JetBrains Mono" fo:color="#9876AA" fo:font-size="10pt" style:font-size-asian="10pt"/>
    </style:style>
    <style:style style:name="T1186" style:parent-style-name="DefaultParagraphFont" style:family="text">
      <style:text-properties style:font-name="JetBrains Mono" fo:color="#BABABA" fo:font-size="10pt" style:font-size-asian="10pt"/>
    </style:style>
    <style:style style:name="T1187" style:parent-style-name="DefaultParagraphFont" style:family="text">
      <style:text-properties style:font-name="JetBrains Mono" fo:color="#6A8759" fo:font-size="10pt" style:font-size-asian="10pt"/>
    </style:style>
    <style:style style:name="T1188" style:parent-style-name="DefaultParagraphFont" style:family="text">
      <style:text-properties style:font-name="JetBrains Mono" fo:color="#6A8759" fo:font-size="10pt" style:font-size-asian="10pt"/>
    </style:style>
    <style:style style:name="T1189" style:parent-style-name="DefaultParagraphFont" style:family="text">
      <style:text-properties style:font-name="JetBrains Mono" fo:color="#9876AA" fo:font-size="10pt" style:font-size-asian="10pt"/>
    </style:style>
    <style:style style:name="T1190" style:parent-style-name="DefaultParagraphFont" style:family="text">
      <style:text-properties style:font-name="JetBrains Mono" fo:color="#BABABA" fo:font-size="10pt" style:font-size-asian="10pt"/>
    </style:style>
    <style:style style:name="T1191" style:parent-style-name="DefaultParagraphFont" style:family="text">
      <style:text-properties style:font-name="JetBrains Mono" fo:color="#6A8759" fo:font-size="10pt" style:font-size-asian="10pt"/>
    </style:style>
    <style:style style:name="T1192" style:parent-style-name="DefaultParagraphFont" style:family="text">
      <style:text-properties style:font-name="JetBrains Mono" fo:color="#E8BF6A" fo:font-size="10pt" style:font-size-asian="10pt"/>
    </style:style>
    <style:style style:name="T1193" style:parent-style-name="DefaultParagraphFont" style:family="text">
      <style:text-properties style:font-name="JetBrains Mono" fo:color="#E8BF6A" fo:font-size="10pt" style:font-size-asian="10pt"/>
    </style:style>
    <style:style style:name="T1194" style:parent-style-name="DefaultParagraphFont" style:family="text">
      <style:text-properties style:font-name="JetBrains Mono" fo:color="#E8BF6A" fo:font-size="10pt" style:font-size-asian="10pt"/>
    </style:style>
    <style:style style:name="T1195" style:parent-style-name="DefaultParagraphFont" style:family="text">
      <style:text-properties style:font-name="JetBrains Mono" fo:color="#9876AA" fo:font-size="10pt" style:font-size-asian="10pt"/>
    </style:style>
    <style:style style:name="T1196" style:parent-style-name="DefaultParagraphFont" style:family="text">
      <style:text-properties style:font-name="JetBrains Mono" fo:color="#BABABA" fo:font-size="10pt" style:font-size-asian="10pt"/>
    </style:style>
    <style:style style:name="T1197" style:parent-style-name="DefaultParagraphFont" style:family="text">
      <style:text-properties style:font-name="JetBrains Mono" fo:color="#6A8759" fo:font-size="10pt" style:font-size-asian="10pt"/>
    </style:style>
    <style:style style:name="T1198" style:parent-style-name="DefaultParagraphFont" style:family="text">
      <style:text-properties style:font-name="JetBrains Mono" fo:color="#6A8759" fo:font-size="10pt" style:font-size-asian="10pt"/>
    </style:style>
    <style:style style:name="T1199" style:parent-style-name="DefaultParagraphFont" style:family="text">
      <style:text-properties style:font-name="JetBrains Mono" fo:color="#9876AA" fo:font-size="10pt" style:font-size-asian="10pt"/>
    </style:style>
    <style:style style:name="T1200" style:parent-style-name="DefaultParagraphFont" style:family="text">
      <style:text-properties style:font-name="JetBrains Mono" fo:color="#BABABA" fo:font-size="10pt" style:font-size-asian="10pt"/>
    </style:style>
    <style:style style:name="T1201" style:parent-style-name="DefaultParagraphFont" style:family="text">
      <style:text-properties style:font-name="JetBrains Mono" fo:color="#6A8759" fo:font-size="10pt" style:font-size-asian="10pt"/>
    </style:style>
    <style:style style:name="T1202" style:parent-style-name="DefaultParagraphFont" style:family="text">
      <style:text-properties style:font-name="JetBrains Mono" fo:color="#6A8759" fo:font-size="10pt" style:font-size-asian="10pt"/>
    </style:style>
    <style:style style:name="T1203" style:parent-style-name="DefaultParagraphFont" style:family="text">
      <style:text-properties style:font-name="JetBrains Mono" fo:color="#9876AA" fo:font-size="10pt" style:font-size-asian="10pt"/>
    </style:style>
    <style:style style:name="T1204" style:parent-style-name="DefaultParagraphFont" style:family="text">
      <style:text-properties style:font-name="JetBrains Mono" fo:color="#BABABA" fo:font-size="10pt" style:font-size-asian="10pt"/>
    </style:style>
    <style:style style:name="T1205" style:parent-style-name="DefaultParagraphFont" style:family="text">
      <style:text-properties style:font-name="JetBrains Mono" fo:color="#6A8759" fo:font-size="10pt" style:font-size-asian="10pt"/>
    </style:style>
    <style:style style:name="T1206" style:parent-style-name="DefaultParagraphFont" style:family="text">
      <style:text-properties style:font-name="JetBrains Mono" fo:color="#6A8759" fo:font-size="10pt" style:font-size-asian="10pt"/>
    </style:style>
    <style:style style:name="T1207" style:parent-style-name="DefaultParagraphFont" style:family="text">
      <style:text-properties style:font-name="JetBrains Mono" fo:color="#9876AA" fo:font-size="10pt" style:font-size-asian="10pt"/>
    </style:style>
    <style:style style:name="T1208" style:parent-style-name="DefaultParagraphFont" style:family="text">
      <style:text-properties style:font-name="JetBrains Mono" fo:color="#BABABA" fo:font-size="10pt" style:font-size-asian="10pt"/>
    </style:style>
    <style:style style:name="T1209" style:parent-style-name="DefaultParagraphFont" style:family="text">
      <style:text-properties style:font-name="JetBrains Mono" fo:color="#6A8759" fo:font-size="10pt" style:font-size-asian="10pt"/>
    </style:style>
    <style:style style:name="T1210" style:parent-style-name="DefaultParagraphFont" style:family="text">
      <style:text-properties style:font-name="JetBrains Mono" fo:color="#6A8759" fo:font-size="10pt" style:font-size-asian="10pt"/>
    </style:style>
    <style:style style:name="T1211" style:parent-style-name="DefaultParagraphFont" style:family="text">
      <style:text-properties style:font-name="JetBrains Mono" fo:color="#9876AA" fo:font-size="10pt" style:font-size-asian="10pt"/>
    </style:style>
    <style:style style:name="T1212" style:parent-style-name="DefaultParagraphFont" style:family="text">
      <style:text-properties style:font-name="JetBrains Mono" fo:color="#BABABA" fo:font-size="10pt" style:font-size-asian="10pt"/>
    </style:style>
    <style:style style:name="T1213" style:parent-style-name="DefaultParagraphFont" style:family="text">
      <style:text-properties style:font-name="JetBrains Mono" fo:color="#6A8759" fo:font-size="10pt" style:font-size-asian="10pt"/>
    </style:style>
    <style:style style:name="T1214" style:parent-style-name="DefaultParagraphFont" style:family="text">
      <style:text-properties style:font-name="JetBrains Mono" fo:color="#6A8759" fo:font-size="10pt" style:font-size-asian="10pt"/>
    </style:style>
    <style:style style:name="T1215" style:parent-style-name="DefaultParagraphFont" style:family="text">
      <style:text-properties style:font-name="JetBrains Mono" fo:color="#9876AA" fo:font-size="10pt" style:font-size-asian="10pt"/>
    </style:style>
    <style:style style:name="T1216" style:parent-style-name="DefaultParagraphFont" style:family="text">
      <style:text-properties style:font-name="JetBrains Mono" fo:color="#BABABA" fo:font-size="10pt" style:font-size-asian="10pt"/>
    </style:style>
    <style:style style:name="T1217" style:parent-style-name="DefaultParagraphFont" style:family="text">
      <style:text-properties style:font-name="JetBrains Mono" fo:color="#6A8759" fo:font-size="10pt" style:font-size-asian="10pt"/>
    </style:style>
    <style:style style:name="T1218" style:parent-style-name="DefaultParagraphFont" style:family="text">
      <style:text-properties style:font-name="JetBrains Mono" fo:color="#6A8759" fo:font-size="10pt" style:font-size-asian="10pt"/>
    </style:style>
    <style:style style:name="T1219" style:parent-style-name="DefaultParagraphFont" style:family="text">
      <style:text-properties style:font-name="JetBrains Mono" fo:color="#9876AA" fo:font-size="10pt" style:font-size-asian="10pt"/>
    </style:style>
    <style:style style:name="T1220" style:parent-style-name="DefaultParagraphFont" style:family="text">
      <style:text-properties style:font-name="JetBrains Mono" fo:color="#BABABA" fo:font-size="10pt" style:font-size-asian="10pt"/>
    </style:style>
    <style:style style:name="T1221" style:parent-style-name="DefaultParagraphFont" style:family="text">
      <style:text-properties style:font-name="JetBrains Mono" fo:color="#6A8759" fo:font-size="10pt" style:font-size-asian="10pt"/>
    </style:style>
    <style:style style:name="T1222" style:parent-style-name="DefaultParagraphFont" style:family="text">
      <style:text-properties style:font-name="JetBrains Mono" fo:color="#6A8759" fo:font-size="10pt" style:font-size-asian="10pt"/>
    </style:style>
    <style:style style:name="T1223" style:parent-style-name="DefaultParagraphFont" style:family="text">
      <style:text-properties style:font-name="JetBrains Mono" fo:color="#E8BF6A" fo:font-size="10pt" style:font-size-asian="10pt"/>
    </style:style>
    <style:style style:name="T1224" style:parent-style-name="DefaultParagraphFont" style:family="text">
      <style:text-properties style:font-name="JetBrains Mono" fo:color="#E8BF6A" fo:font-size="10pt" style:font-size-asian="10pt"/>
    </style:style>
    <style:style style:name="T1225" style:parent-style-name="DefaultParagraphFont" style:family="text">
      <style:text-properties style:font-name="JetBrains Mono" fo:color="#E8BF6A" fo:font-size="10pt" style:font-size-asian="10pt"/>
    </style:style>
    <style:style style:name="T1226" style:parent-style-name="DefaultParagraphFont" style:family="text">
      <style:text-properties style:font-name="JetBrains Mono" fo:color="#9876AA" fo:font-size="10pt" style:font-size-asian="10pt"/>
    </style:style>
    <style:style style:name="T1227" style:parent-style-name="DefaultParagraphFont" style:family="text">
      <style:text-properties style:font-name="JetBrains Mono" fo:color="#BABABA" fo:font-size="10pt" style:font-size-asian="10pt"/>
    </style:style>
    <style:style style:name="T1228" style:parent-style-name="DefaultParagraphFont" style:family="text">
      <style:text-properties style:font-name="JetBrains Mono" fo:color="#6A8759" fo:font-size="10pt" style:font-size-asian="10pt"/>
    </style:style>
    <style:style style:name="T1229" style:parent-style-name="DefaultParagraphFont" style:family="text">
      <style:text-properties style:font-name="JetBrains Mono" fo:color="#6A8759" fo:font-size="10pt" style:font-size-asian="10pt"/>
    </style:style>
    <style:style style:name="T1230" style:parent-style-name="DefaultParagraphFont" style:family="text">
      <style:text-properties style:font-name="JetBrains Mono" fo:color="#9876AA" fo:font-size="10pt" style:font-size-asian="10pt"/>
    </style:style>
    <style:style style:name="T1231" style:parent-style-name="DefaultParagraphFont" style:family="text">
      <style:text-properties style:font-name="JetBrains Mono" fo:color="#BABABA" fo:font-size="10pt" style:font-size-asian="10pt"/>
    </style:style>
    <style:style style:name="T1232" style:parent-style-name="DefaultParagraphFont" style:family="text">
      <style:text-properties style:font-name="JetBrains Mono" fo:color="#BABABA" fo:font-size="10pt" style:font-size-asian="10pt"/>
    </style:style>
    <style:style style:name="T1233" style:parent-style-name="DefaultParagraphFont" style:family="text">
      <style:text-properties style:font-name="JetBrains Mono" fo:color="#6A8759" fo:font-size="10pt" style:font-size-asian="10pt"/>
    </style:style>
    <style:style style:name="T1234" style:parent-style-name="DefaultParagraphFont" style:family="text">
      <style:text-properties style:font-name="JetBrains Mono" fo:color="#6A8759" fo:font-size="10pt" style:font-size-asian="10pt"/>
    </style:style>
    <style:style style:name="T1235" style:parent-style-name="DefaultParagraphFont" style:family="text">
      <style:text-properties style:font-name="JetBrains Mono" fo:color="#9876AA" fo:font-size="10pt" style:font-size-asian="10pt"/>
    </style:style>
    <style:style style:name="T1236" style:parent-style-name="DefaultParagraphFont" style:family="text">
      <style:text-properties style:font-name="JetBrains Mono" fo:color="#BABABA" fo:font-size="10pt" style:font-size-asian="10pt"/>
    </style:style>
    <style:style style:name="T1237" style:parent-style-name="DefaultParagraphFont" style:family="text">
      <style:text-properties style:font-name="JetBrains Mono" fo:color="#6A8759" fo:font-size="10pt" style:font-size-asian="10pt"/>
    </style:style>
    <style:style style:name="T1238" style:parent-style-name="DefaultParagraphFont" style:family="text">
      <style:text-properties style:font-name="JetBrains Mono" fo:color="#6A8759" fo:font-size="10pt" style:font-size-asian="10pt"/>
    </style:style>
    <style:style style:name="T1239" style:parent-style-name="DefaultParagraphFont" style:family="text">
      <style:text-properties style:font-name="JetBrains Mono" fo:color="#9876AA" fo:font-size="10pt" style:font-size-asian="10pt"/>
    </style:style>
    <style:style style:name="T1240" style:parent-style-name="DefaultParagraphFont" style:family="text">
      <style:text-properties style:font-name="JetBrains Mono" fo:color="#BABABA" fo:font-size="10pt" style:font-size-asian="10pt"/>
    </style:style>
    <style:style style:name="T1241" style:parent-style-name="DefaultParagraphFont" style:family="text">
      <style:text-properties style:font-name="JetBrains Mono" fo:color="#6A8759" fo:font-size="10pt" style:font-size-asian="10pt"/>
    </style:style>
    <style:style style:name="T1242" style:parent-style-name="DefaultParagraphFont" style:family="text">
      <style:text-properties style:font-name="JetBrains Mono" fo:color="#6A8759" fo:font-size="10pt" style:font-size-asian="10pt"/>
    </style:style>
    <style:style style:name="T1243" style:parent-style-name="DefaultParagraphFont" style:family="text">
      <style:text-properties style:font-name="JetBrains Mono" fo:color="#9876AA" fo:font-size="10pt" style:font-size-asian="10pt"/>
    </style:style>
    <style:style style:name="T1244" style:parent-style-name="DefaultParagraphFont" style:family="text">
      <style:text-properties style:font-name="JetBrains Mono" fo:color="#BABABA" fo:font-size="10pt" style:font-size-asian="10pt"/>
    </style:style>
    <style:style style:name="T1245" style:parent-style-name="DefaultParagraphFont" style:family="text">
      <style:text-properties style:font-name="JetBrains Mono" fo:color="#6A8759" fo:font-size="10pt" style:font-size-asian="10pt"/>
    </style:style>
    <style:style style:name="T1246" style:parent-style-name="DefaultParagraphFont" style:family="text">
      <style:text-properties style:font-name="JetBrains Mono" fo:color="#6A8759" fo:font-size="10pt" style:font-size-asian="10pt"/>
    </style:style>
    <style:style style:name="T1247" style:parent-style-name="DefaultParagraphFont" style:family="text">
      <style:text-properties style:font-name="JetBrains Mono" fo:color="#9876AA" fo:font-size="10pt" style:font-size-asian="10pt"/>
    </style:style>
    <style:style style:name="T1248" style:parent-style-name="DefaultParagraphFont" style:family="text">
      <style:text-properties style:font-name="JetBrains Mono" fo:color="#BABABA" fo:font-size="10pt" style:font-size-asian="10pt"/>
    </style:style>
    <style:style style:name="T1249" style:parent-style-name="DefaultParagraphFont" style:family="text">
      <style:text-properties style:font-name="JetBrains Mono" fo:color="#6A8759" fo:font-size="10pt" style:font-size-asian="10pt"/>
    </style:style>
    <style:style style:name="T1250" style:parent-style-name="DefaultParagraphFont" style:family="text">
      <style:text-properties style:font-name="JetBrains Mono" fo:color="#6A8759" fo:font-size="10pt" style:font-size-asian="10pt"/>
    </style:style>
    <style:style style:name="T1251" style:parent-style-name="DefaultParagraphFont" style:family="text">
      <style:text-properties style:font-name="JetBrains Mono" fo:color="#9876AA" fo:font-size="10pt" style:font-size-asian="10pt"/>
    </style:style>
    <style:style style:name="T1252" style:parent-style-name="DefaultParagraphFont" style:family="text">
      <style:text-properties style:font-name="JetBrains Mono" fo:color="#BABABA" fo:font-size="10pt" style:font-size-asian="10pt"/>
    </style:style>
    <style:style style:name="T1253" style:parent-style-name="DefaultParagraphFont" style:family="text">
      <style:text-properties style:font-name="JetBrains Mono" fo:color="#6A8759" fo:font-size="10pt" style:font-size-asian="10pt"/>
    </style:style>
    <style:style style:name="T1254" style:parent-style-name="DefaultParagraphFont" style:family="text">
      <style:text-properties style:font-name="JetBrains Mono" fo:color="#6A8759" fo:font-size="10pt" style:font-size-asian="10pt"/>
    </style:style>
    <style:style style:name="T1255" style:parent-style-name="DefaultParagraphFont" style:family="text">
      <style:text-properties style:font-name="JetBrains Mono" fo:color="#E8BF6A" fo:font-size="10pt" style:font-size-asian="10pt"/>
    </style:style>
    <style:style style:name="T1256" style:parent-style-name="DefaultParagraphFont" style:family="text">
      <style:text-properties style:font-name="JetBrains Mono" fo:color="#E8BF6A" fo:font-size="10pt" style:font-size-asian="10pt"/>
    </style:style>
    <style:style style:name="T1257" style:parent-style-name="DefaultParagraphFont" style:family="text">
      <style:text-properties style:font-name="JetBrains Mono" fo:color="#E8BF6A" fo:font-size="10pt" style:font-size-asian="10pt"/>
    </style:style>
    <style:style style:name="T1258" style:parent-style-name="DefaultParagraphFont" style:family="text">
      <style:text-properties style:font-name="JetBrains Mono" fo:color="#9876AA" fo:font-size="10pt" style:font-size-asian="10pt"/>
    </style:style>
    <style:style style:name="T1259" style:parent-style-name="DefaultParagraphFont" style:family="text">
      <style:text-properties style:font-name="JetBrains Mono" fo:color="#BABABA" fo:font-size="10pt" style:font-size-asian="10pt"/>
    </style:style>
    <style:style style:name="T1260" style:parent-style-name="DefaultParagraphFont" style:family="text">
      <style:text-properties style:font-name="JetBrains Mono" fo:color="#6A8759" fo:font-size="10pt" style:font-size-asian="10pt"/>
    </style:style>
    <style:style style:name="T1261" style:parent-style-name="DefaultParagraphFont" style:family="text">
      <style:text-properties style:font-name="JetBrains Mono" fo:color="#6A8759" fo:font-size="10pt" style:font-size-asian="10pt"/>
    </style:style>
    <style:style style:name="T1262" style:parent-style-name="DefaultParagraphFont" style:family="text">
      <style:text-properties style:font-name="JetBrains Mono" fo:color="#9876AA" fo:font-size="10pt" style:font-size-asian="10pt"/>
    </style:style>
    <style:style style:name="T1263" style:parent-style-name="DefaultParagraphFont" style:family="text">
      <style:text-properties style:font-name="JetBrains Mono" fo:color="#BABABA" fo:font-size="10pt" style:font-size-asian="10pt"/>
    </style:style>
    <style:style style:name="T1264" style:parent-style-name="DefaultParagraphFont" style:family="text">
      <style:text-properties style:font-name="JetBrains Mono" fo:color="#6A8759" fo:font-size="10pt" style:font-size-asian="10pt"/>
    </style:style>
    <style:style style:name="T1265" style:parent-style-name="DefaultParagraphFont" style:family="text">
      <style:text-properties style:font-name="JetBrains Mono" fo:color="#6A8759" fo:font-size="10pt" style:font-size-asian="10pt"/>
    </style:style>
    <style:style style:name="T1266" style:parent-style-name="DefaultParagraphFont" style:family="text">
      <style:text-properties style:font-name="JetBrains Mono" fo:color="#6A8759" fo:font-size="10pt" style:font-size-asian="10pt"/>
    </style:style>
    <style:style style:name="T1267" style:parent-style-name="DefaultParagraphFont" style:family="text">
      <style:text-properties style:font-name="JetBrains Mono" fo:color="#9876AA" fo:font-size="10pt" style:font-size-asian="10pt"/>
    </style:style>
    <style:style style:name="T1268" style:parent-style-name="DefaultParagraphFont" style:family="text">
      <style:text-properties style:font-name="JetBrains Mono" fo:color="#BABABA" fo:font-size="10pt" style:font-size-asian="10pt"/>
    </style:style>
    <style:style style:name="T1269" style:parent-style-name="DefaultParagraphFont" style:family="text">
      <style:text-properties style:font-name="JetBrains Mono" fo:color="#6A8759" fo:font-size="10pt" style:font-size-asian="10pt"/>
    </style:style>
    <style:style style:name="T1270" style:parent-style-name="DefaultParagraphFont" style:family="text">
      <style:text-properties style:font-name="JetBrains Mono" fo:color="#6A8759" fo:font-size="10pt" style:font-size-asian="10pt"/>
    </style:style>
    <style:style style:name="T1271" style:parent-style-name="DefaultParagraphFont" style:family="text">
      <style:text-properties style:font-name="JetBrains Mono" fo:color="#9876AA" fo:font-size="10pt" style:font-size-asian="10pt"/>
    </style:style>
    <style:style style:name="T1272" style:parent-style-name="DefaultParagraphFont" style:family="text">
      <style:text-properties style:font-name="JetBrains Mono" fo:color="#BABABA" fo:font-size="10pt" style:font-size-asian="10pt"/>
    </style:style>
    <style:style style:name="T1273" style:parent-style-name="DefaultParagraphFont" style:family="text">
      <style:text-properties style:font-name="JetBrains Mono" fo:color="#6A8759" fo:font-size="10pt" style:font-size-asian="10pt"/>
    </style:style>
    <style:style style:name="T1274" style:parent-style-name="DefaultParagraphFont" style:family="text">
      <style:text-properties style:font-name="JetBrains Mono" fo:color="#6A8759" fo:font-size="10pt" style:font-size-asian="10pt"/>
    </style:style>
    <style:style style:name="T1275" style:parent-style-name="DefaultParagraphFont" style:family="text">
      <style:text-properties style:font-name="JetBrains Mono" fo:color="#9876AA" fo:font-size="10pt" style:font-size-asian="10pt"/>
    </style:style>
    <style:style style:name="T1276" style:parent-style-name="DefaultParagraphFont" style:family="text">
      <style:text-properties style:font-name="JetBrains Mono" fo:color="#BABABA" fo:font-size="10pt" style:font-size-asian="10pt"/>
    </style:style>
    <style:style style:name="T1277" style:parent-style-name="DefaultParagraphFont" style:family="text">
      <style:text-properties style:font-name="JetBrains Mono" fo:color="#6A8759" fo:font-size="10pt" style:font-size-asian="10pt"/>
    </style:style>
    <style:style style:name="T1278" style:parent-style-name="DefaultParagraphFont" style:family="text">
      <style:text-properties style:font-name="JetBrains Mono" fo:color="#6A8759" fo:font-size="10pt" style:font-size-asian="10pt"/>
    </style:style>
    <style:style style:name="T1279" style:parent-style-name="DefaultParagraphFont" style:family="text">
      <style:text-properties style:font-name="JetBrains Mono" fo:color="#9876AA" fo:font-size="10pt" style:font-size-asian="10pt"/>
    </style:style>
    <style:style style:name="T1280" style:parent-style-name="DefaultParagraphFont" style:family="text">
      <style:text-properties style:font-name="JetBrains Mono" fo:color="#BABABA" fo:font-size="10pt" style:font-size-asian="10pt"/>
    </style:style>
    <style:style style:name="T1281" style:parent-style-name="DefaultParagraphFont" style:family="text">
      <style:text-properties style:font-name="JetBrains Mono" fo:color="#6A8759" fo:font-size="10pt" style:font-size-asian="10pt"/>
    </style:style>
    <style:style style:name="T1282" style:parent-style-name="DefaultParagraphFont" style:family="text">
      <style:text-properties style:font-name="JetBrains Mono" fo:color="#6A8759" fo:font-size="10pt" style:font-size-asian="10pt"/>
    </style:style>
    <style:style style:name="T1283" style:parent-style-name="DefaultParagraphFont" style:family="text">
      <style:text-properties style:font-name="JetBrains Mono" fo:color="#9876AA" fo:font-size="10pt" style:font-size-asian="10pt"/>
    </style:style>
    <style:style style:name="T1284" style:parent-style-name="DefaultParagraphFont" style:family="text">
      <style:text-properties style:font-name="JetBrains Mono" fo:color="#BABABA" fo:font-size="10pt" style:font-size-asian="10pt"/>
    </style:style>
    <style:style style:name="T1285" style:parent-style-name="DefaultParagraphFont" style:family="text">
      <style:text-properties style:font-name="JetBrains Mono" fo:color="#6A8759" fo:font-size="10pt" style:font-size-asian="10pt"/>
    </style:style>
    <style:style style:name="T1286" style:parent-style-name="DefaultParagraphFont" style:family="text">
      <style:text-properties style:font-name="JetBrains Mono" fo:color="#6A8759" fo:font-size="10pt" style:font-size-asian="10pt"/>
    </style:style>
    <style:style style:name="T1287" style:parent-style-name="DefaultParagraphFont" style:family="text">
      <style:text-properties style:font-name="JetBrains Mono" fo:color="#E8BF6A" fo:font-size="10pt" style:font-size-asian="10pt"/>
    </style:style>
    <style:style style:name="T1288" style:parent-style-name="DefaultParagraphFont" style:family="text">
      <style:text-properties style:font-name="JetBrains Mono" fo:color="#E8BF6A" fo:font-size="10pt" style:font-size-asian="10pt"/>
    </style:style>
    <style:style style:name="T1289" style:parent-style-name="DefaultParagraphFont" style:family="text">
      <style:text-properties style:font-name="JetBrains Mono" fo:color="#E8BF6A" fo:font-size="10pt" style:font-size-asian="10pt"/>
    </style:style>
  </office:automatic-styles>
  <office:body>
    <office:text text:use-soft-page-breaks="true">
      <text:p text:style-name="P1">Calculator</text:p>
      <text:p text:style-name="Standard"/>
      <text:p text:style-name="Standard">Java Code</text:p>
      <text:p text:style-name="Standard"/>
      <text:p text:style-name="P2"><text:span text:style-name="T3">public class<text:s/></text:span><text:span text:style-name="T4">MainActivity<text:s/></text:span><text:span text:style-name="T5">extends<text:s/></text:span><text:span text:style-name="T6">AppCompatActivity<text:s/></text:span><text:span text:style-name="T7">implements<text:s/></text:span><text:span text:style-name="T8">View.OnClickListener {</text:span><text:line-break/><text:span text:style-name="T9"><text:s text:c="4"/>Button<text:s/></text:span><text:span text:style-name="T10">one</text:span><text:span text:style-name="T11">,<text:s/></text:span><text:span text:style-name="T12">two</text:span><text:span text:style-name="T13">,<text:s/></text:span><text:span text:style-name="T14">three</text:span><text:span text:style-name="T15">,<text:s/></text:span><text:span text:style-name="T16">four</text:span><text:span text:style-name="T17">,<text:s/></text:span><text:span text:style-name="T18">five</text:span><text:span text:style-name="T19">,<text:s/></text:span><text:span text:style-name="T20">six</text:span><text:span text:style-name="T21">,<text:s/></text:span><text:span text:style-name="T22">seven</text:span><text:span text:style-name="T23">,<text:s/></text:span><text:span text:style-name="T24">eight</text:span><text:span text:style-name="T25">,<text:s/></text:span><text:span text:style-name="T26">nine</text:span><text:span text:style-name="T27">;</text:span><text:line-break/><text:span text:style-name="T28"><text:s text:c="4"/></text:span><text:span text:style-name="T29">Button<text:s/></text:span><text:span text:style-name="T30">add</text:span><text:span text:style-name="T31">,<text:s/></text:span><text:span text:style-name="T32">sub</text:span><text:span text:style-name="T33">,<text:s/></text:span><text:span text:style-name="T34">div</text:span><text:span text:style-name="T35">,<text:s/></text:span><text:span text:style-name="T36">mul</text:span><text:span text:style-name="T37">,<text:s/></text:span><text:span text:style-name="T38">clear</text:span><text:span text:style-name="T39">,<text:s/></text:span><text:span text:style-name="T40">equals</text:span><text:span text:style-name="T41">;</text:span><text:line-break/><text:span text:style-name="T42"><text:s text:c="4"/></text:span><text:span text:style-name="T43">EditText<text:s/></text:span><text:span text:style-name="T44">res</text:span><text:span text:style-name="T45">;</text:span><text:line-break/><text:span text:style-name="T46"><text:s text:c="4"/></text:span><text:span text:style-name="T47">String<text:s/></text:span><text:span text:style-name="T48">operatorPressed<text:s/></text:span><text:span text:style-name="T49">=<text:s/></text:span><text:span text:style-name="T50">" "</text:span><text:span text:style-name="T51">;</text:span><text:line-break/><text:line-break/><text:span text:style-name="T52"><text:s text:c="4"/></text:span><text:span text:style-name="T53">@Override</text:span><text:line-break/><text:span text:style-name="T54"><text:s text:c="4"/></text:span><text:span text:style-name="T55">protected void<text:s/></text:span><text:span text:style-name="T56">onCreate</text:span><text:span text:style-name="T57">(Bundle savedInstanceState) {</text:span><text:line-break/><text:span text:style-name="T58"><text:s text:c="8"/></text:span><text:span text:style-name="T59">super</text:span><text:span text:style-name="T60">.onCreate(savedInstanceState)</text:span><text:span text:style-name="T61">;</text:span><text:line-break/><text:span text:style-name="T62"><text:s text:c="8"/></text:span><text:span text:style-name="T63">setContentView(R.layout.</text:span><text:span text:style-name="T64">activity_main</text:span><text:span text:style-name="T65">)</text:span><text:span text:style-name="T66">;</text:span><text:line-break/><text:span text:style-name="T67"><text:s text:c="8"/></text:span><text:span text:style-name="T68">res</text:span><text:span text:style-name="T69">= findViewById(R.id.</text:span><text:span text:style-name="T70">res</text:span><text:span text:style-name="T71">)</text:span><text:span text:style-name="T72">;<text:s/></text:span><text:span text:style-name="T73">//EditText</text:span><text:line-break/><text:span text:style-name="T74"><text:s text:c="8"/></text:span><text:span text:style-name="T75">one<text:s/></text:span><text:span text:style-name="T76">= findViewById(R.id.</text:span><text:span text:style-name="T77">one</text:span><text:span text:style-name="T78">)</text:span><text:span text:style-name="T79">;</text:span><text:line-break/><text:span text:style-name="T80"><text:s text:c="8"/></text:span><text:span text:style-name="T81">two<text:s/></text:span><text:span text:style-name="T82">= findViewById(R.id.</text:span><text:span text:style-name="T83">two</text:span><text:span text:style-name="T84">)</text:span><text:span text:style-name="T85">;</text:span><text:line-break/><text:span text:style-name="T86"><text:s text:c="8"/></text:span><text:span text:style-name="T87">three<text:s/></text:span><text:span text:style-name="T88">= findViewById(R.id.</text:span><text:span text:style-name="T89">three</text:span><text:span text:style-name="T90">)</text:span><text:span text:style-name="T91">;</text:span><text:line-break/><text:span text:style-name="T92"><text:s text:c="8"/></text:span><text:span text:style-name="T93">four<text:s/></text:span><text:span text:style-name="T94">= findViewById(R.id.</text:span><text:span text:style-name="T95">four</text:span><text:span text:style-name="T96">)</text:span><text:span text:style-name="T97">;</text:span><text:line-break/><text:span text:style-name="T98"><text:s text:c="8"/></text:span><text:span text:style-name="T99">five<text:s/></text:span><text:span text:style-name="T100">= findViewById(R.id.</text:span><text:span text:style-name="T101">five</text:span><text:span text:style-name="T102">)</text:span><text:span text:style-name="T103">;</text:span><text:line-break/><text:span text:style-name="T104"><text:s text:c="8"/></text:span><text:span text:style-name="T105">six<text:s/></text:span><text:span text:style-name="T106">= findViewById(R.id.</text:span><text:span text:style-name="T107">six</text:span><text:span text:style-name="T108">)</text:span><text:span text:style-name="T109">;</text:span><text:line-break/><text:span text:style-name="T110"><text:s text:c="8"/></text:span><text:span text:style-name="T111">seven<text:s/></text:span><text:span text:style-name="T112">= findViewById(R.id.</text:span><text:span text:style-name="T113">seven</text:span><text:span text:style-name="T114">)</text:span><text:span text:style-name="T115">;</text:span><text:line-break/><text:span text:style-name="T116"><text:s text:c="8"/></text:span><text:span text:style-name="T117">eight<text:s/></text:span><text:span text:style-name="T118">= findViewById(R.id.</text:span><text:span text:style-name="T119">eight</text:span><text:span text:style-name="T120">)</text:span><text:span text:style-name="T121">;</text:span><text:line-break/><text:span text:style-name="T122"><text:s text:c="8"/></text:span><text:span text:style-name="T123">nine<text:s/></text:span><text:span text:style-name="T124">= findViewById(R.id.</text:span><text:span text:style-name="T125">nine</text:span><text:span text:style-name="T126">)</text:span><text:span text:style-name="T127">;</text:span><text:line-break/><text:span text:style-name="T128"><text:s text:c="8"/></text:span><text:span text:style-name="T129">clear<text:s/></text:span><text:span text:style-name="T130">= findViewById(R.id.</text:span><text:span text:style-name="T131">clear</text:span><text:span text:style-name="T132">)</text:span><text:span text:style-name="T133">;</text:span><text:line-break/><text:span text:style-name="T134"><text:s text:c="8"/></text:span><text:span text:style-name="T135">sub<text:s/></text:span><text:span text:style-name="T136">= findViewById(R.id.</text:span><text:span text:style-name="T137">sub</text:span><text:span text:style-name="T138">)</text:span><text:span text:style-name="T139">;</text:span><text:line-break/><text:span text:style-name="T140"><text:s text:c="8"/></text:span><text:span text:style-name="T141">add<text:s/></text:span><text:span text:style-name="T142">= findViewById(R.id.</text:span><text:span text:style-name="T143">add</text:span><text:span text:style-name="T144">)</text:span><text:span text:style-name="T145">;</text:span><text:line-break/><text:span text:style-name="T146"><text:s text:c="8"/></text:span><text:span text:style-name="T147">mul<text:s/></text:span><text:span text:style-name="T148">= findViewById(R.id.</text:span><text:span text:style-name="T149">mul</text:span><text:span text:style-name="T150">)</text:span><text:span text:style-name="T151">;</text:span><text:line-break/><text:span text:style-name="T152"><text:s text:c="8"/></text:span><text:span text:style-name="T153">div<text:s/></text:span><text:span text:style-name="T154">= findViewById(R.id.</text:span><text:span text:style-name="T155">div</text:span><text:span text:style-name="T156">)</text:span><text:span text:style-name="T157">;</text:span><text:line-break/><text:span text:style-name="T158"><text:s text:c="8"/></text:span><text:span text:style-name="T159">equals<text:s/></text:span><text:span text:style-name="T160">= findV</text:span><text:span text:style-name="T161">iewById(R.id.</text:span><text:span text:style-name="T162">equals</text:span><text:span text:style-name="T163">)</text:span><text:span text:style-name="T164">;</text:span><text:line-break/><text:line-break/><text:line-break/><text:line-break/><text:span text:style-name="T165"><text:s text:c="8"/></text:span><text:span text:style-name="T166">one</text:span><text:span text:style-name="T167">.setOnClickListener(</text:span><text:span text:style-name="T168">this</text:span><text:span text:style-name="T169">)</text:span><text:span text:style-name="T170">;</text:span><text:line-break/><text:span text:style-name="T171"><text:s text:c="8"/></text:span><text:span text:style-name="T172">two</text:span><text:span text:style-name="T173">.setOnClickListener(</text:span><text:span text:style-name="T174">this</text:span><text:span text:style-name="T175">)</text:span><text:span text:style-name="T176">;</text:span><text:line-break/><text:span text:style-name="T177"><text:s text:c="8"/></text:span><text:span text:style-name="T178">three</text:span><text:span text:style-name="T179">.setOnClickListener(</text:span><text:span text:style-name="T180">this</text:span><text:span text:style-name="T181">)</text:span><text:span text:style-name="T182">;</text:span><text:line-break/><text:span text:style-name="T183"><text:s text:c="8"/></text:span><text:span text:style-name="T184">four</text:span><text:span text:style-name="T185">.setOnClickListener(</text:span><text:span text:style-name="T186">this</text:span><text:span text:style-name="T187">)</text:span><text:span text:style-name="T188">;</text:span><text:line-break/><text:span text:style-name="T189"><text:s text:c="8"/></text:span><text:span text:style-name="T190">five</text:span><text:span text:style-name="T191">.setOnClickListener(</text:span><text:span text:style-name="T192">this</text:span><text:span text:style-name="T193">)</text:span><text:span text:style-name="T194">;</text:span><text:line-break/><text:span text:style-name="T195"><text:s text:c="8"/></text:span><text:span text:style-name="T196">six</text:span><text:span text:style-name="T197">.setOnClickListener(</text:span><text:span text:style-name="T198">this</text:span><text:span text:style-name="T199">)</text:span><text:span text:style-name="T200">;</text:span><text:line-break/><text:span text:style-name="T201"><text:s text:c="8"/></text:span><text:span text:style-name="T202">seven</text:span><text:span text:style-name="T203">.setOnClickListener(</text:span><text:span text:style-name="T204">this</text:span><text:span text:style-name="T205">)</text:span><text:span text:style-name="T206">;</text:span><text:line-break/><text:span text:style-name="T207"><text:s text:c="8"/></text:span><text:span text:style-name="T208">eight</text:span><text:span text:style-name="T209">.setOnClickListener(</text:span><text:span text:style-name="T210">this</text:span><text:span text:style-name="T211">)</text:span><text:span text:style-name="T212">;</text:span><text:line-break/><text:span text:style-name="T213"><text:s text:c="8"/></text:span><text:span text:style-name="T214">nine</text:span><text:span text:style-name="T215">.setOnClickListener(</text:span><text:span text:style-name="T216">this</text:span><text:span text:style-name="T217">)</text:span><text:span text:style-name="T218">;</text:span><text:line-break/><text:span text:style-name="T219">// operators</text:span><text:line-break/><text:span text:style-name="T220"><text:s text:c="8"/></text:span><text:span text:style-name="T221">add</text:span><text:span text:style-name="T222">.setOnClickListener(</text:span><text:span text:style-name="T223">this</text:span><text:span text:style-name="T224">)</text:span><text:span text:style-name="T225">;</text:span><text:line-break/><text:span text:style-name="T226"><text:s text:c="8"/></text:span><text:span text:style-name="T227">sub</text:span><text:span text:style-name="T228">.setOnClickListener(</text:span><text:span text:style-name="T229">this</text:span><text:span text:style-name="T230">)</text:span><text:span text:style-name="T231">;</text:span><text:line-break/><text:span text:style-name="T232"><text:s text:c="8"/></text:span><text:span text:style-name="T233">mu</text:span><text:span text:style-name="T234">l</text:span><text:span text:style-name="T235">.setOnClickListener(</text:span><text:span text:style-name="T236">this</text:span><text:span text:style-name="T237">)</text:span><text:span text:style-name="T238">;</text:span><text:line-break/><text:span text:style-name="T239"><text:s text:c="8"/></text:span><text:span text:style-name="T240">div</text:span><text:span text:style-name="T241">.setOnClickListener(</text:span><text:span text:style-name="T242">this</text:span><text:span text:style-name="T243">)</text:span><text:span text:style-name="T244">;</text:span><text:line-break/><text:span text:style-name="T245"><text:s text:c="8"/></text:span><text:span text:style-name="T246">equals</text:span><text:span text:style-name="T247">.setOnClickListener(</text:span><text:span text:style-name="T248">this</text:span><text:span text:style-name="T249">)</text:span><text:span text:style-name="T250">;</text:span><text:line-break/><text:span text:style-name="T251"><text:s text:c="8"/></text:span><text:span text:style-name="T252">clear</text:span><text:span text:style-name="T253">.setOnClickListener(</text:span><text:span text:style-name="T254">this</text:span><text:span text:style-name="T255">)</text:span><text:span text:style-name="T256">;</text:span><text:line-break/><text:span text:style-name="T257"><text:s text:c="4"/></text:span><text:span text:style-name="T258">}</text:span><text:line-break/><text:span text:style-name="T259"><text:s text:c="4"/></text:span><text:span text:style-name="T260">@Override</text:span><text:line-break/><text:span text:style-name="T261"><text:s text:c="4"/></text:span><text:span text:style-name="T262">public void<text:s/></text:span><text:span text:style-name="T263">onClick</text:span><text:span text:style-name="T264">(View view) {</text:span><text:line-break/><text:span text:style-name="T265"><text:s text:c="8"/></text:span><text:span text:style-name="T266">double<text:s/></text:span><text:span text:style-name="T267">finalResult =<text:s/></text:span><text:span text:style-name="T268">0.0</text:span><text:span text:style-name="T269">;</text:span><text:line-break/><text:span text:style-name="T270"><text:s text:c="8"/>switch</text:span><text:span text:style-name="T271">(view.getId())</text:span><text:line-break/><text:span text:style-name="T272"><text:s text:c="8"/>{</text:span><text:line-break/><text:span text:style-name="T273"><text:s text:c="12"/></text:span><text:span text:style-name="T274">case<text:s/></text:span><text:span text:style-name="T275">R.id.</text:span><text:span text:style-name="T276">one</text:span><text:span text:style-name="T277">:<text:s/></text:span><text:span text:style-name="T278">res</text:span><text:span text:style-name="T279">.append(</text:span><text:span text:style-name="T280">"1"</text:span><text:span text:style-name="T281">)</text:span><text:span text:style-name="T282">;</text:span><text:line-break/><text:span text:style-name="T283"><text:s text:c="16"/>break;</text:span><text:line-break/><text:span text:style-name="T284"><text:s text:c="12"/>case<text:s/></text:span><text:span text:style-name="T285">R.id.</text:span><text:span text:style-name="T286">two</text:span><text:span text:style-name="T287">:<text:s/></text:span><text:span text:style-name="T288">res</text:span><text:span text:style-name="T289">.append(</text:span><text:span text:style-name="T290">"2"</text:span><text:span text:style-name="T291">)</text:span><text:span text:style-name="T292">;</text:span><text:line-break/><text:span text:style-name="T293"><text:s text:c="16"/>break;</text:span><text:line-break/><text:span text:style-name="T294"><text:s text:c="12"/></text:span><text:span text:style-name="T295">case<text:s/></text:span><text:span text:style-name="T296">R.id.</text:span><text:span text:style-name="T297">three</text:span><text:span text:style-name="T298">:<text:s/></text:span><text:span text:style-name="T299">res</text:span><text:span text:style-name="T300">.append(</text:span><text:span text:style-name="T301">"3"</text:span><text:span text:style-name="T302">)</text:span><text:span text:style-name="T303">;</text:span><text:line-break/><text:span text:style-name="T304"><text:s text:c="16"/>break;</text:span><text:line-break/><text:soft-page-break/><text:span text:style-name="T305"><text:s text:c="12"/>case<text:s/></text:span><text:span text:style-name="T306">R.id.</text:span><text:span text:style-name="T307">four</text:span><text:span text:style-name="T308">:<text:s/></text:span><text:span text:style-name="T309">res</text:span><text:span text:style-name="T310">.append(</text:span><text:span text:style-name="T311">"4"</text:span><text:span text:style-name="T312">)</text:span><text:span text:style-name="T313">;</text:span><text:line-break/><text:span text:style-name="T314"><text:s text:c="16"/>break;</text:span><text:line-break/><text:span text:style-name="T315"><text:s text:c="12"/>case<text:s/></text:span><text:span text:style-name="T316">R.id.</text:span><text:span text:style-name="T317">five</text:span><text:span text:style-name="T318">:<text:s/></text:span><text:span text:style-name="T319">res</text:span><text:span text:style-name="T320">.append(</text:span><text:span text:style-name="T321">"5"</text:span><text:span text:style-name="T322">)</text:span><text:span text:style-name="T323">;</text:span><text:line-break/><text:span text:style-name="T324"><text:s text:c="16"/>break;</text:span><text:line-break/><text:span text:style-name="T325"><text:s text:c="12"/>case<text:s/></text:span><text:span text:style-name="T326">R.id.</text:span><text:span text:style-name="T327">six</text:span><text:span text:style-name="T328">:<text:s/></text:span><text:span text:style-name="T329">res</text:span><text:span text:style-name="T330">.append(</text:span><text:span text:style-name="T331">"6"</text:span><text:span text:style-name="T332">)</text:span><text:span text:style-name="T333">;</text:span><text:line-break/><text:span text:style-name="T334"><text:s text:c="16"/>break;</text:span><text:line-break/><text:span text:style-name="T335"><text:s text:c="12"/>case<text:s/></text:span><text:span text:style-name="T336">R.id.</text:span><text:span text:style-name="T337">seven</text:span><text:span text:style-name="T338">:<text:s/></text:span><text:span text:style-name="T339">res</text:span><text:span text:style-name="T340">.append(</text:span><text:span text:style-name="T341">"7"</text:span><text:span text:style-name="T342">)</text:span><text:span text:style-name="T343">;</text:span><text:line-break/><text:span text:style-name="T344"><text:s text:c="16"/>break;</text:span><text:line-break/><text:span text:style-name="T345"><text:s text:c="12"/>case<text:s/></text:span><text:span text:style-name="T346">R.id.</text:span><text:span text:style-name="T347">eight</text:span><text:span text:style-name="T348">:<text:s/></text:span><text:span text:style-name="T349">res</text:span><text:span text:style-name="T350">.append(</text:span><text:span text:style-name="T351">"8"</text:span><text:span text:style-name="T352">)</text:span><text:span text:style-name="T353">;</text:span><text:line-break/><text:span text:style-name="T354"><text:s text:c="16"/>break;</text:span><text:line-break/><text:span text:style-name="T355"><text:s text:c="12"/>case<text:s/></text:span><text:span text:style-name="T356">R.id.</text:span><text:span text:style-name="T357">nine</text:span><text:span text:style-name="T358">:<text:s/></text:span><text:span text:style-name="T359">res</text:span><text:span text:style-name="T360">.append(</text:span><text:span text:style-name="T361">"9"</text:span><text:span text:style-name="T362">)</text:span><text:span text:style-name="T363">;</text:span><text:line-break/><text:span text:style-name="T364"><text:s text:c="16"/>break;</text:span><text:line-break/><text:line-break/><text:span text:style-name="T365"><text:s text:c="12"/>case<text:s/></text:span><text:span text:style-name="T366">R.id.</text:span><text:span text:style-name="T367">add</text:span><text:span text:style-name="T368">:<text:s/></text:span><text:span text:style-name="T369">res</text:span><text:span text:style-name="T370">.append(</text:span><text:span text:style-name="T371">"+"</text:span><text:span text:style-name="T372">)</text:span><text:span text:style-name="T373">;</text:span><text:line-break/><text:span text:style-name="T374"><text:s text:c="16"/></text:span><text:span text:style-name="T375">operatorPressed</text:span><text:span text:style-name="T376">=</text:span><text:span text:style-name="T377">"+"</text:span><text:span text:style-name="T378">;</text:span><text:line-break/><text:span text:style-name="T379"><text:s text:c="16"/>break;</text:span><text:line-break/><text:span text:style-name="T380"><text:s text:c="12"/>case<text:s/></text:span><text:span text:style-name="T381">R.id.</text:span><text:span text:style-name="T382">sub</text:span><text:span text:style-name="T383">:<text:s/></text:span><text:span text:style-name="T384">res</text:span><text:span text:style-name="T385">.append(</text:span><text:span text:style-name="T386">"-"</text:span><text:span text:style-name="T387">)</text:span><text:span text:style-name="T388">;</text:span><text:line-break/><text:span text:style-name="T389"><text:s text:c="16"/></text:span><text:span text:style-name="T390">operatorPressed</text:span><text:span text:style-name="T391">=</text:span><text:span text:style-name="T392">"-"</text:span><text:span text:style-name="T393">;</text:span><text:line-break/><text:span text:style-name="T394"><text:s text:c="16"/>break;</text:span><text:line-break/><text:span text:style-name="T395"><text:s text:c="12"/>case<text:s/></text:span><text:span text:style-name="T396">R.id.</text:span><text:span text:style-name="T397">mul</text:span><text:span text:style-name="T398">:<text:s/></text:span><text:span text:style-name="T399">res</text:span><text:span text:style-name="T400">.append(</text:span><text:span text:style-name="T401">"*"</text:span><text:span text:style-name="T402">)</text:span><text:span text:style-name="T403">;</text:span><text:line-break/><text:span text:style-name="T404"><text:s text:c="16"/></text:span><text:span text:style-name="T405">operatorPressed</text:span><text:span text:style-name="T406">=</text:span><text:span text:style-name="T407">"*"</text:span><text:span text:style-name="T408">;</text:span><text:line-break/><text:span text:style-name="T409"><text:s text:c="11"/></text:span><text:span text:style-name="T410"><text:s text:c="5"/>break;</text:span><text:line-break/><text:span text:style-name="T411"><text:s text:c="12"/>case<text:s/></text:span><text:span text:style-name="T412">R.id.</text:span><text:span text:style-name="T413">div</text:span><text:span text:style-name="T414">:<text:s/></text:span><text:span text:style-name="T415">res</text:span><text:span text:style-name="T416">.append(</text:span><text:span text:style-name="T417">"/"</text:span><text:span text:style-name="T418">)</text:span><text:span text:style-name="T419">;</text:span><text:line-break/><text:span text:style-name="T420"><text:s text:c="16"/></text:span><text:span text:style-name="T421">operatorPressed</text:span><text:span text:style-name="T422">=</text:span><text:span text:style-name="T423">"/"</text:span><text:span text:style-name="T424">;</text:span><text:line-break/><text:span text:style-name="T425"><text:s text:c="16"/>break;</text:span><text:line-break/><text:span text:style-name="T426"><text:s text:c="12"/>case<text:s/></text:span><text:span text:style-name="T427">R.id.</text:span><text:span text:style-name="T428">clear</text:span><text:span text:style-name="T429">:<text:s/></text:span><text:span text:style-name="T430">res</text:span><text:span text:style-name="T431">.setText(</text:span><text:span text:style-name="T432">" "</text:span><text:span text:style-name="T433">)</text:span><text:span text:style-name="T434">;</text:span><text:line-break/><text:span text:style-name="T435"><text:s text:c="16"/>break;</text:span><text:line-break/><text:span text:style-name="T436"><text:s text:c="12"/>case<text:s/></text:span><text:span text:style-name="T437">R.id.</text:span><text:span text:style-name="T438">equals</text:span><text:span text:style-name="T439">: finalResult=</text:span><text:line-break/><text:span text:style-name="T440"><text:s text:c="20"/>evaluateExpression(</text:span><text:span text:style-name="T441">res</text:span><text:span text:style-name="T442">.getText().toString()</text:span><text:span text:style-name="T443">,</text:span><text:span text:style-name="T444">operatorPressed</text:span><text:span text:style-name="T445">)</text:span><text:span text:style-name="T446">;</text:span><text:line-break/><text:span text:style-name="T447"><text:s text:c="16"/></text:span><text:span text:style-name="T448">res</text:span><text:span text:style-name="T449">.setText(String.</text:span><text:span text:style-name="T450">valueOf</text:span><text:span text:style-name="T451">(finalResult))</text:span><text:span text:style-name="T452">;</text:span><text:line-break/><text:span text:style-name="T453"><text:s text:c="16"/>break;</text:span><text:line-break/><text:line-break/><text:span text:style-name="T454"><text:s text:c="12"/>default</text:span><text:span text:style-name="T455">:</text:span><text:span text:style-name="T456">return;</text:span><text:line-break/><text:span text:style-name="T457"><text:s text:c="8"/></text:span><text:span text:style-name="T458">}</text:span><text:line-break/><text:line-break/><text:line-break/><text:line-break/><text:line-break/><text:span text:style-name="T459"><text:s text:c="4"/>}</text:span><text:line-break/><text:span text:style-name="T460"><text:s/></text:span><text:span text:style-name="T461"><text:s text:c="3"/></text:span><text:span text:style-name="T462">private double<text:s/></text:span><text:span text:style-name="T463">evaluateExpression</text:span><text:span text:style-name="T464">(String res</text:span><text:span text:style-name="T465">,<text:s/></text:span><text:span text:style-name="T466">String operatorPressed)</text:span><text:line-break/><text:span text:style-name="T467"><text:s text:c="4"/>{</text:span><text:line-break/><text:span text:style-name="T468"><text:s text:c="8"/>String[] tokens = res.split(</text:span><text:span text:style-name="T469">"</text:span><text:span text:style-name="T470">\\</text:span><text:span text:style-name="T471">+|-|</text:span><text:span text:style-name="T472">\\</text:span><text:span text:style-name="T473">*|</text:span><text:span text:style-name="T474">\\</text:span><text:span text:style-name="T475">/"</text:span><text:span text:style-name="T476">)</text:span><text:span text:style-name="T477">;</text:span><text:line-break/><text:line-break/><text:span text:style-name="T478"><text:s text:c="8"/>double<text:s/></text:span><text:span text:style-name="T479">firstOperand = Double.</text:span><text:span text:style-name="T480">parseDouble</text:span><text:span text:style-name="T481">(tokens[</text:span><text:span text:style-name="T482">0</text:span><text:span text:style-name="T483">])</text:span><text:span text:style-name="T484">;</text:span><text:line-break/><text:span text:style-name="T485"><text:s text:c="8"/>double<text:s/></text:span><text:span text:style-name="T486">secondOperand = Double.</text:span><text:span text:style-name="T487">parseDouble</text:span><text:span text:style-name="T488">(tokens[</text:span><text:span text:style-name="T489">1</text:span><text:span text:style-name="T490">])</text:span><text:span text:style-name="T491">;</text:span><text:line-break/><text:span text:style-name="T492"><text:s text:c="8"/>switch</text:span><text:span text:style-name="T493">(operatorPressed)</text:span><text:line-break/><text:span text:style-name="T494"><text:s text:c="8"/>{</text:span><text:line-break/><text:span text:style-name="T495"><text:s text:c="12"/></text:span><text:span text:style-name="T496">case<text:s/></text:span><text:span text:style-name="T497">"+"</text:span><text:span text:style-name="T498">:<text:s/></text:span><text:span text:style-name="T499">return<text:s/></text:span><text:span text:style-name="T500">firstOperand + secondOperand</text:span><text:span text:style-name="T501">;</text:span><text:line-break/><text:span text:style-name="T502"><text:s text:c="12"/>case<text:s/></text:span><text:span text:style-name="T503">"-"</text:span><text:span text:style-name="T504">:<text:s/></text:span><text:span text:style-name="T505">return<text:s/></text:span><text:span text:style-name="T506">firstOperand - secondOperand</text:span><text:span text:style-name="T507">;</text:span><text:line-break/><text:span text:style-name="T508"><text:s text:c="12"/>case<text:s/></text:span><text:span text:style-name="T509">"*"</text:span><text:span text:style-name="T510">:<text:s/></text:span><text:span text:style-name="T511">return<text:s/></text:span><text:span text:style-name="T512">first</text:span><text:span text:style-name="T513">Operand * secondOperand</text:span><text:span text:style-name="T514">;</text:span><text:line-break/><text:span text:style-name="T515"><text:s text:c="12"/>case<text:s/></text:span><text:span text:style-name="T516">"/"</text:span><text:span text:style-name="T517">:<text:s/></text:span><text:span text:style-name="T518">return<text:s/></text:span><text:span text:style-name="T519">firstOperand / secondOperand</text:span><text:span text:style-name="T520">;</text:span><text:line-break/><text:span text:style-name="T521"><text:s text:c="12"/>default</text:span><text:span text:style-name="T522">:<text:s/></text:span><text:span text:style-name="T523">return<text:s/></text:span><text:span text:style-name="T524">0</text:span><text:span text:style-name="T525">;</text:span><text:line-break/><text:span text:style-name="T526"><text:s text:c="8"/></text:span><text:span text:style-name="T527">}</text:span><text:line-break/><text:span text:style-name="T528"><text:s text:c="4"/>}</text:span><text:line-break/><text:span text:style-name="T529">}</text:span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XML Code</text:p>
      <text:p text:style-name="Standard"/>
      <text:p text:style-name="Standard"/>
      <text:p text:style-name="P530"><text:span text:style-name="T531">&lt;?</text:span><text:span text:style-name="T532">xml version</text:span><text:span text:style-name="T533">="1.0"<text:s/></text:span><text:span text:style-name="T534">encoding</text:span><text:span text:style-name="T535">="utf-8"</text:span><text:span text:style-name="T536">?&gt;</text:span><text:line-break/><text:line-break/><text:line-break/><text:span text:style-name="T537"><text:s text:c="4"/>&lt;LinearLayout<text:s/></text:span><text:span text:style-name="T538">xmlns:</text:span><text:span text:style-name="T539">android</text:span><text:span text:style-name="T540">="http://schemas.android.com/apk/res/android"</text:span><text:line-break/><text:span text:style-name="T541"><text:s text:c="8"/></text:span><text:span text:style-name="T542">xmlns:</text:span><text:span text:style-name="T543">app</text:span><text:span text:style-name="T544">="http://schemas.android.com/apk/res-auto"</text:span><text:line-break/><text:span text:style-name="T545"><text:s text:c="8"/></text:span><text:span text:style-name="T546">xmlns:</text:span><text:span text:style-name="T547">tools</text:span><text:span text:style-name="T548">="http://schemas.android.com/tools"</text:span><text:line-break/><text:span text:style-name="T549"><text:s text:c="8"/></text:span><text:span text:style-name="T550">android</text:span><text:span text:style-name="T551">:layout_width</text:span><text:span text:style-name="T552">="match_parent"</text:span><text:line-break/><text:span text:style-name="T553"><text:s text:c="8"/></text:span><text:span text:style-name="T554">android</text:span><text:span text:style-name="T555">:layout_height</text:span><text:span text:style-name="T556">="match_parent"</text:span><text:line-break/><text:span text:style-name="T557"><text:s text:c="6"/></text:span><text:span text:style-name="T558"><text:s text:c="2"/></text:span><text:span text:style-name="T559">tools</text:span><text:span text:style-name="T560">:context</text:span><text:span text:style-name="T561">=".MainActivity"</text:span><text:line-break/><text:span text:style-name="T562"><text:s text:c="8"/></text:span><text:span text:style-name="T563">android</text:span><text:span text:style-name="T564">:orientation</text:span><text:span text:style-name="T565">="vertical"</text:span><text:line-break/><text:span text:style-name="T566"><text:s text:c="8"/></text:span><text:span text:style-name="T567">android</text:span><text:span text:style-name="T568">:background</text:span><text:span text:style-name="T569">="@color/white"</text:span><text:span text:style-name="T570">&gt;</text:span><text:line-break/><text:line-break/><text:line-break/><text:span text:style-name="T571"><text:s text:c="4"/>&lt;TextView</text:span><text:line-break/><text:span text:style-name="T572"><text:s text:c="8"/></text:span><text:span text:style-name="T573">android</text:span><text:span text:style-name="T574">:layout_width</text:span><text:span text:style-name="T575">="wrap_content"</text:span><text:line-break/><text:span text:style-name="T576"><text:s text:c="8"/></text:span><text:span text:style-name="T577">android</text:span><text:span text:style-name="T578">:layout_height</text:span><text:span text:style-name="T579">="wrap_content"</text:span><text:line-break/><text:span text:style-name="T580"><text:s text:c="8"/></text:span><text:span text:style-name="T581">android</text:span><text:span text:style-name="T582">:text</text:span><text:span text:style-name="T583">="Calculator"</text:span><text:line-break/><text:span text:style-name="T584"><text:s text:c="3"/></text:span><text:span text:style-name="T585"><text:s text:c="5"/></text:span><text:span text:style-name="T586">app</text:span><text:span text:style-name="T587">:layout_constraintBottom_toBottomOf</text:span><text:span text:style-name="T588">="parent"</text:span><text:line-break/><text:span text:style-name="T589"><text:s text:c="8"/></text:span><text:span text:style-name="T590">app</text:span><text:span text:style-name="T591">:layout_constraintLeft_toLeftOf</text:span><text:span text:style-name="T592">="parent"</text:span><text:line-break/><text:span text:style-name="T593"><text:s text:c="8"/></text:span><text:span text:style-name="T594">app</text:span><text:span text:style-name="T595">:layout_constraintRight_toRightOf</text:span><text:span text:style-name="T596">="parent"</text:span><text:line-break/><text:span text:style-name="T597"><text:s text:c="8"/></text:span><text:span text:style-name="T598">app</text:span><text:span text:style-name="T599">:layout_constraintTop_toTopOf</text:span><text:span text:style-name="T600">="parent"<text:s/></text:span><text:span text:style-name="T601">/&gt;</text:span><text:line-break/><text:line-break/><text:span text:style-name="T602"><text:s text:c="4"/>&lt;TextView</text:span><text:line-break/><text:span text:style-name="T603"><text:s text:c="8"/></text:span><text:span text:style-name="T604">android</text:span><text:span text:style-name="T605">:layout_width</text:span><text:span text:style-name="T606">="match_parent"</text:span><text:line-break/><text:span text:style-name="T607"><text:s text:c="8"/></text:span><text:span text:style-name="T608">android</text:span><text:span text:style-name="T609">:layout_height</text:span><text:span text:style-name="T610">="wrap_content"</text:span><text:line-break/><text:span text:style-name="T611"><text:s text:c="8"/></text:span><text:span text:style-name="T612">android</text:span><text:span text:style-name="T613">:layout_marginTop</text:span><text:span text:style-name="T614">="60dp"</text:span><text:line-break/><text:span text:style-name="T615"><text:s text:c="8"/></text:span><text:span text:style-name="T616">android</text:span><text:span text:style-name="T617">:id</text:span><text:span text:style-name="T618">="@+id/label"</text:span><text:line-break/><text:span text:style-name="T619"><text:s text:c="8"/></text:span><text:span text:style-name="T620">android</text:span><text:span text:style-name="T621">:text</text:span><text:span text:style-name="T622">="CALCULATOR"</text:span><text:line-break/><text:span text:style-name="T623"><text:s text:c="8"/></text:span><text:span text:style-name="T624">android</text:span><text:span text:style-name="T625">:textSize</text:span><text:span text:style-name="T626">="30dp"</text:span><text:line-break/><text:span text:style-name="T627"><text:s text:c="8"/></text:span><text:span text:style-name="T628">android</text:span><text:span text:style-name="T629">:textColor</text:span><text:span text:style-name="T630">="@c</text:span><text:span text:style-name="T631">olor/black"</text:span><text:line-break/><text:span text:style-name="T632"><text:s text:c="8"/></text:span><text:span text:style-name="T633">android</text:span><text:span text:style-name="T634">:gravity</text:span><text:span text:style-name="T635">="center"</text:span><text:line-break/><text:span text:style-name="T636"><text:s text:c="8"/></text:span><text:span text:style-name="T637">/&gt;</text:span><text:line-break/><text:span text:style-name="T638"><text:s text:c="4"/>&lt;EditText</text:span><text:line-break/><text:span text:style-name="T639"><text:s text:c="8"/></text:span><text:span text:style-name="T640">android</text:span><text:span text:style-name="T641">:layout_width</text:span><text:span text:style-name="T642">="match_parent"</text:span><text:line-break/><text:span text:style-name="T643"><text:s text:c="8"/></text:span><text:span text:style-name="T644">android</text:span><text:span text:style-name="T645">:layout_height</text:span><text:span text:style-name="T646">="wrap_content"</text:span><text:line-break/><text:span text:style-name="T647"><text:s text:c="8"/></text:span><text:span text:style-name="T648">android</text:span><text:span text:style-name="T649">:layout_margin</text:span><text:span text:style-name="T650">="30dp"</text:span><text:line-break/><text:span text:style-name="T651"><text:s text:c="8"/></text:span><text:span text:style-name="T652">android</text:span><text:span text:style-name="T653">:hint</text:span><text:span text:style-name="T654">="0"</text:span><text:line-break/><text:span text:style-name="T655"><text:s text:c="8"/></text:span><text:span text:style-name="T656">android</text:span><text:span text:style-name="T657">:gravity</text:span><text:span text:style-name="T658">="end"</text:span><text:line-break/><text:span text:style-name="T659"><text:s text:c="5"/></text:span><text:span text:style-name="T660"><text:s text:c="3"/></text:span><text:span text:style-name="T661">android</text:span><text:span text:style-name="T662">:textSize</text:span><text:span text:style-name="T663">="20dp"</text:span><text:line-break/><text:span text:style-name="T664"><text:s text:c="8"/></text:span><text:span text:style-name="T665">android</text:span><text:span text:style-name="T666">:id</text:span><text:span text:style-name="T667">="@+id/res"</text:span><text:line-break/><text:span text:style-name="T668"><text:s text:c="8"/></text:span><text:span text:style-name="T669">/&gt;</text:span><text:line-break/><text:span text:style-name="T670"><text:s text:c="4"/>&lt;LinearLayout</text:span><text:line-break/><text:span text:style-name="T671"><text:s text:c="8"/></text:span><text:span text:style-name="T672">android</text:span><text:span text:style-name="T673">:layout_width</text:span><text:span text:style-name="T674">="match_parent"</text:span><text:line-break/><text:span text:style-name="T675"><text:s text:c="8"/></text:span><text:span text:style-name="T676">android</text:span><text:span text:style-name="T677">:layout_height</text:span><text:span text:style-name="T678">="wrap_content"</text:span><text:line-break/><text:span text:style-name="T679"><text:s text:c="8"/></text:span><text:span text:style-name="T680">android</text:span><text:span text:style-name="T681">:orientation</text:span><text:span text:style-name="T682">="horizontal"</text:span><text:line-break/><text:span text:style-name="T683"><text:s text:c="8"/></text:span><text:span text:style-name="T684">android</text:span><text:span text:style-name="T685">:layout_marginLeft</text:span><text:span text:style-name="T686">="20dp"</text:span><text:line-break/><text:span text:style-name="T687"><text:s text:c="8"/></text:span><text:span text:style-name="T688">android</text:span><text:span text:style-name="T689">:layout_marginRight</text:span><text:span text:style-name="T690">="20dp"</text:span><text:line-break/><text:span text:style-name="T691"><text:s text:c="8"/></text:span><text:span text:style-name="T692">androi</text:span><text:span text:style-name="T693">d</text:span><text:span text:style-name="T694">:layout_marginBottom</text:span><text:span text:style-name="T695">="20dp"</text:span><text:span text:style-name="T696">&gt;</text:span><text:line-break/><text:line-break/><text:span text:style-name="T697"><text:s text:c="8"/>&lt;Button</text:span><text:line-break/><text:span text:style-name="T698"><text:s text:c="12"/></text:span><text:span text:style-name="T699">android</text:span><text:span text:style-name="T700">:layout_width</text:span><text:span text:style-name="T701">="wrap_content"</text:span><text:line-break/><text:span text:style-name="T702"><text:s text:c="12"/></text:span><text:span text:style-name="T703">android</text:span><text:span text:style-name="T704">:layout_height</text:span><text:span text:style-name="T705">="wrap_content"</text:span><text:line-break/><text:span text:style-name="T706"><text:s text:c="12"/></text:span><text:span text:style-name="T707">android</text:span><text:span text:style-name="T708">:text</text:span><text:span text:style-name="T709">="9"</text:span><text:line-break/><text:span text:style-name="T710"><text:s text:c="12"/></text:span><text:span text:style-name="T711">android</text:span><text:span text:style-name="T712">:textSize</text:span><text:span text:style-name="T713">="20dp"</text:span><text:line-break/><text:span text:style-name="T714"><text:s text:c="12"/></text:span><text:span text:style-name="T715">android</text:span><text:span text:style-name="T716">:id</text:span><text:span text:style-name="T717">="@+id/nine"</text:span><text:line-break/><text:span text:style-name="T718"><text:s text:c="12"/></text:span><text:span text:style-name="T719">android</text:span><text:span text:style-name="T720">:background</text:span><text:span text:style-name="T721">="@color/white"</text:span><text:line-break/><text:span text:style-name="T722"><text:s text:c="12"/></text:span><text:span text:style-name="T723">android</text:span><text:span text:style-name="T724">:layout_weight</text:span><text:span text:style-name="T725">="0.25"</text:span><text:line-break/><text:span text:style-name="T726"><text:s text:c="12"/></text:span><text:span text:style-name="T727">/&gt;</text:span><text:line-break/><text:soft-page-break/><text:span text:style-name="T728"><text:s text:c="8"/>&lt;Button</text:span><text:line-break/><text:span text:style-name="T729"><text:s text:c="12"/></text:span><text:span text:style-name="T730">android</text:span><text:span text:style-name="T731">:layout_width</text:span><text:span text:style-name="T732">="wrap_content"</text:span><text:line-break/><text:span text:style-name="T733"><text:s text:c="12"/></text:span><text:span text:style-name="T734">android</text:span><text:span text:style-name="T735">:layout_height</text:span><text:span text:style-name="T736">="wrap_content"</text:span><text:line-break/><text:span text:style-name="T737"><text:s text:c="12"/></text:span><text:span text:style-name="T738">android</text:span><text:span text:style-name="T739">:text</text:span><text:span text:style-name="T740">="8"</text:span><text:line-break/><text:span text:style-name="T741"><text:s text:c="12"/></text:span><text:span text:style-name="T742">android</text:span><text:span text:style-name="T743">:textSize</text:span><text:span text:style-name="T744">="20dp"</text:span><text:line-break/><text:span text:style-name="T745"><text:s text:c="12"/></text:span><text:span text:style-name="T746">android</text:span><text:span text:style-name="T747">:background</text:span><text:span text:style-name="T748">="@color/white"</text:span><text:line-break/><text:span text:style-name="T749"><text:s text:c="12"/></text:span><text:span text:style-name="T750">android</text:span><text:span text:style-name="T751">:id</text:span><text:span text:style-name="T752">="@+id/eight"</text:span><text:line-break/><text:span text:style-name="T753"><text:s text:c="12"/></text:span><text:span text:style-name="T754">android</text:span><text:span text:style-name="T755">:layout_weight</text:span><text:span text:style-name="T756">="0.25"</text:span><text:line-break/><text:span text:style-name="T757"><text:s text:c="12"/></text:span><text:span text:style-name="T758">/&gt;</text:span><text:line-break/><text:span text:style-name="T759"><text:s text:c="4"/></text:span><text:span text:style-name="T760"><text:s text:c="4"/>&lt;Button</text:span><text:line-break/><text:span text:style-name="T761"><text:s text:c="12"/></text:span><text:span text:style-name="T762">android</text:span><text:span text:style-name="T763">:layout_width</text:span><text:span text:style-name="T764">="wrap_content"</text:span><text:line-break/><text:span text:style-name="T765"><text:s text:c="12"/></text:span><text:span text:style-name="T766">android</text:span><text:span text:style-name="T767">:layout_height</text:span><text:span text:style-name="T768">="wrap_content"</text:span><text:line-break/><text:span text:style-name="T769"><text:s text:c="12"/></text:span><text:span text:style-name="T770">android</text:span><text:span text:style-name="T771">:text</text:span><text:span text:style-name="T772">="7"</text:span><text:line-break/><text:span text:style-name="T773"><text:s text:c="12"/></text:span><text:span text:style-name="T774">android</text:span><text:span text:style-name="T775">:textSize</text:span><text:span text:style-name="T776">="20dp"</text:span><text:line-break/><text:span text:style-name="T777"><text:s text:c="12"/></text:span><text:span text:style-name="T778">android</text:span><text:span text:style-name="T779">:background</text:span><text:span text:style-name="T780">="@color/white"</text:span><text:line-break/><text:span text:style-name="T781"><text:s text:c="12"/></text:span><text:span text:style-name="T782">android</text:span><text:span text:style-name="T783">:id</text:span><text:span text:style-name="T784">="@+id/seven"</text:span><text:line-break/><text:span text:style-name="T785"><text:s text:c="12"/></text:span><text:span text:style-name="T786">android</text:span><text:span text:style-name="T787">:layout_weight</text:span><text:span text:style-name="T788">="0.25"</text:span><text:line-break/><text:span text:style-name="T789"><text:s text:c="12"/></text:span><text:span text:style-name="T790">/&gt;</text:span><text:line-break/><text:span text:style-name="T791"><text:s text:c="8"/>&lt;Button</text:span><text:line-break/><text:span text:style-name="T792"><text:s text:c="12"/></text:span><text:span text:style-name="T793">android</text:span><text:span text:style-name="T794">:layout_width</text:span><text:span text:style-name="T795">="wrap_content"</text:span><text:line-break/><text:span text:style-name="T796"><text:s text:c="12"/></text:span><text:span text:style-name="T797">android</text:span><text:span text:style-name="T798">:layout_height</text:span><text:span text:style-name="T799">="wrap_content"</text:span><text:line-break/><text:span text:style-name="T800"><text:s text:c="12"/></text:span><text:span text:style-name="T801">android</text:span><text:span text:style-name="T802">:text</text:span><text:span text:style-name="T803">="C"</text:span><text:line-break/><text:span text:style-name="T804"><text:s text:c="12"/></text:span><text:span text:style-name="T805">android</text:span><text:span text:style-name="T806">:textSize</text:span><text:span text:style-name="T807">="20dp"</text:span><text:line-break/><text:span text:style-name="T808"><text:s text:c="12"/></text:span><text:span text:style-name="T809">android</text:span><text:span text:style-name="T810">:background</text:span><text:span text:style-name="T811">="@color/white"</text:span><text:line-break/><text:span text:style-name="T812"><text:s text:c="12"/></text:span><text:span text:style-name="T813">android</text:span><text:span text:style-name="T814">:id</text:span><text:span text:style-name="T815">="@+id/clear"</text:span><text:line-break/><text:span text:style-name="T816"><text:s text:c="12"/></text:span><text:span text:style-name="T817">android</text:span><text:span text:style-name="T818">:layout_weight</text:span><text:span text:style-name="T819">="0.25"</text:span><text:line-break/><text:span text:style-name="T820"><text:s text:c="12"/></text:span><text:span text:style-name="T821">/&gt;</text:span><text:line-break/><text:span text:style-name="T822"><text:s text:c="4"/></text:span><text:span text:style-name="T823">&lt;/LinearLayout&gt;</text:span><text:line-break/><text:span text:style-name="T824"><text:s text:c="4"/>&lt;LinearLayout</text:span><text:line-break/><text:span text:style-name="T825"><text:s text:c="8"/></text:span><text:span text:style-name="T826">android</text:span><text:span text:style-name="T827">:layout_width</text:span><text:span text:style-name="T828">="match_parent"</text:span><text:line-break/><text:span text:style-name="T829"><text:s text:c="8"/></text:span><text:span text:style-name="T830">android</text:span><text:span text:style-name="T831">:layout_height</text:span><text:span text:style-name="T832">="wrap_content"</text:span><text:line-break/><text:span text:style-name="T833"><text:s text:c="8"/></text:span><text:span text:style-name="T834">android</text:span><text:span text:style-name="T835">:orientation</text:span><text:span text:style-name="T836">="horizontal"</text:span><text:line-break/><text:span text:style-name="T837"><text:s text:c="8"/></text:span><text:span text:style-name="T838">android</text:span><text:span text:style-name="T839">:layout_marginLeft</text:span><text:span text:style-name="T840">="20dp"</text:span><text:line-break/><text:span text:style-name="T841"><text:s text:c="8"/></text:span><text:span text:style-name="T842">android</text:span><text:span text:style-name="T843">:layout_marginRight</text:span><text:span text:style-name="T844">="20dp"</text:span><text:line-break/><text:span text:style-name="T845"><text:s text:c="8"/></text:span><text:span text:style-name="T846">a</text:span><text:span text:style-name="T847">ndroid</text:span><text:span text:style-name="T848">:layout_marginBottom</text:span><text:span text:style-name="T849">="20dp"</text:span><text:span text:style-name="T850">&gt;</text:span><text:line-break/><text:span text:style-name="T851"><text:s text:c="8"/>&lt;Button</text:span><text:line-break/><text:span text:style-name="T852"><text:s text:c="12"/></text:span><text:span text:style-name="T853">android</text:span><text:span text:style-name="T854">:layout_width</text:span><text:span text:style-name="T855">="wrap_content"</text:span><text:line-break/><text:span text:style-name="T856"><text:s text:c="12"/></text:span><text:span text:style-name="T857">android</text:span><text:span text:style-name="T858">:layout_height</text:span><text:span text:style-name="T859">="wrap_content"</text:span><text:line-break/><text:span text:style-name="T860"><text:s text:c="12"/></text:span><text:span text:style-name="T861">android</text:span><text:span text:style-name="T862">:text</text:span><text:span text:style-name="T863">="6"</text:span><text:line-break/><text:span text:style-name="T864"><text:s text:c="12"/></text:span><text:span text:style-name="T865">android</text:span><text:span text:style-name="T866">:textSize</text:span><text:span text:style-name="T867">="20dp"</text:span><text:line-break/><text:span text:style-name="T868"><text:s text:c="12"/></text:span><text:span text:style-name="T869">android</text:span><text:span text:style-name="T870">:id</text:span><text:span text:style-name="T871">="@+id/six"</text:span><text:line-break/><text:span text:style-name="T872"><text:s text:c="12"/></text:span><text:span text:style-name="T873">android</text:span><text:span text:style-name="T874">:background</text:span><text:span text:style-name="T875">="@color/white"</text:span><text:line-break/><text:span text:style-name="T876"><text:s text:c="12"/></text:span><text:span text:style-name="T877">android</text:span><text:span text:style-name="T878">:layout_weight</text:span><text:span text:style-name="T879">="0.25"</text:span><text:line-break/><text:span text:style-name="T880"><text:s text:c="12"/></text:span><text:span text:style-name="T881">/&gt;</text:span><text:line-break/><text:span text:style-name="T882"><text:s text:c="8"/>&lt;Button</text:span><text:line-break/><text:span text:style-name="T883"><text:s text:c="12"/></text:span><text:span text:style-name="T884">android</text:span><text:span text:style-name="T885">:layout_width</text:span><text:span text:style-name="T886">="wrap_</text:span><text:span text:style-name="T887">content"</text:span><text:line-break/><text:span text:style-name="T888"><text:s text:c="12"/></text:span><text:span text:style-name="T889">android</text:span><text:span text:style-name="T890">:layout_height</text:span><text:span text:style-name="T891">="wrap_content"</text:span><text:line-break/><text:span text:style-name="T892"><text:s text:c="12"/></text:span><text:span text:style-name="T893">android</text:span><text:span text:style-name="T894">:text</text:span><text:span text:style-name="T895">="5"</text:span><text:line-break/><text:span text:style-name="T896"><text:s text:c="12"/></text:span><text:span text:style-name="T897">android</text:span><text:span text:style-name="T898">:textSize</text:span><text:span text:style-name="T899">="20dp"</text:span><text:line-break/><text:span text:style-name="T900"><text:s text:c="12"/></text:span><text:span text:style-name="T901">android</text:span><text:span text:style-name="T902">:background</text:span><text:span text:style-name="T903">="@color/white"</text:span><text:line-break/><text:span text:style-name="T904"><text:s text:c="12"/></text:span><text:span text:style-name="T905">android</text:span><text:span text:style-name="T906">:id</text:span><text:span text:style-name="T907">="@+id/five"</text:span><text:line-break/><text:span text:style-name="T908"><text:s text:c="12"/></text:span><text:span text:style-name="T909">android</text:span><text:span text:style-name="T910">:layout_weight</text:span><text:span text:style-name="T911">="0.25"</text:span><text:line-break/><text:span text:style-name="T912"><text:s text:c="11"/></text:span><text:span text:style-name="T913"><text:s/></text:span><text:span text:style-name="T914">/&gt;</text:span><text:line-break/><text:span text:style-name="T915"><text:s text:c="8"/>&lt;Button</text:span><text:line-break/><text:span text:style-name="T916"><text:s text:c="12"/></text:span><text:span text:style-name="T917">android</text:span><text:span text:style-name="T918">:layout_width</text:span><text:span text:style-name="T919">="wrap_content"</text:span><text:line-break/><text:span text:style-name="T920"><text:s text:c="12"/></text:span><text:span text:style-name="T921">android</text:span><text:span text:style-name="T922">:layout_height</text:span><text:span text:style-name="T923">="wrap_content"</text:span><text:line-break/><text:span text:style-name="T924"><text:s text:c="12"/></text:span><text:span text:style-name="T925">android</text:span><text:span text:style-name="T926">:text</text:span><text:span text:style-name="T927">="4"</text:span><text:line-break/><text:span text:style-name="T928"><text:s text:c="12"/></text:span><text:span text:style-name="T929">android</text:span><text:span text:style-name="T930">:textSize</text:span><text:span text:style-name="T931">="20dp"</text:span><text:line-break/><text:span text:style-name="T932"><text:s text:c="12"/></text:span><text:span text:style-name="T933">android</text:span><text:span text:style-name="T934">:background</text:span><text:span text:style-name="T935">="@color/white"</text:span><text:line-break/><text:span text:style-name="T936"><text:s text:c="12"/></text:span><text:span text:style-name="T937">android</text:span><text:span text:style-name="T938">:id</text:span><text:span text:style-name="T939">="@+id/four"</text:span><text:line-break/><text:span text:style-name="T940"><text:s text:c="12"/></text:span><text:span text:style-name="T941">android</text:span><text:span text:style-name="T942">:layout_weight</text:span><text:span text:style-name="T943">="0.25"</text:span><text:line-break/><text:span text:style-name="T944"><text:s text:c="12"/></text:span><text:span text:style-name="T945">/&gt;</text:span><text:line-break/><text:span text:style-name="T946"><text:s text:c="8"/>&lt;Button</text:span><text:line-break/><text:soft-page-break/><text:span text:style-name="T947"><text:s text:c="12"/></text:span><text:span text:style-name="T948">android</text:span><text:span text:style-name="T949">:layout_width</text:span><text:span text:style-name="T950">="wrap</text:span><text:span text:style-name="T951">_content"</text:span><text:line-break/><text:span text:style-name="T952"><text:s text:c="12"/></text:span><text:span text:style-name="T953">android</text:span><text:span text:style-name="T954">:layout_height</text:span><text:span text:style-name="T955">="wrap_content"</text:span><text:line-break/><text:span text:style-name="T956"><text:s text:c="12"/></text:span><text:span text:style-name="T957">android</text:span><text:span text:style-name="T958">:text</text:span><text:span text:style-name="T959">="+"</text:span><text:line-break/><text:span text:style-name="T960"><text:s text:c="12"/></text:span><text:span text:style-name="T961">android</text:span><text:span text:style-name="T962">:textSize</text:span><text:span text:style-name="T963">="20dp"</text:span><text:line-break/><text:span text:style-name="T964"><text:s text:c="12"/></text:span><text:span text:style-name="T965">android</text:span><text:span text:style-name="T966">:background</text:span><text:span text:style-name="T967">="@color/white"</text:span><text:line-break/><text:span text:style-name="T968"><text:s text:c="12"/></text:span><text:span text:style-name="T969">android</text:span><text:span text:style-name="T970">:id</text:span><text:span text:style-name="T971">="@+id/add"</text:span><text:line-break/><text:span text:style-name="T972"><text:s text:c="12"/></text:span><text:span text:style-name="T973">android</text:span><text:span text:style-name="T974">:layout_weight</text:span><text:span text:style-name="T975">="0.25"</text:span><text:line-break/><text:span text:style-name="T976"><text:s text:c="11"/></text:span><text:span text:style-name="T977"><text:s/></text:span><text:span text:style-name="T978">/&gt;</text:span><text:line-break/><text:span text:style-name="T979"><text:s text:c="4"/>&lt;/LinearLayout&gt;</text:span><text:line-break/><text:span text:style-name="T980"><text:s text:c="4"/>&lt;LinearLayout</text:span><text:line-break/><text:span text:style-name="T981"><text:s text:c="8"/></text:span><text:span text:style-name="T982">android</text:span><text:span text:style-name="T983">:layout_width</text:span><text:span text:style-name="T984">="match_parent"</text:span><text:line-break/><text:span text:style-name="T985"><text:s text:c="8"/></text:span><text:span text:style-name="T986">android</text:span><text:span text:style-name="T987">:layout_height</text:span><text:span text:style-name="T988">="wrap_content"</text:span><text:line-break/><text:span text:style-name="T989"><text:s text:c="8"/></text:span><text:span text:style-name="T990">android</text:span><text:span text:style-name="T991">:orientation</text:span><text:span text:style-name="T992">="horizontal"</text:span><text:line-break/><text:span text:style-name="T993"><text:s text:c="8"/></text:span><text:span text:style-name="T994">android</text:span><text:span text:style-name="T995">:layout_marginLeft</text:span><text:span text:style-name="T996">="20dp"</text:span><text:line-break/><text:span text:style-name="T997"><text:s text:c="8"/></text:span><text:span text:style-name="T998">android</text:span><text:span text:style-name="T999">:layout_marginRight</text:span><text:span text:style-name="T1000">="20dp"</text:span><text:line-break/><text:span text:style-name="T1001"><text:s text:c="8"/></text:span><text:span text:style-name="T1002">android</text:span><text:span text:style-name="T1003">:layout_marginBottom</text:span><text:span text:style-name="T1004">="20dp"</text:span><text:span text:style-name="T1005">&gt;</text:span><text:line-break/><text:span text:style-name="T1006"><text:s text:c="8"/>&lt;Button</text:span><text:line-break/><text:span text:style-name="T1007"><text:s text:c="12"/></text:span><text:span text:style-name="T1008">android</text:span><text:span text:style-name="T1009">:layout_</text:span><text:span text:style-name="T1010">width</text:span><text:span text:style-name="T1011">="wrap_content"</text:span><text:line-break/><text:span text:style-name="T1012"><text:s text:c="12"/></text:span><text:span text:style-name="T1013">android</text:span><text:span text:style-name="T1014">:layout_height</text:span><text:span text:style-name="T1015">="wrap_content"</text:span><text:line-break/><text:span text:style-name="T1016"><text:s text:c="12"/></text:span><text:span text:style-name="T1017">android</text:span><text:span text:style-name="T1018">:text</text:span><text:span text:style-name="T1019">="3"</text:span><text:line-break/><text:span text:style-name="T1020"><text:s text:c="12"/></text:span><text:span text:style-name="T1021">android</text:span><text:span text:style-name="T1022">:textSize</text:span><text:span text:style-name="T1023">="20dp"</text:span><text:line-break/><text:span text:style-name="T1024"><text:s text:c="12"/></text:span><text:span text:style-name="T1025">android</text:span><text:span text:style-name="T1026">:id</text:span><text:span text:style-name="T1027">="@+id/three"</text:span><text:line-break/><text:span text:style-name="T1028"><text:s text:c="12"/></text:span><text:span text:style-name="T1029">android</text:span><text:span text:style-name="T1030">:background</text:span><text:span text:style-name="T1031">="@color/white"</text:span><text:line-break/><text:span text:style-name="T1032"><text:s text:c="12"/></text:span><text:span text:style-name="T1033">android</text:span><text:span text:style-name="T1034">:layout_weight</text:span><text:span text:style-name="T1035">="0.25</text:span><text:span text:style-name="T1036">"</text:span><text:line-break/><text:span text:style-name="T1037"><text:s text:c="12"/></text:span><text:span text:style-name="T1038">/&gt;</text:span><text:line-break/><text:span text:style-name="T1039"><text:s text:c="8"/>&lt;Button</text:span><text:line-break/><text:span text:style-name="T1040"><text:s text:c="12"/></text:span><text:span text:style-name="T1041">android</text:span><text:span text:style-name="T1042">:layout_width</text:span><text:span text:style-name="T1043">="wrap_content"</text:span><text:line-break/><text:span text:style-name="T1044"><text:s text:c="12"/></text:span><text:span text:style-name="T1045">android</text:span><text:span text:style-name="T1046">:layout_height</text:span><text:span text:style-name="T1047">="wrap_content"</text:span><text:line-break/><text:span text:style-name="T1048"><text:s text:c="12"/></text:span><text:span text:style-name="T1049">android</text:span><text:span text:style-name="T1050">:text</text:span><text:span text:style-name="T1051">="2"</text:span><text:line-break/><text:span text:style-name="T1052"><text:s text:c="12"/></text:span><text:span text:style-name="T1053">android</text:span><text:span text:style-name="T1054">:textSize</text:span><text:span text:style-name="T1055">="20dp"</text:span><text:line-break/><text:span text:style-name="T1056"><text:s text:c="12"/></text:span><text:span text:style-name="T1057">android</text:span><text:span text:style-name="T1058">:background</text:span><text:span text:style-name="T1059">="@color/white"</text:span><text:line-break/><text:span text:style-name="T1060"><text:s text:c="12"/></text:span><text:span text:style-name="T1061">android</text:span><text:span text:style-name="T1062">:id</text:span><text:span text:style-name="T1063">="@+id/two"</text:span><text:line-break/><text:span text:style-name="T1064"><text:s text:c="12"/></text:span><text:span text:style-name="T1065">android</text:span><text:span text:style-name="T1066">:layout_weight</text:span><text:span text:style-name="T1067">="0.25"</text:span><text:line-break/><text:span text:style-name="T1068"><text:s text:c="12"/></text:span><text:span text:style-name="T1069">/&gt;</text:span><text:line-break/><text:span text:style-name="T1070"><text:s text:c="8"/>&lt;Button</text:span><text:line-break/><text:span text:style-name="T1071"><text:s text:c="12"/></text:span><text:span text:style-name="T1072">android</text:span><text:span text:style-name="T1073">:layout_width</text:span><text:span text:style-name="T1074">="wrap_content"</text:span><text:line-break/><text:span text:style-name="T1075"><text:s text:c="12"/></text:span><text:span text:style-name="T1076">android</text:span><text:span text:style-name="T1077">:</text:span><text:span text:style-name="T1078">layout_height</text:span><text:span text:style-name="T1079">="wrap_content"</text:span><text:line-break/><text:span text:style-name="T1080"><text:s text:c="12"/></text:span><text:span text:style-name="T1081">android</text:span><text:span text:style-name="T1082">:text</text:span><text:span text:style-name="T1083">="1"</text:span><text:line-break/><text:span text:style-name="T1084"><text:s text:c="12"/></text:span><text:span text:style-name="T1085">android</text:span><text:span text:style-name="T1086">:textSize</text:span><text:span text:style-name="T1087">="20dp"</text:span><text:line-break/><text:span text:style-name="T1088"><text:s text:c="12"/></text:span><text:span text:style-name="T1089">android</text:span><text:span text:style-name="T1090">:background</text:span><text:span text:style-name="T1091">="@color/white"</text:span><text:line-break/><text:span text:style-name="T1092"><text:s text:c="12"/></text:span><text:span text:style-name="T1093">android</text:span><text:span text:style-name="T1094">:id</text:span><text:span text:style-name="T1095">="@+id/one"</text:span><text:line-break/><text:span text:style-name="T1096"><text:s text:c="12"/></text:span><text:span text:style-name="T1097">android</text:span><text:span text:style-name="T1098">:layout_weight</text:span><text:span text:style-name="T1099">="0.25"</text:span><text:line-break/><text:span text:style-name="T1100"><text:s text:c="12"/></text:span><text:span text:style-name="T1101">/&gt;</text:span><text:line-break/><text:span text:style-name="T1102"><text:s text:c="8"/>&lt;Button</text:span><text:line-break/><text:span text:style-name="T1103"><text:s text:c="10"/></text:span><text:span text:style-name="T1104"><text:s text:c="2"/></text:span><text:span text:style-name="T1105">android</text:span><text:span text:style-name="T1106">:layout_width</text:span><text:span text:style-name="T1107">="wrap_content"</text:span><text:line-break/><text:span text:style-name="T1108"><text:s text:c="12"/></text:span><text:span text:style-name="T1109">android</text:span><text:span text:style-name="T1110">:layout_height</text:span><text:span text:style-name="T1111">="wrap_content"</text:span><text:line-break/><text:span text:style-name="T1112"><text:s text:c="12"/></text:span><text:span text:style-name="T1113">android</text:span><text:span text:style-name="T1114">:text</text:span><text:span text:style-name="T1115">="-"</text:span><text:line-break/><text:span text:style-name="T1116"><text:s text:c="12"/></text:span><text:span text:style-name="T1117">android</text:span><text:span text:style-name="T1118">:textSize</text:span><text:span text:style-name="T1119">="20dp"</text:span><text:line-break/><text:span text:style-name="T1120"><text:s text:c="12"/></text:span><text:span text:style-name="T1121">android</text:span><text:span text:style-name="T1122">:background</text:span><text:span text:style-name="T1123">="@color/white"</text:span><text:line-break/><text:span text:style-name="T1124"><text:s text:c="12"/></text:span><text:span text:style-name="T1125">android</text:span><text:span text:style-name="T1126">:id</text:span><text:span text:style-name="T1127">="@+id/sub"</text:span><text:line-break/><text:span text:style-name="T1128"><text:s text:c="12"/></text:span><text:span text:style-name="T1129">android</text:span><text:span text:style-name="T1130">:layout_weight</text:span><text:span text:style-name="T1131">="0.25"</text:span><text:line-break/><text:span text:style-name="T1132"><text:s text:c="12"/></text:span><text:span text:style-name="T1133">/&gt;</text:span><text:line-break/><text:span text:style-name="T1134"><text:s text:c="4"/>&lt;/LinearLayout&gt;</text:span><text:line-break/><text:span text:style-name="T1135"><text:s text:c="4"/>&lt;LinearLayout</text:span><text:line-break/><text:span text:style-name="T1136"><text:s text:c="8"/></text:span><text:span text:style-name="T1137">android</text:span><text:span text:style-name="T1138">:layout_width</text:span><text:span text:style-name="T1139">="match_parent"</text:span><text:line-break/><text:span text:style-name="T1140"><text:s text:c="2"/></text:span><text:span text:style-name="T1141"><text:s text:c="6"/></text:span><text:span text:style-name="T1142">android</text:span><text:span text:style-name="T1143">:layout_height</text:span><text:span text:style-name="T1144">="wrap_content"</text:span><text:line-break/><text:span text:style-name="T1145"><text:s text:c="8"/></text:span><text:span text:style-name="T1146">android</text:span><text:span text:style-name="T1147">:orientation</text:span><text:span text:style-name="T1148">="horizontal"</text:span><text:line-break/><text:span text:style-name="T1149"><text:s text:c="8"/></text:span><text:span text:style-name="T1150">android</text:span><text:span text:style-name="T1151">:layout_marginLeft</text:span><text:span text:style-name="T1152">="20dp"</text:span><text:line-break/><text:span text:style-name="T1153"><text:s text:c="8"/></text:span><text:span text:style-name="T1154">android</text:span><text:span text:style-name="T1155">:layout_marginRight</text:span><text:span text:style-name="T1156">="20dp"</text:span><text:line-break/><text:span text:style-name="T1157"><text:s text:c="8"/></text:span><text:span text:style-name="T1158">android</text:span><text:span text:style-name="T1159">:layout_marginBottom</text:span><text:span text:style-name="T1160">="20dp"</text:span><text:span text:style-name="T1161">&gt;</text:span><text:line-break/><text:line-break/><text:span text:style-name="T1162"><text:s text:c="8"/>&lt;Button</text:span><text:line-break/><text:span text:style-name="T1163"><text:s text:c="12"/></text:span><text:span text:style-name="T1164">android</text:span><text:span text:style-name="T1165">:layout_w</text:span><text:span text:style-name="T1166">idth</text:span><text:span text:style-name="T1167">="wrap_content"</text:span><text:line-break/><text:soft-page-break/><text:span text:style-name="T1168"><text:s text:c="12"/></text:span><text:span text:style-name="T1169">android</text:span><text:span text:style-name="T1170">:layout_height</text:span><text:span text:style-name="T1171">="wrap_content"</text:span><text:line-break/><text:span text:style-name="T1172"><text:s text:c="12"/></text:span><text:span text:style-name="T1173">android</text:span><text:span text:style-name="T1174">:layout_weight</text:span><text:span text:style-name="T1175">="0.25"</text:span><text:line-break/><text:span text:style-name="T1176"><text:s text:c="12"/></text:span><text:span text:style-name="T1177">android</text:span><text:span text:style-name="T1178">:background</text:span><text:span text:style-name="T1179">="@color/white"</text:span><text:line-break/><text:span text:style-name="T1180"><text:s text:c="12"/></text:span><text:span text:style-name="T1181">android</text:span><text:span text:style-name="T1182">:text</text:span><text:span text:style-name="T1183">="/"</text:span><text:line-break/><text:span text:style-name="T1184"><text:s text:c="12"/></text:span><text:span text:style-name="T1185">android</text:span><text:span text:style-name="T1186">:textSize</text:span><text:span text:style-name="T1187">="20dp"</text:span><text:line-break/><text:span text:style-name="T1188"><text:s text:c="12"/></text:span><text:span text:style-name="T1189">android</text:span><text:span text:style-name="T1190">:id</text:span><text:span text:style-name="T1191">="@+id/div"<text:s/></text:span><text:span text:style-name="T1192">/&gt;</text:span><text:line-break/><text:span text:style-name="T1193"><text:s text:c="8"/>&lt;Button</text:span><text:line-break/><text:span text:style-name="T1194"><text:s text:c="12"/></text:span><text:span text:style-name="T1195">android</text:span><text:span text:style-name="T1196">:layout_width</text:span><text:span text:style-name="T1197">="wrap_content"</text:span><text:line-break/><text:span text:style-name="T1198"><text:s text:c="12"/></text:span><text:span text:style-name="T1199">android</text:span><text:span text:style-name="T1200">:layout_height</text:span><text:span text:style-name="T1201">="wrap_content"</text:span><text:line-break/><text:span text:style-name="T1202"><text:s text:c="12"/></text:span><text:span text:style-name="T1203">android</text:span><text:span text:style-name="T1204">:text</text:span><text:span text:style-name="T1205">="0"</text:span><text:line-break/><text:span text:style-name="T1206"><text:s text:c="12"/></text:span><text:span text:style-name="T1207">android</text:span><text:span text:style-name="T1208">:textSize</text:span><text:span text:style-name="T1209">="20dp"</text:span><text:line-break/><text:span text:style-name="T1210"><text:s text:c="12"/></text:span><text:span text:style-name="T1211">android</text:span><text:span text:style-name="T1212">:background</text:span><text:span text:style-name="T1213">="@color/white"</text:span><text:line-break/><text:span text:style-name="T1214"><text:s text:c="12"/></text:span><text:span text:style-name="T1215">android</text:span><text:span text:style-name="T1216">:id</text:span><text:span text:style-name="T1217">="@+id/zero"</text:span><text:line-break/><text:span text:style-name="T1218"><text:s text:c="12"/></text:span><text:span text:style-name="T1219">android</text:span><text:span text:style-name="T1220">:layout_weight</text:span><text:span text:style-name="T1221">="0.25"</text:span><text:line-break/><text:span text:style-name="T1222"><text:s text:c="12"/></text:span><text:span text:style-name="T1223">/&gt;</text:span><text:line-break/><text:span text:style-name="T1224"><text:s text:c="8"/>&lt;Button</text:span><text:line-break/><text:span text:style-name="T1225"><text:s text:c="12"/></text:span><text:span text:style-name="T1226">android</text:span><text:span text:style-name="T1227">:layout_width</text:span><text:span text:style-name="T1228">="wrap_content"</text:span><text:line-break/><text:span text:style-name="T1229"><text:s text:c="12"/></text:span><text:span text:style-name="T1230">android</text:span><text:span text:style-name="T1231">:layout_heig</text:span><text:span text:style-name="T1232">ht</text:span><text:span text:style-name="T1233">="wrap_content"</text:span><text:line-break/><text:span text:style-name="T1234"><text:s text:c="12"/></text:span><text:span text:style-name="T1235">android</text:span><text:span text:style-name="T1236">:text</text:span><text:span text:style-name="T1237">="*"</text:span><text:line-break/><text:span text:style-name="T1238"><text:s text:c="12"/></text:span><text:span text:style-name="T1239">android</text:span><text:span text:style-name="T1240">:textSize</text:span><text:span text:style-name="T1241">="20dp"</text:span><text:line-break/><text:span text:style-name="T1242"><text:s text:c="12"/></text:span><text:span text:style-name="T1243">android</text:span><text:span text:style-name="T1244">:background</text:span><text:span text:style-name="T1245">="@color/white"</text:span><text:line-break/><text:span text:style-name="T1246"><text:s text:c="12"/></text:span><text:span text:style-name="T1247">android</text:span><text:span text:style-name="T1248">:id</text:span><text:span text:style-name="T1249">="@+id/mul"</text:span><text:line-break/><text:span text:style-name="T1250"><text:s text:c="12"/></text:span><text:span text:style-name="T1251">android</text:span><text:span text:style-name="T1252">:layout_weight</text:span><text:span text:style-name="T1253">="0.25"</text:span><text:line-break/><text:span text:style-name="T1254"><text:s text:c="12"/></text:span><text:span text:style-name="T1255">/&gt;</text:span><text:line-break/><text:span text:style-name="T1256"><text:s text:c="8"/>&lt;Button</text:span><text:line-break/><text:span text:style-name="T1257"><text:s text:c="12"/></text:span><text:span text:style-name="T1258">android</text:span><text:span text:style-name="T1259">:layout_width</text:span><text:span text:style-name="T1260">="wrap_content"</text:span><text:line-break/><text:span text:style-name="T1261"><text:s text:c="12"/></text:span><text:span text:style-name="T1262">android</text:span><text:span text:style-name="T1263">:layout_height</text:span><text:span text:style-name="T1264">="wrap_content"</text:span><text:line-break/><text:span text:style-name="T1265"><text:s text:c="7"/></text:span><text:span text:style-name="T1266"><text:s text:c="5"/></text:span><text:span text:style-name="T1267">android</text:span><text:span text:style-name="T1268">:text</text:span><text:span text:style-name="T1269">="="</text:span><text:line-break/><text:span text:style-name="T1270"><text:s text:c="12"/></text:span><text:span text:style-name="T1271">android</text:span><text:span text:style-name="T1272">:textSize</text:span><text:span text:style-name="T1273">="20dp"</text:span><text:line-break/><text:span text:style-name="T1274"><text:s text:c="12"/></text:span><text:span text:style-name="T1275">android</text:span><text:span text:style-name="T1276">:background</text:span><text:span text:style-name="T1277">="@color/white"</text:span><text:line-break/><text:span text:style-name="T1278"><text:s text:c="12"/></text:span><text:span text:style-name="T1279">android</text:span><text:span text:style-name="T1280">:id</text:span><text:span text:style-name="T1281">="@+id/equals"</text:span><text:line-break/><text:span text:style-name="T1282"><text:s text:c="12"/></text:span><text:span text:style-name="T1283">android</text:span><text:span text:style-name="T1284">:layout_weight</text:span><text:span text:style-name="T1285">="0.25"</text:span><text:line-break/><text:span text:style-name="T1286"><text:s text:c="12"/></text:span><text:span text:style-name="T1287">/&gt;</text:span><text:line-break/><text:span text:style-name="T1288"><text:s text:c="4"/>&lt;/LinearLayout&gt;</text:span><text:line-break/><text:span text:style-name="T1289">&lt;/LinearLayout&gt;</text:span><text:line-break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istrator</dc:creator>
    <meta:creation-date>2023-10-12T10:02:00Z</meta:creation-date>
    <dc:date>2023-10-13T20:00:00Z</dc:date>
    <meta:template xlink:href="Normal" xlink:type="simple"/>
    <meta:editing-cycles>2</meta:editing-cycles>
    <meta:editing-duration>PT1260S</meta:editing-duration>
    <meta:document-statistic meta:page-count="6" meta:paragraph-count="22" meta:word-count="1699" meta:character-count="11363" meta:row-count="80" meta:non-whitespace-character-count="9686"/>
  </office:meta>
</office:document-meta>
</file>